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MS Mincho" svg:font-family="'MS Mincho', 'ＭＳ 明朝'" style:font-family-generic="modern"/>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AssyrianDictionary"/>
    </style:style>
    <style:style style:name="P3" style:family="paragraph" style:parent-style-name="Standard">
      <style:paragraph-properties fo:line-height="150%"/>
      <style:text-properties style:font-name="AssyrianDictionary" fo:font-weight="bold" style:font-weight-asian="bold"/>
    </style:style>
    <style:style style:name="P4" style:family="paragraph" style:parent-style-name="Standard">
      <style:paragraph-properties fo:line-height="150%"/>
      <style:text-properties style:font-name="AssyrianDictionary" fo:font-weight="bold" style:font-weight-asian="bold" style:font-weight-complex="bold"/>
    </style:style>
    <style:style style:name="P5" style:family="paragraph" style:parent-style-name="Standard">
      <style:paragraph-properties fo:line-height="150%"/>
      <style:text-properties style:font-name="AssyrianDictionary" fo:font-size="12pt" style:font-size-asian="12pt"/>
    </style:style>
    <style:style style:name="P6" style:family="paragraph" style:parent-style-name="Standard">
      <style:paragraph-properties fo:line-height="150%"/>
      <style:text-properties style:font-name="Courier New" style:font-name-complex="Courier New"/>
    </style:style>
    <style:style style:name="P7" style:family="paragraph" style:parent-style-name="Standard">
      <style:paragraph-properties fo:margin-left="0.5in" fo:margin-right="0in" fo:line-height="150%" fo:text-indent="0in" style:auto-text-indent="false"/>
    </style:style>
    <style:style style:name="P8" style:family="paragraph" style:parent-style-name="Standard">
      <style:paragraph-properties fo:margin-left="0.5in" fo:margin-right="0in" fo:line-height="150%" fo:text-indent="0in" style:auto-text-indent="false"/>
      <style:text-properties style:font-name="AssyrianDictionary"/>
    </style:style>
    <style:style style:name="P9" style:family="paragraph" style:parent-style-name="Standard">
      <style:paragraph-properties fo:margin-left="0.5in" fo:margin-right="0in" fo:line-height="150%" fo:text-indent="0in" style:auto-text-indent="false"/>
      <style:text-properties style:font-name="AssyrianDictionary" fo:letter-spacing="0.0138in" style:font-name-complex="Courier New" style:font-size-complex="11pt"/>
    </style:style>
    <style:style style:name="P10" style:family="paragraph" style:parent-style-name="Standard">
      <style:paragraph-properties fo:margin-left="0.5in" fo:margin-right="0in" fo:line-height="150%" fo:text-indent="-0.5in" style:auto-text-indent="false">
        <style:tab-stops>
          <style:tab-stop style:position="0.5in"/>
        </style:tab-stops>
      </style:paragraph-properties>
    </style:style>
    <style:style style:name="P11" style:family="paragraph" style:parent-style-name="Standard">
      <style:paragraph-properties fo:margin-left="0.5in" fo:margin-right="0in" fo:line-height="150%" fo:text-indent="-0.5in" style:auto-text-indent="false">
        <style:tab-stops>
          <style:tab-stop style:position="0.5in"/>
        </style:tab-stops>
      </style:paragraph-properties>
      <style:text-properties style:font-name="AssyrianDictionary"/>
    </style:style>
    <style:style style:name="P12" style:family="paragraph" style:parent-style-name="Standard">
      <style:paragraph-properties fo:margin-left="0.5in" fo:margin-right="0in" fo:line-height="150%" fo:text-indent="-0.5in" style:auto-text-indent="false">
        <style:tab-stops>
          <style:tab-stop style:position="0.5in"/>
        </style:tab-stops>
      </style:paragraph-properties>
      <style:text-properties style:font-name="AssyrianDictionary" fo:language="pl" fo:country="PL"/>
    </style:style>
    <style:style style:name="P13" style:family="paragraph" style:parent-style-name="Standard">
      <style:paragraph-properties fo:margin-left="0in" fo:margin-right="0in" fo:line-height="150%" fo:text-indent="0.25in" style:auto-text-indent="false"/>
    </style:style>
    <style:style style:name="P14" style:family="paragraph" style:parent-style-name="Standard">
      <style:paragraph-properties fo:margin-left="0in" fo:margin-right="0in" fo:line-height="150%" fo:text-indent="0.25in" style:auto-text-indent="false"/>
      <style:text-properties style:font-name="AssyrianDictionary"/>
    </style:style>
    <style:style style:name="P15" style:family="paragraph" style:parent-style-name="Plain_20_Text">
      <style:paragraph-properties fo:line-height="150%"/>
    </style:style>
    <style:style style:name="P16" style:family="paragraph" style:parent-style-name="Plain_20_Text">
      <style:paragraph-properties fo:line-height="150%" fo:text-align="center" style:justify-single-word="false"/>
    </style:style>
    <style:style style:name="P17" style:family="paragraph" style:parent-style-name="Plain_20_Text">
      <style:paragraph-properties fo:line-height="150%">
        <style:tab-stops>
          <style:tab-stop style:position="0.1665in"/>
        </style:tab-stops>
      </style:paragraph-properties>
    </style:style>
    <style:style style:name="P18" style:family="paragraph" style:parent-style-name="Plain_20_Text">
      <style:paragraph-properties fo:line-height="150%"/>
      <style:text-properties fo:font-size="12pt" style:font-size-asian="12pt"/>
    </style:style>
    <style:style style:name="P19" style:family="paragraph" style:parent-style-name="Plain_20_Text">
      <style:paragraph-properties fo:line-height="150%"/>
      <style:text-properties fo:font-size="12pt" fo:language="pl" fo:country="PL" style:font-size-asian="12pt"/>
    </style:style>
    <style:style style:name="P20" style:family="paragraph" style:parent-style-name="Plain_20_Text">
      <style:paragraph-properties fo:line-height="150%" fo:text-align="center" style:justify-single-word="false"/>
      <style:text-properties style:font-name="AssyrianDictionary" fo:font-size="12pt" fo:language="pl" fo:country="PL" fo:font-weight="bold" style:font-size-asian="12pt" style:font-weight-asian="bold"/>
    </style:style>
    <style:style style:name="P21" style:family="paragraph" style:parent-style-name="Plain_20_Text">
      <style:paragraph-properties fo:line-height="150%"/>
      <style:text-properties style:font-name="AssyrianDictionary" fo:font-size="12pt" fo:language="pl" fo:country="PL" style:font-size-asian="12pt"/>
    </style:style>
    <style:style style:name="P22" style:family="paragraph" style:parent-style-name="Plain_20_Text">
      <style:paragraph-properties fo:line-height="150%"/>
      <style:text-properties style:font-name="AssyrianDictionary" fo:font-size="12pt" fo:language="pl" fo:country="PL" style:font-size-asian="12pt" style:font-size-complex="12pt"/>
    </style:style>
    <style:style style:name="P23" style:family="paragraph" style:parent-style-name="Plain_20_Text">
      <style:paragraph-properties fo:line-height="150%"/>
      <style:text-properties style:font-name="AssyrianDictionary" fo:font-size="12pt" fo:language="pl" fo:country="PL" fo:font-style="italic" style:font-size-asian="12pt" style:font-style-asian="italic"/>
    </style:style>
    <style:style style:name="P24" style:family="paragraph" style:parent-style-name="Plain_20_Text">
      <style:paragraph-properties fo:line-height="150%"/>
      <style:text-properties style:font-name="AssyrianDictionary" fo:font-size="12pt" style:font-size-asian="12pt"/>
    </style:style>
    <style:style style:name="P25" style:family="paragraph" style:parent-style-name="Plain_20_Text">
      <style:paragraph-properties fo:line-height="150%"/>
      <style:text-properties style:font-name="AssyrianDictionary" fo:font-size="12pt" fo:letter-spacing="0.0138in" style:font-size-asian="12pt"/>
    </style:style>
    <style:style style:name="P26" style:family="paragraph" style:parent-style-name="Plain_20_Text">
      <style:paragraph-properties fo:line-height="150%"/>
      <style:text-properties style:font-name="AssyrianDictionary" fo:font-size="12pt" fo:letter-spacing="0.0138in" style:font-size-asian="12pt" style:font-size-complex="11pt"/>
    </style:style>
    <style:style style:name="P27" style:family="paragraph" style:parent-style-name="Plain_20_Text">
      <style:paragraph-properties fo:line-height="150%"/>
      <style:text-properties style:font-name="AssyrianDictionary" fo:font-size="12pt" fo:letter-spacing="0.0138in" style:font-size-asian="12pt" style:font-name-complex="Courier New"/>
    </style:style>
    <style:style style:name="P28" style:family="paragraph" style:parent-style-name="Plain_20_Text">
      <style:paragraph-properties fo:line-height="150%"/>
      <style:text-properties style:font-name="AssyrianDictionary" fo:font-size="12pt" fo:letter-spacing="0.0138in" fo:font-weight="bold" style:font-size-asian="12pt" style:font-weight-asian="bold" style:font-name-complex="Courier New" style:font-weight-complex="bold"/>
    </style:style>
    <style:style style:name="P29" style:family="paragraph" style:parent-style-name="Plain_20_Text">
      <style:paragraph-properties fo:line-height="150%"/>
      <style:text-properties style:font-name="AssyrianDictionary" fo:font-size="12pt" fo:letter-spacing="0.0138in" fo:language="pl" fo:country="PL" style:font-size-asian="12pt" style:font-name-complex="Courier New"/>
    </style:style>
    <style:style style:name="P30" style:family="paragraph" style:parent-style-name="Plain_20_Text">
      <style:paragraph-properties fo:line-height="150%">
        <style:tab-stops>
          <style:tab-stop style:position="0.3752in"/>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in"/>
          <style:tab-stop style:position="6.3752in"/>
        </style:tab-stops>
      </style:paragraph-properties>
      <style:text-properties style:font-name="AssyrianDictionary" fo:font-size="12pt" fo:letter-spacing="0.0138in" fo:language="pl" fo:country="PL" style:font-size-asian="12pt" style:font-name-complex="Courier New"/>
    </style:style>
    <style:style style:name="P31"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32" style:family="paragraph" style:parent-style-name="Plain_20_Text">
      <style:paragraph-properties fo:line-height="150%"/>
      <style:text-properties fo:language="pl" fo:country="PL"/>
    </style:style>
    <style:style style:name="P33" style:family="paragraph" style:parent-style-name="Plain_20_Text">
      <style:paragraph-properties fo:line-height="150%"/>
      <style:text-properties fo:font-size="11pt" style:font-size-asian="11pt" style:font-size-complex="11pt"/>
    </style:style>
    <style:style style:name="P34" style:family="paragraph" style:parent-style-name="Plain_20_Text">
      <style:paragraph-properties fo:line-height="150%"/>
      <style:text-properties fo:font-size="11pt" fo:language="pl" fo:country="PL" style:font-size-asian="11pt" style:font-size-complex="11pt"/>
    </style:style>
    <style:style style:name="P35" style:family="paragraph" style:parent-style-name="Plain_20_Text">
      <style:paragraph-properties fo:margin-left="0.5in" fo:margin-right="0in" fo:line-height="150%" fo:text-indent="0in" style:auto-text-indent="false"/>
      <style:text-properties style:font-name="AssyrianDictionary" fo:font-size="12pt" style:font-size-asian="12pt"/>
    </style:style>
    <style:style style:name="P36" style:family="paragraph" style:parent-style-name="Plain_20_Text">
      <style:paragraph-properties fo:margin-left="0.5in" fo:margin-right="0in" fo:line-height="150%" fo:text-indent="0in" style:auto-text-indent="false"/>
    </style:style>
    <style:style style:name="P37" style:family="paragraph" style:parent-style-name="Plain_20_Text">
      <style:paragraph-properties fo:margin-left="0.5in" fo:margin-right="0in" fo:line-height="150%" fo:text-indent="-0.5in" style:auto-text-indent="false"/>
    </style:style>
    <style:style style:name="P38" style:family="paragraph" style:parent-style-name="Plain_20_Text">
      <style:paragraph-properties fo:margin-left="0.5in" fo:margin-right="0in" fo:line-height="150%" fo:text-indent="-0.5in" style:auto-text-indent="false">
        <style:tab-stops>
          <style:tab-stop style:position="0.5in"/>
        </style:tab-stops>
      </style:paragraph-properties>
    </style:style>
    <style:style style:name="P39" style:family="paragraph" style:parent-style-name="Plain_20_Text">
      <style:paragraph-properties fo:margin-left="0.5in" fo:margin-right="0in" fo:line-height="150%" fo:text-indent="-0.5in" style:auto-text-indent="false"/>
      <style:text-properties style:font-name="AssyrianDictionary" fo:font-size="12pt" style:font-size-asian="12pt"/>
    </style:style>
    <style:style style:name="P40" style:family="paragraph" style:parent-style-name="Plain_20_Text">
      <style:paragraph-properties fo:margin-left="0.5in" fo:margin-right="0in" fo:line-height="150%" fo:text-indent="-0.5in" style:auto-text-indent="false">
        <style:tab-stops>
          <style:tab-stop style:position="0.5in"/>
        </style:tab-stops>
      </style:paragraph-properties>
      <style:text-properties style:font-name="AssyrianDictionary" fo:font-size="12pt" style:font-size-asian="12pt"/>
    </style:style>
    <style:style style:name="P41" style:family="paragraph" style:parent-style-name="Plain_20_Text">
      <style:paragraph-properties fo:margin-left="0.5in" fo:margin-right="0in" fo:line-height="150%" fo:text-indent="-0.5in" style:auto-text-indent="false">
        <style:tab-stops>
          <style:tab-stop style:position="0.5in"/>
        </style:tab-stops>
      </style:paragraph-properties>
      <style:text-properties style:font-name="AssyrianDictionary" fo:font-size="12pt" fo:language="pl" fo:country="PL" style:font-size-asian="12pt"/>
    </style:style>
    <style:style style:name="P42" style:family="paragraph" style:parent-style-name="Plain_20_Text">
      <style:paragraph-properties fo:margin-left="0in" fo:margin-right="0in" fo:line-height="150%" fo:text-indent="0.5in" style:auto-text-indent="false"/>
    </style:style>
    <style:style style:name="P43" style:family="paragraph" style:parent-style-name="Plain_20_Text">
      <style:paragraph-properties fo:margin-left="0in" fo:margin-right="0in" fo:line-height="150%" fo:text-indent="0.5in" style:auto-text-indent="false"/>
      <style:text-properties style:font-name="AssyrianDictionary" fo:font-size="12pt" style:font-size-asian="12pt"/>
    </style:style>
    <style:style style:name="P44" style:family="paragraph" style:parent-style-name="Plain_20_Text">
      <style:paragraph-properties fo:margin-left="0in" fo:margin-right="0in" fo:line-height="150%" fo:text-indent="0.5in" style:auto-text-indent="false"/>
      <style:text-properties style:font-name="AssyrianDictionary" fo:font-size="12pt" fo:language="pl" fo:country="PL" style:font-size-asian="12pt"/>
    </style:style>
    <style:style style:name="P45" style:family="paragraph" style:parent-style-name="Plain_20_Text">
      <style:paragraph-properties fo:margin-left="0in" fo:margin-right="-0.3319in" fo:line-height="150%" fo:text-indent="0in" style:auto-text-indent="false">
        <style:tab-stops>
          <style:tab-stop style:position="0.25in"/>
          <style:tab-stop style:position="0.6252in"/>
          <style:tab-stop style:position="1in"/>
          <style:tab-stop style:position="1.3752in"/>
          <style:tab-stop style:position="1.75in"/>
          <style:tab-stop style:position="2.1252in"/>
          <style:tab-stop style:position="2.5in"/>
          <style:tab-stop style:position="2.8752in"/>
          <style:tab-stop style:position="3.25in"/>
          <style:tab-stop style:position="3.6252in"/>
          <style:tab-stop style:position="4in"/>
          <style:tab-stop style:position="4.3752in"/>
          <style:tab-stop style:position="4.75in"/>
          <style:tab-stop style:position="5.1252in"/>
          <style:tab-stop style:position="5.5in"/>
          <style:tab-stop style:position="5.8752in"/>
          <style:tab-stop style:position="6.25in"/>
          <style:tab-stop style:position="6.6874in"/>
        </style:tab-stops>
      </style:paragraph-properties>
    </style:style>
    <style:style style:name="P46" style:family="paragraph" style:parent-style-name="Plain_20_Text">
      <style:paragraph-properties fo:margin-left="0in" fo:margin-right="-0.3319in" fo:line-height="150%" fo:text-indent="0in" style:auto-text-indent="false">
        <style:tab-stops>
          <style:tab-stop style:position="0.25in"/>
          <style:tab-stop style:position="0.6252in"/>
          <style:tab-stop style:position="1in"/>
          <style:tab-stop style:position="1.3752in"/>
          <style:tab-stop style:position="1.75in"/>
          <style:tab-stop style:position="2.1252in"/>
          <style:tab-stop style:position="2.5in"/>
          <style:tab-stop style:position="2.8752in"/>
          <style:tab-stop style:position="3.25in"/>
          <style:tab-stop style:position="3.6252in"/>
          <style:tab-stop style:position="4in"/>
          <style:tab-stop style:position="4.3752in"/>
          <style:tab-stop style:position="4.75in"/>
          <style:tab-stop style:position="5.1252in"/>
          <style:tab-stop style:position="5.5in"/>
          <style:tab-stop style:position="5.8752in"/>
          <style:tab-stop style:position="6.25in"/>
          <style:tab-stop style:position="6.6874in"/>
        </style:tab-stops>
      </style:paragraph-properties>
      <style:text-properties style:font-name="AssyrianDictionary" fo:font-size="12pt" fo:letter-spacing="0.0138in" style:font-size-asian="12pt" style:font-name-complex="Courier New"/>
    </style:style>
    <style:style style:name="P47" style:family="paragraph" style:parent-style-name="Plain_20_Text">
      <style:paragraph-properties fo:margin-left="0in" fo:margin-right="-0.3319in" fo:line-height="150%" fo:text-indent="0in" style:auto-text-indent="false">
        <style:tab-stops>
          <style:tab-stop style:position="0.25in"/>
          <style:tab-stop style:position="0.6252in"/>
          <style:tab-stop style:position="1in"/>
          <style:tab-stop style:position="1.3752in"/>
          <style:tab-stop style:position="1.75in"/>
          <style:tab-stop style:position="2.1252in"/>
          <style:tab-stop style:position="2.5in"/>
          <style:tab-stop style:position="2.8752in"/>
          <style:tab-stop style:position="3.25in"/>
          <style:tab-stop style:position="3.6252in"/>
          <style:tab-stop style:position="4in"/>
          <style:tab-stop style:position="4.3752in"/>
          <style:tab-stop style:position="4.75in"/>
          <style:tab-stop style:position="5.1252in"/>
          <style:tab-stop style:position="5.5in"/>
          <style:tab-stop style:position="5.8752in"/>
          <style:tab-stop style:position="6.25in"/>
          <style:tab-stop style:position="6.6874in"/>
        </style:tab-stops>
      </style:paragraph-properties>
      <style:text-properties style:font-name="AssyrianDictionary" fo:font-size="12pt" fo:letter-spacing="0.0138in" fo:language="pl" fo:country="PL" style:font-size-asian="12pt" style:font-name-complex="Courier New"/>
    </style:style>
    <style:style style:name="P48" style:family="paragraph" style:parent-style-name="Plain_20_Text">
      <style:paragraph-properties fo:line-height="150%" fo:keep-with-next="always"/>
      <style:text-properties style:font-name="AssyrianDictionary" fo:font-size="12pt" fo:letter-spacing="0.0138in" fo:language="pl" fo:country="PL" fo:font-weight="bold" style:font-size-asian="12pt" style:font-weight-asian="bold" style:font-weight-complex="bold"/>
    </style:style>
    <style:style style:name="P49" style:family="paragraph" style:parent-style-name="Plain_20_Text">
      <style:paragraph-properties fo:line-height="150%" fo:keep-with-next="always"/>
      <style:text-properties style:font-name="AssyrianDictionary" fo:font-size="12pt" fo:letter-spacing="0.0138in" fo:language="pl" fo:country="PL" style:font-size-asian="12pt"/>
    </style:style>
    <style:style style:name="P50" style:family="paragraph" style:parent-style-name="Plain_20_Text">
      <style:paragraph-properties fo:line-height="150%" fo:break-before="page"/>
    </style:style>
    <style:style style:name="P51" style:family="paragraph" style:parent-style-name="Plain_20_Text">
      <style:paragraph-properties fo:margin-top="0.1665in" fo:margin-bottom="0in" fo:line-height="150%"/>
    </style:style>
    <style:style style:name="P52" style:family="paragraph" style:parent-style-name="Plain_20_Text" style:master-page-name="Standard">
      <style:paragraph-properties fo:line-height="150%" style:page-number="auto"/>
      <style:text-properties style:font-name="AssyrianDictionary" fo:font-size="12pt" fo:font-weight="bold" style:font-size-asian="12pt" style:font-weight-asian="bold"/>
    </style:style>
    <style:style style:name="P53" style:family="paragraph" style:parent-style-name="Heading_20_1">
      <style:paragraph-properties fo:line-height="150%"/>
      <style:text-properties fo:font-variant="small-caps" style:font-name="AssyrianDictionary"/>
    </style:style>
    <style:style style:name="P54" style:family="paragraph" style:parent-style-name="Normal_20__28_Web_29_">
      <style:paragraph-properties fo:margin-top="0in" fo:margin-bottom="0in" fo:line-height="150%"/>
      <style:text-properties style:font-name="AssyrianDictionary"/>
    </style:style>
    <style:style style:name="P55" style:family="paragraph" style:parent-style-name="Normal_20__28_Web_29_">
      <style:paragraph-properties fo:margin-top="0in" fo:margin-bottom="0in" fo:line-height="150%"/>
    </style:style>
    <style:style style:name="P56" style:family="paragraph" style:parent-style-name="Normal_20__28_Web_29_">
      <style:paragraph-properties fo:margin-top="0in" fo:margin-bottom="0in" fo:line-height="150%"/>
      <style:text-properties fo:font-variant="small-caps" style:font-name="AssyrianDictionary" fo:font-weight="bold" style:font-weight-asian="bold"/>
    </style:style>
    <style:style style:name="P57" style:family="paragraph" style:parent-style-name="Normal_20__28_Web_29_">
      <style:paragraph-properties fo:margin-left="0in" fo:margin-right="0in" fo:margin-top="0in" fo:margin-bottom="0in" fo:line-height="150%" fo:text-indent="0.25in" style:auto-text-indent="false"/>
    </style:style>
    <style:style style:name="P58" style:family="paragraph" style:parent-style-name="Header">
      <style:paragraph-properties fo:margin-left="0in" fo:margin-right="0.25in" fo:text-indent="0in" style:auto-text-indent="false"/>
    </style:style>
    <style:style style:name="T1" style:family="text">
      <style:text-properties fo:font-size="12pt" style:font-size-asian="12pt"/>
    </style:style>
    <style:style style:name="T2" style:family="text">
      <style:text-properties fo:font-size="12pt" style:font-size-asian="12pt" style:font-name-complex="Courier New"/>
    </style:style>
    <style:style style:name="T3" style:family="text">
      <style:text-properties fo:font-size="12pt" fo:language="pl" fo:country="PL" style:font-size-asian="12pt"/>
    </style:style>
    <style:style style:name="T4" style:family="text">
      <style:text-properties style:font-name="AssyrianDictionary"/>
    </style:style>
    <style:style style:name="T5" style:family="text">
      <style:text-properties style:font-name="AssyrianDictionary" fo:font-size="12pt" fo:font-weight="bold" style:font-size-asian="12pt" style:font-weight-asian="bold" style:font-size-complex="14pt"/>
    </style:style>
    <style:style style:name="T6" style:family="text">
      <style:text-properties style:font-name="AssyrianDictionary" fo:font-size="12pt" fo:language="pl" fo:country="PL" fo:font-weight="bold" style:font-size-asian="12pt" style:font-weight-asian="bold" style:font-size-complex="14pt"/>
    </style:style>
    <style:style style:name="T7" style:family="text">
      <style:text-properties style:font-name="AssyrianDictionary" fo:font-size="12pt" fo:language="pl" fo:country="PL" style:font-size-asian="12pt"/>
    </style:style>
    <style:style style:name="T8" style:family="text">
      <style:text-properties style:font-name="AssyrianDictionary" fo:font-size="12pt" fo:language="pl" fo:country="PL" fo:font-style="italic" style:font-size-asian="12pt" style:font-style-asian="italic"/>
    </style:style>
    <style:style style:name="T9" style:family="text">
      <style:text-properties style:font-name="AssyrianDictionary" fo:font-size="12pt" fo:language="pl" fo:country="PL" fo:font-style="italic" style:font-size-asian="12pt" style:font-style-asian="italic" style:font-style-complex="italic"/>
    </style:style>
    <style:style style:name="T10" style:family="text">
      <style:text-properties style:font-name="AssyrianDictionary" fo:font-size="12pt" style:font-size-asian="12pt"/>
    </style:style>
    <style:style style:name="T11" style:family="text">
      <style:text-properties style:font-name="AssyrianDictionary" fo:font-size="12pt" style:font-size-asian="12pt" style:font-size-complex="12pt"/>
    </style:style>
    <style:style style:name="T12" style:family="text">
      <style:text-properties style:font-name="AssyrianDictionary" fo:font-size="12pt" style:font-size-asian="12pt" style:font-style-complex="italic"/>
    </style:style>
    <style:style style:name="T13" style:family="text">
      <style:text-properties style:font-name="AssyrianDictionary" fo:font-size="12pt" fo:font-style="italic" style:font-size-asian="12pt" style:font-style-asian="italic"/>
    </style:style>
    <style:style style:name="T14" style:family="text">
      <style:text-properties style:font-name="AssyrianDictionary" fo:font-size="12pt" fo:font-style="italic" style:font-size-asian="12pt" style:font-style-asian="italic" style:font-style-complex="italic"/>
    </style:style>
    <style:style style:name="T15" style:family="text">
      <style:text-properties style:font-name="AssyrianDictionary" fo:font-size="12pt" fo:letter-spacing="0.0138in" style:font-size-asian="12pt" style:font-name-complex="Courier New"/>
    </style:style>
    <style:style style:name="T16" style:family="text">
      <style:text-properties style:font-name="AssyrianDictionary" fo:font-size="12pt" fo:letter-spacing="0.0138in" style:font-size-asian="12pt" style:font-name-complex="Courier New" style:font-size-complex="11pt"/>
    </style:style>
    <style:style style:name="T17" style:family="text">
      <style:text-properties style:font-name="AssyrianDictionary" fo:font-size="12pt" fo:letter-spacing="0.0138in" style:font-size-asian="12pt" style:font-size-complex="11pt"/>
    </style:style>
    <style:style style:name="T18" style:family="text">
      <style:text-properties style:font-name="AssyrianDictionary" fo:font-size="12pt" fo:letter-spacing="0.0138in" fo:font-weight="bold" style:font-size-asian="12pt" style:font-weight-asian="bold" style:font-weight-complex="bold"/>
    </style:style>
    <style:style style:name="T19" style:family="text">
      <style:text-properties style:font-name="AssyrianDictionary" fo:font-size="12pt" fo:letter-spacing="0.0138in" fo:language="pl" fo:country="PL" style:font-size-asian="12pt" style:font-name-complex="Courier New"/>
    </style:style>
    <style:style style:name="T20" style:family="text">
      <style:text-properties style:font-name="AssyrianDictionary" fo:letter-spacing="0.0138in" style:font-name-complex="Courier New" style:font-size-complex="9pt"/>
    </style:style>
    <style:style style:name="T21" style:family="text">
      <style:text-properties style:font-name="AssyrianDictionary" fo:letter-spacing="0.0138in" style:font-name-complex="Courier New" style:font-size-complex="11pt"/>
    </style:style>
    <style:style style:name="T22" style:family="text">
      <style:text-properties style:font-name="AssyrianDictionary" fo:letter-spacing="0.0138in" style:font-name-complex="Courier New" style:font-size-complex="11pt" style:font-weight-complex="bold"/>
    </style:style>
    <style:style style:name="T23" style:family="text">
      <style:text-properties style:font-name="AssyrianDictionary" fo:letter-spacing="0.0138in" style:font-size-complex="11pt"/>
    </style:style>
    <style:style style:name="T24" style:family="text">
      <style:text-properties style:font-name="AssyrianDictionary" fo:letter-spacing="0.0138in" style:font-name-asian="MS Mincho" style:font-name-complex="Courier New" style:font-size-complex="11pt"/>
    </style:style>
    <style:style style:name="T25" style:family="text">
      <style:text-properties style:font-name="AssyrianDictionary" fo:letter-spacing="0.0138in" style:font-size-complex="9pt"/>
    </style:style>
    <style:style style:name="T26" style:family="text">
      <style:text-properties style:font-name="AssyrianDictionary" fo:language="pl" fo:country="PL"/>
    </style:style>
    <style:style style:name="T27" style:family="text">
      <style:text-properties style:font-name="AssyrianDictionary" fo:language="pl" fo:country="PL" fo:font-style="italic" style:font-style-asian="italic"/>
    </style:style>
    <style:style style:name="T28" style:family="text">
      <style:text-properties style:font-name="AssyrianDictionary" fo:language="pl" fo:country="PL" fo:font-style="italic" style:font-style-asian="italic" style:font-style-complex="italic"/>
    </style:style>
    <style:style style:name="T29" style:family="text">
      <style:text-properties style:font-name="AssyrianDictionary" fo:font-weight="bold" style:font-weight-asian="bold"/>
    </style:style>
    <style:style style:name="T30" style:family="text">
      <style:text-properties style:font-name="AssyrianDictionary" fo:font-weight="bold" style:font-weight-asian="bold" style:font-weight-complex="bold"/>
    </style:style>
    <style:style style:name="T31" style:family="text">
      <style:text-properties style:font-name="AssyrianDictionary" fo:font-style="italic" style:font-style-asian="italic"/>
    </style:style>
    <style:style style:name="T32" style:family="text">
      <style:text-properties style:font-name="AssyrianDictionary" fo:font-style="italic" style:font-style-asian="italic" style:font-style-complex="italic"/>
    </style:style>
    <style:style style:name="T33" style:family="text">
      <style:text-properties style:font-name="AssyrianDictionary" fo:font-style="italic" style:font-style-asian="italic" style:font-size-complex="12pt"/>
    </style:style>
    <style:style style:name="T34" style:family="text">
      <style:text-properties style:font-name="AssyrianDictionary" fo:font-style="italic" style:font-style-asian="italic" style:font-name-complex="Courier New" style:font-size-complex="11pt"/>
    </style:style>
    <style:style style:name="T35" style:family="text">
      <style:text-properties style:font-name="AssyrianDictionary" fo:font-style="italic" style:font-style-asian="italic" style:font-weight-complex="bold"/>
    </style:style>
    <style:style style:name="T36" style:family="text">
      <style:text-properties style:font-name="AssyrianDictionary" style:font-name-complex="Courier New" style:font-size-complex="11pt"/>
    </style:style>
    <style:style style:name="T37" style:family="text">
      <style:text-properties style:font-name="AssyrianDictionary" style:font-name-complex="Courier New" style:font-size-complex="9pt"/>
    </style:style>
    <style:style style:name="T38" style:family="text">
      <style:text-properties style:font-name="AssyrianDictionary" style:font-size-complex="12pt"/>
    </style:style>
    <style:style style:name="T39" style:family="text">
      <style:text-properties style:font-name="AssyrianDictionary" style:font-style-complex="italic"/>
    </style:style>
    <style:style style:name="T40" style:family="text">
      <style:text-properties style:font-name="AssyrianDictionary" style:font-weight-complex="bold"/>
    </style:style>
    <style:style style:name="T41" style:family="text">
      <style:text-properties style:font-name="AssyrianDictionary" style:font-name-asian="MS Mincho"/>
    </style:style>
    <style:style style:name="T42" style:family="text">
      <style:text-properties style:font-name="AssyrianDictionary" fo:font-size="9pt" style:font-size-asian="9pt" style:font-name-complex="Courier New" style:font-size-complex="9pt"/>
    </style:style>
    <style:style style:name="T43" style:family="text">
      <style:text-properties fo:language="pl" fo:country="PL"/>
    </style:style>
    <style:style style:name="T44" style:family="text">
      <style:text-properties style:text-position="sub 58%" fo:font-size="12pt" style:font-size-asian="12pt"/>
    </style:style>
    <style:style style:name="T45" style:family="text">
      <style:text-properties style:text-position="sub 58%" fo:font-size="12pt" fo:language="pl" fo:country="PL" style:font-size-asian="12pt"/>
    </style:style>
    <style:style style:name="T46" style:family="text">
      <style:text-properties style:text-position="sub 58%" style:font-name="AssyrianDictionary"/>
    </style:style>
    <style:style style:name="T47" style:family="text">
      <style:text-properties style:text-position="sub 58%" style:font-name="AssyrianDictionary" fo:font-size="12pt" style:font-size-asian="12pt"/>
    </style:style>
    <style:style style:name="T48" style:family="text">
      <style:text-properties style:text-position="sub 58%" style:font-name="AssyrianDictionary" fo:font-size="12pt" style:font-size-asian="12pt" style:font-size-complex="12pt"/>
    </style:style>
    <style:style style:name="T49" style:family="text">
      <style:text-properties style:text-position="sub 58%" style:font-name="AssyrianDictionary" fo:font-size="12pt" fo:language="pl" fo:country="PL" style:font-size-asian="12pt"/>
    </style:style>
    <style:style style:name="T50" style:family="text">
      <style:text-properties style:text-position="sub 58%" style:font-name="AssyrianDictionary" fo:font-size="12pt" fo:letter-spacing="0.0138in" style:font-size-asian="12pt" style:font-name-complex="Courier New" style:font-size-complex="11pt"/>
    </style:style>
    <style:style style:name="T51" style:family="text">
      <style:text-properties style:text-position="sub 58%" style:font-name="AssyrianDictionary" fo:language="pl" fo:country="PL"/>
    </style:style>
    <style:style style:name="T52" style:family="text">
      <style:text-properties style:text-position="sub 58%" style:font-name="AssyrianDictionary" fo:letter-spacing="0.0138in" style:font-name-complex="Courier New" style:font-size-complex="11pt"/>
    </style:style>
    <style:style style:name="T53" style:family="text">
      <style:text-properties style:text-position="sub 58%" style:font-name="AssyrianDictionary" style:font-name-complex="Courier New" style:font-size-complex="11pt"/>
    </style:style>
    <style:style style:name="T54" style:family="text">
      <style:text-properties style:text-position="sub 58%" style:font-name="Courier New" fo:font-size="10pt" style:font-size-asian="10pt" style:font-name-complex="Courier New"/>
    </style:style>
    <style:style style:name="T55" style:family="text">
      <style:text-properties style:text-position="sub 58%" fo:font-size="11pt" fo:language="pl" fo:country="PL" style:font-size-asian="11pt" style:font-size-complex="11pt"/>
    </style:style>
    <style:style style:name="T56" style:family="text">
      <style:text-properties style:text-position="super 58%" fo:font-size="12pt" style:font-size-asian="12pt"/>
    </style:style>
    <style:style style:name="T57" style:family="text">
      <style:text-properties style:text-position="super 58%" fo:font-size="12pt" fo:language="pl" fo:country="PL" style:font-size-asian="12pt"/>
    </style:style>
    <style:style style:name="T58" style:family="text">
      <style:text-properties style:text-position="super 58%" style:font-name="AssyrianDictionary" fo:font-size="12pt" style:font-size-asian="12pt"/>
    </style:style>
    <style:style style:name="T59" style:family="text">
      <style:text-properties style:text-position="super 58%" style:font-name="AssyrianDictionary" fo:font-size="12pt" fo:language="pl" fo:country="PL" style:font-size-asian="12pt"/>
    </style:style>
    <style:style style:name="T60" style:family="text">
      <style:text-properties style:text-position="super 58%" style:font-name="AssyrianDictionary" fo:font-size="12pt" fo:letter-spacing="0.0138in" style:font-size-asian="12pt" style:font-name-complex="Courier New" style:font-size-complex="11pt"/>
    </style:style>
    <style:style style:name="T61" style:family="text">
      <style:text-properties style:text-position="super 58%" style:font-name="AssyrianDictionary" fo:letter-spacing="0.0138in" style:font-name-complex="Courier New" style:font-size-complex="11pt"/>
    </style:style>
    <style:style style:name="T62" style:family="text">
      <style:text-properties style:text-position="super 58%" style:font-name="Courier New" fo:font-size="10pt" style:font-size-asian="10pt" style:font-name-complex="Courier New"/>
    </style:style>
    <style:style style:name="T63" style:family="text">
      <style:text-properties style:text-position="super 58%" fo:language="pl" fo:country="PL"/>
    </style:style>
    <style:style style:name="T64" style:family="text">
      <style:text-properties fo:font-style="italic" style:font-style-asian="italic"/>
    </style:style>
    <style:style style:name="T65" style:family="text">
      <style:text-properties fo:font-style="italic" style:font-style-asian="italic" style:font-style-complex="italic"/>
    </style:style>
    <style:style style:name="T66" style:family="text">
      <style:text-properties style:font-name="Courier New" style:font-name-complex="Courier New"/>
    </style:style>
    <style:style style:name="T67" style:family="text">
      <style:text-properties style:font-name="Courier New" style:font-name-complex="Courier New" style:font-size-complex="11pt"/>
    </style:style>
    <style:style style:name="T68" style:family="text">
      <style:text-properties style:font-name="Courier New" fo:font-size="9pt" style:font-size-asian="9pt" style:font-name-complex="Courier New" style:font-size-complex="9pt"/>
    </style:style>
    <style:style style:name="T69" style:family="text">
      <style:text-properties style:font-name="Courier New" fo:font-size="10pt" style:font-size-asian="10pt" style:font-name-complex="Courier New"/>
    </style:style>
    <style:style style:name="T70" style:family="text">
      <style:text-properties fo:color="#ff0000"/>
    </style:style>
    <style:style style:name="T71" style:family="text">
      <style:text-properties fo:color="#ff0000" style:font-name="AssyrianDictionary" style:font-name-complex="Courier New" style:font-size-complex="11pt"/>
    </style:style>
    <style:style style:name="T72" style:family="text">
      <style:text-properties fo:color="#ff0000" fo:font-size="12pt" style:font-size-asian="12pt"/>
    </style:style>
    <style:style style:name="T73" style:family="text">
      <style:text-properties fo:color="#ff0000" fo:font-size="12pt" fo:language="pl" fo:country="PL" style:font-size-asian="12pt"/>
    </style:style>
    <style:style style:name="T74" style:family="text">
      <style:text-properties fo:color="#ff0000" style:text-position="super 58%" fo:font-size="12pt" style:font-size-asian="12pt"/>
    </style:style>
    <style:style style:name="T75" style:family="text">
      <style:text-properties fo:color="#ff0000" style:text-position="super 58%" fo:font-size="12pt" fo:language="pl" fo:country="PL" style:font-size-asian="12pt"/>
    </style:style>
    <style:style style:name="T76" style:family="text">
      <style:text-properties fo:color="#ff0000" style:text-position="super 58%" style:font-name="Courier New" fo:font-size="10pt" style:font-size-asian="10pt" style:font-name-complex="Courier New"/>
    </style:style>
    <style:style style:name="T77" style:family="text">
      <style:text-properties fo:color="#ff0000" fo:font-size="11pt" fo:language="pl" fo:country="PL" style:font-size-asian="11pt" style:font-size-complex="11pt"/>
    </style:style>
    <style:style style:name="T78" style:family="text">
      <style:text-properties fo:font-variant="small-caps" style:font-name="AssyrianDictionary" fo:font-size="12pt" fo:font-weight="bold" style:font-size-asian="12pt" style:font-weight-asian="bold" style:font-name-complex="Courier New" style:font-weight-complex="bold"/>
    </style:style>
    <style:style style:name="T79" style:family="text">
      <style:text-properties fo:font-variant="small-caps" style:font-name="AssyrianDictionary" fo:font-size="12pt" style:font-size-asian="12pt" style:font-name-complex="Courier New" style:font-weight-complex="bold"/>
    </style:style>
    <style:style style:name="T80" style:family="text">
      <style:text-properties fo:font-size="16pt" fo:language="pl" fo:country="PL" style:font-size-asian="16pt"/>
    </style:style>
    <style:style style:name="T81" style:family="text">
      <style:text-properties fo:font-size="6pt" fo:language="pl" fo:country="PL" style:font-size-asian="6pt"/>
    </style:style>
    <style:style style:name="T82" style:family="text">
      <style:text-properties fo:font-size="4pt" fo:language="pl" fo:country="PL" style:font-size-asian="4pt"/>
    </style:style>
    <style:style style:name="T83" style:family="text">
      <style:text-properties fo:font-size="8pt" fo:language="pl" fo:country="PL" style:font-size-asian="8pt"/>
    </style:style>
    <style:style style:name="T84" style:family="text">
      <style:text-properties fo:font-size="11pt" style:font-size-asian="11pt" style:font-size-complex="11pt"/>
    </style:style>
    <style:style style:name="T85" style:family="text">
      <style:text-properties fo:font-size="11pt" fo:language="pl" fo:country="PL" style:font-size-asian="11pt" style:font-size-complex="11pt"/>
    </style:style>
    <style:style style:name="T8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6"><text:span text:style-name="T6">4. Abaindasa to </text:span><text:span text:style-name="T5">Å</text:span><text:span text:style-name="T6">ulgi 1 (Ab</text:span><text:span text:style-name="T5">Å</text:span><text:span text:style-name="T6">1, B1, SEpM1, 3.1.21)</text:span></text:p>
      <text:p text:style-name="P20"/>
      <text:p text:style-name="P21"/>
      <text:p text:style-name="P31">Fully Reconstructed Ideal Text</text:p>
      <text:p text:style-name="P24"/>
      <text:p text:style-name="P38"><text:span text:style-name="T10">1.<text:tab/>lugal</text:span><text:span text:style-name="T11">-Ñu</text:span><text:span text:style-name="T48">10</text:span><text:span text:style-name="T10">-ra ù-na-a-dug</text:span><text:span text:style-name="T47">4</text:span></text:p>
      <text:p text:style-name="P38"><text:span text:style-name="T10">2.<text:tab/>máå hur-saÑ-Ñá á sa</text:span><text:span text:style-name="T47">6</text:span><text:span text:style-name="T10">-sa</text:span><text:span text:style-name="T47">6</text:span><text:span text:style-name="T10">-gá</text:span></text:p>
      <text:p text:style-name="P38"><text:span text:style-name="T10">3.<text:tab/>anåe kur hur-saÑ-Ñá umbin hu-rí-in</text:span><text:span text:style-name="T58">muåen</text:span><text:span text:style-name="T10">-na</text:span></text:p>
      <text:p text:style-name="P38"><text:span text:style-name="T7">4.<text:tab/></text:span><text:span text:style-name="T59">Ñi</text:span><text:span text:style-name="T58">å</text:span><text:span text:style-name="T7">nimbar ki sikil-e m</text:span><text:span text:style-name="T10">ú</text:span><text:span text:style-name="T7">-a z</text:span><text:span text:style-name="T10">ú</text:span><text:span text:style-name="T7">-lum </text:span><text:span text:style-name="T59">na4</text:span><text:span text:style-name="T7">za-g</text:span><text:span text:style-name="T10">ì</text:span><text:span text:style-name="T7">n l</text:span><text:span text:style-name="T10">á</text:span><text:span text:style-name="T7">-mu-</text:span><text:span text:style-name="T10">ú</text:span><text:span text:style-name="T7">r </text:span></text:p>
      <text:p text:style-name="P38"><text:span text:style-name="T7">5.<text:tab/></text:span><text:span text:style-name="T10">ù</text:span><text:span text:style-name="T7">-na-d</text:span><text:span text:style-name="T10">è</text:span><text:span text:style-name="T7">-dah</text:span></text:p>
      <text:p text:style-name="P38"><text:span text:style-name="T7">6.<text:tab/></text:span><text:span text:style-name="T59">I</text:span><text:span text:style-name="T7">a-ba-in-da-s</text:span><text:span text:style-name="T10">á</text:span><text:span text:style-name="T7"> ugula </text:span><text:span text:style-name="T10">é</text:span><text:span text:style-name="T7">ren</text:span><text:span text:style-name="Footnote_20_Symbol"><text:span text:style-name="T7"><text:note text:id="ftn1" text:note-class="footnote"><text:note-citation>1</text:note-citation><text:note-body><text:p text:style-name="Footnote"><text:s/>Var.: <text:span text:style-name="T20">àga-ús</text:span>.</text:p></text:note-body></text:note></text:span></text:span><text:span text:style-name="T7"> zú-ke</text:span><text:span text:style-name="T10">å</text:span><text:span text:style-name="T7">da </text:span></text:p>
      <text:p text:style-name="P38"><text:span text:style-name="T7">7.<text:tab/>saÑ-ki zalag lugal-la-na-</text:span><text:span text:style-name="T10">åè</text:span><text:span text:style-name="T7"> </text:span><text:span text:style-name="T10">åà</text:span><text:span text:style-name="T7"> lugal-a-ni-ir du</text:span><text:span text:style-name="T49">10</text:span><text:span text:style-name="T7">-du</text:span><text:span text:style-name="T49">10</text:span><text:span text:style-name="T7">-ge-ra </text:span></text:p>
      <text:p text:style-name="P38"><text:span text:style-name="T7">8.<text:tab/></text:span><text:span text:style-name="T10">á</text:span><text:span text:style-name="T7">rad-zu na-ab-b</text:span><text:span text:style-name="T10">é</text:span><text:span text:style-name="T7">-a</text:span></text:p>
      <text:p text:style-name="P38"><text:span text:style-name="T7">9.<text:tab/>ì-kala-ga lugal-mu ga-ab-</text:span><text:span text:style-name="T10">ú</text:span><text:span text:style-name="T7">s</text:span><text:span text:style-name="Footnote_20_Symbol"><text:span text:style-name="T7"><text:note text:id="ftn2" text:note-class="footnote"><text:note-citation>2</text:note-citation><text:note-body><text:p text:style-name="Footnote"><text:s/>Vars.: <text:span text:style-name="T20">kala-ga-me-en lugal-mu ga-ab-ús; kala-ga-me-en àga-ús-zu hé-me-en</text:span>.</text:p></text:note-body></text:note></text:span></text:span></text:p>
      <text:p text:style-name="P38"><text:span text:style-name="T7">10.<text:tab/>igi-tuku igi-zu-</text:span><text:span text:style-name="T10">åè</text:span><text:span text:style-name="T7"> ga-gin</text:span></text:p>
      <text:p text:style-name="P38"><text:span text:style-name="T7">11.<text:tab/>inim-ma-zu ra-gaba-zu h</text:span><text:span text:style-name="T10">é</text:span><text:span text:style-name="T7">-me-en</text:span></text:p>
      <text:p text:style-name="P41">12.<text:tab/>a gub-ba-àm a mu-da-ak-e</text:p>
      <text:p text:style-name="P38"><text:span text:style-name="T7">13.<text:tab/>tumu gub-ba-àm </text:span><text:span text:style-name="T10">å</text:span><text:span text:style-name="T7">e mu-un-da-l</text:span><text:span text:style-name="T10">á</text:span><text:span text:style-name="T7">-a</text:span></text:p>
      <text:p text:style-name="P38"><text:span text:style-name="T10">14.<text:tab/></text:span><text:span text:style-name="T58">Ñiå</text:span><text:span text:style-name="T10">má gub-ba-àm </text:span><text:span text:style-name="T58">Ñiå</text:span><text:span text:style-name="T10">Ñisal mu-un-sì-ge </text:span></text:p>
      <text:p text:style-name="P11">15.<text:tab/>dub-sar me-en na-rú-a ab-sar-e</text:p>
      <text:p text:style-name="P12">16.<text:tab/>inim ugnim-ma mu-da-[…]</text:p>
      <text:p text:style-name="P10"><text:span text:style-name="T26">17.<text:tab/>inim pu-úh-ru-um-ma </text:span><text:span text:style-name="T4">å</text:span><text:span text:style-name="T26">ub-ba e</text:span><text:span text:style-name="T51">11</text:span><text:span text:style-name="T26">-d</text:span><text:span text:style-name="T4">è</text:span><text:span text:style-name="T26">-bi mu-un-da-s</text:span><text:span text:style-name="T4">ì</text:span><text:span text:style-name="T26">-ge</text:span></text:p>
      <text:p text:style-name="P38"><text:span text:style-name="T7">18.<text:tab/>Ñi</text:span><text:span text:style-name="T10">å</text:span><text:span text:style-name="T7">-gin</text:span><text:span text:style-name="T49">7</text:span><text:span text:style-name="T7"> tir-Ñ</text:span><text:span text:style-name="T10">á</text:span><text:span text:style-name="T7"> mu-un-d</text:span><text:span text:style-name="T10">ù</text:span><text:span text:style-name="T7">-</text:span><text:span text:style-name="T10">ù</text:span><text:span text:style-name="T7">-nam mu-s</text:span><text:span text:style-name="T10">í</text:span><text:span text:style-name="T7">r-re im-gam-me-en</text:span></text:p>
      <text:p text:style-name="P38"><text:span text:style-name="T7">19.<text:tab/></text:span><text:span text:style-name="T59">Ñi</text:span><text:span text:style-name="T58">å</text:span><text:span text:style-name="T7">gu-za-Ñ</text:span><text:span text:style-name="T10">á</text:span><text:span text:style-name="T7"> l</text:span><text:span text:style-name="T10">ú</text:span><text:span text:style-name="T7"> mu-un-da-l</text:span><text:span text:style-name="T10">á</text:span><text:span text:style-name="T7">-a </text:span><text:span text:style-name="T10">å</text:span><text:span text:style-name="T7">u-mu </text:span><text:span text:style-name="T10">éå</text:span><text:span text:style-name="T7">e im-ma-l</text:span><text:span text:style-name="T10">á</text:span></text:p>
      <text:p text:style-name="P38"><text:span text:style-name="T7">20.<text:tab/>uru-Ñ</text:span><text:span text:style-name="T10">á</text:span><text:span text:style-name="T7"> t</text:span><text:span text:style-name="T10">ú</text:span><text:span text:style-name="T7">g dàn-na mi-ni-mu</text:span><text:span text:style-name="T49">4</text:span><text:span text:style-name="T7">-ra t</text:span><text:span text:style-name="T10">ú</text:span><text:span text:style-name="T7">g mu-s</text:span><text:span text:style-name="T10">í</text:span><text:span text:style-name="T7">r-ra ba-mu</text:span><text:span text:style-name="T49">4</text:span></text:p>
      <text:p text:style-name="P38"><text:soft-page-break/><text:span text:style-name="T7">21.<text:tab/>lag-e a mi-ni-íb-tu</text:span><text:span text:style-name="T49">5</text:span><text:span text:style-name="T7">-tu</text:span><text:span text:style-name="T49">5</text:span><text:span text:style-name="T7">-a sahar igi-Ñ</text:span><text:span text:style-name="T10">á</text:span><text:span text:style-name="T7"> ba-e-gub</text:span></text:p>
      <text:p text:style-name="P38"><text:span text:style-name="T7">22.<text:tab/>ur-e ad</text:span><text:span text:style-name="T49">6</text:span><text:span text:style-name="T7"> </text:span><text:span text:style-name="T10">í</text:span><text:span text:style-name="T7">b-gu</text:span><text:span text:style-name="T49">7</text:span><text:span text:style-name="T7"> gaba-bi </text:span><text:span text:style-name="T10">í</text:span><text:span text:style-name="T7">b-zi-zi-i</text:span></text:p>
      <text:p text:style-name="P10"><text:span text:style-name="T26">23.<text:tab/>u</text:span><text:span text:style-name="T4">å</text:span><text:span text:style-name="T26">umgal-e saÑ Ñi</text:span><text:span text:style-name="T4">å</text:span><text:span text:style-name="T26"> um-mi-</text:span><text:span text:style-name="T4">í</text:span><text:span text:style-name="T26">b-ra-ra ka-ta-tak</text:span><text:span text:style-name="T51">4</text:span><text:span text:style-name="T26"> </text:span><text:span text:style-name="T4">í</text:span><text:span text:style-name="T26">b-tuku</text:span></text:p>
      <text:p text:style-name="P10"><text:span text:style-name="T26">24.<text:tab/>Ñi</text:span><text:span text:style-name="T4">å</text:span><text:span text:style-name="T26">-gi izi ub-gu</text:span><text:span text:style-name="T51">7</text:span><text:span text:style-name="T26"> niÑin</text:span><text:span text:style-name="T51">5</text:span><text:span text:style-name="T26"> ì-tuk-tuku</text:span></text:p>
      <text:p text:style-name="P38"><text:span text:style-name="T7">25.<text:tab/></text:span><text:span text:style-name="T59">d</text:span><text:span text:style-name="T7">utu </text:span><text:span text:style-name="T10">ì</text:span><text:span text:style-name="T7">a un-gu</text:span><text:span text:style-name="T49">7</text:span><text:span text:style-name="T7"> ga-</text:span><text:span text:style-name="T10">á</text:span><text:span text:style-name="T7">ra un-gu</text:span><text:span text:style-name="T49">7</text:span><text:span text:style-name="T7"> </text:span><text:span text:style-name="T59">Ñi</text:span><text:span text:style-name="T58">å</text:span><text:span text:style-name="T7">ban</text:span><text:span text:style-name="T10">å</text:span><text:span text:style-name="T7">ur </text:span><text:span text:style-name="T10">ú</text:span><text:span text:style-name="T7">ku-ra-</text:span><text:span text:style-name="T10">åè</text:span><text:span text:style-name="T7"> </text:span><text:span text:style-name="T10">å</text:span><text:span text:style-name="T7">u-ni </text:span><text:span text:style-name="T10">í</text:span><text:span text:style-name="T7">b-</text:span><text:span text:style-name="T10">å</text:span><text:span text:style-name="T7">i-in-t</text:span><text:span text:style-name="T10">ù</text:span><text:span text:style-name="T7">m </text:span></text:p>
      <text:p text:style-name="P38"><text:span text:style-name="T7">26.<text:tab/>zi-Ñu</text:span><text:span text:style-name="T49">10</text:span><text:span text:style-name="T7"> ba-e-i </text:span><text:span text:style-name="T10">å</text:span><text:span text:style-name="T7">u-Ñu</text:span><text:span text:style-name="T49">10</text:span><text:span text:style-name="T7"> ha-za-ab</text:span></text:p>
      <text:p text:style-name="P40">27.<text:tab/>dumu nu-mu-un-kuå-me-en lú èn-tar-re la-ba-an-tuku</text:p>
      <text:p text:style-name="P38"><text:span text:style-name="T7">28.<text:tab/>Ñ</text:span><text:span text:style-name="T10">á</text:span><text:span text:style-name="T7">-</text:span><text:span text:style-name="T10">à</text:span><text:span text:style-name="T7">m me-na-</text:span><text:span text:style-name="T10">à</text:span><text:span text:style-name="T7">m</text:span><text:span text:style-name="Footnote_20_Symbol"><text:span text:style-name="T7"><text:note text:id="ftn3" text:note-class="footnote"><text:note-citation>3</text:note-citation><text:note-body><text:p text:style-name="Footnote"><text:s/>No two manuscripts agree on the first two words of the line.</text:p></text:note-body></text:note></text:span></text:span><text:span text:style-name="T7"> </text:span><text:span text:style-name="T10">åà</text:span><text:span text:style-name="T7"> </text:span><text:span text:style-name="T59">d</text:span><text:span text:style-name="T10">å</text:span><text:span text:style-name="T7">ul-gi lugal-Ñá ki-bi ha-ma-gi</text:span><text:span text:style-name="T49">4</text:span><text:span text:style-name="T7">-gi</text:span><text:span text:style-name="T49">4</text:span></text:p>
      <text:p text:style-name="P38"><text:span text:style-name="T7">29.<text:tab/>lugal</text:span><text:span text:style-name="T11">-Ñu</text:span><text:span text:style-name="T48">10</text:span><text:span text:style-name="T7"> </text:span><text:span text:style-name="T10">è</text:span><text:span text:style-name="T7">n-Ñu</text:span><text:span text:style-name="T49">10</text:span><text:span text:style-name="T7"> h</text:span><text:span text:style-name="T10">é</text:span><text:span text:style-name="T7">-tar-re ki daÑal</text:span><text:span text:style-name="T11">-Ñu</text:span><text:span text:style-name="T48">10</text:span><text:span text:style-name="T7">-</text:span><text:span text:style-name="T10">åè</text:span><text:span text:style-name="T7"> h</text:span><text:span text:style-name="T10">é</text:span><text:span text:style-name="T7">-em-mi-ib-gi</text:span><text:span text:style-name="T49">4</text:span><text:span text:style-name="T7">-gi</text:span><text:span text:style-name="T49">4</text:span></text:p>
      <text:p text:style-name="P41"/>
      <text:p text:style-name="P40">1.<text:tab/> Speak to my king:</text:p>
      <text:p text:style-name="P40">2.<text:tab/> To my mountain goat, fair of limb,</text:p>
      <text:p text:style-name="P40">3.<text:tab/> Eagle-clawed highland horse,</text:p>
      <text:p text:style-name="P40">4.<text:tab/> To my date palm growing in a sacred place, laden with glistening dates,</text:p>
      <text:p text:style-name="P40">5.<text:tab/> Say moreover:</text:p>
      <text:p text:style-name="P40">6/8.<text:tab/> Saying (the words of) Abaindasa, officer of the armed forces,</text:p>
      <text:p text:style-name="P40">7.<text:tab/> Who, (to obtain) his master’s favor, is a constant delight to his master’s heart:</text:p>
      <text:p text:style-name="P38"><text:span text:style-name="T10">9.<text:tab/> Being strong, I want to follow my king,</text:span><text:span text:style-name="Footnote_20_Symbol"><text:span text:style-name="T10"><text:note text:id="ftn4" text:note-class="footnote"><text:note-citation>4</text:note-citation><text:note-body><text:p text:style-name="Footnote"><text:s/>Vars.: I am strong, I want to follow my king; I am strong, so let me be your soldier.</text:p></text:note-body></text:note></text:span></text:span></text:p>
      <text:p text:style-name="P40">10.<text:tab/>Having vision, I want to go in your vanguard,</text:p>
      <text:p text:style-name="P40">11.<text:tab/>At your command please let me be your messenger!</text:p>
      <text:p text:style-name="P40">12.<text:tab/>Even when water is still, I can make water flow;</text:p>
      <text:p text:style-name="P38"><text:span text:style-name="T10">13</text:span><text:span text:style-name="T14">.<text:tab/></text:span><text:span text:style-name="T12">E</text:span><text:span text:style-name="T10">ven when the wind is still, I can winnow grain;</text:span></text:p>
      <text:p text:style-name="P40">14.<text:tab/>Even when the boat is still, I can row!</text:p>
      <text:p text:style-name="P40">15.<text:tab/>I am a (trained) scribe—I can inscribe a stele!</text:p>
      <text:p text:style-name="P40">16.<text:tab/>I can … the orders of the army.</text:p>
      <text:p text:style-name="P40"><text:soft-page-break/>17.<text:tab/>The orders of the assembly …</text:p>
      <text:p text:style-name="P40">18.<text:tab/>As if I were planting a tree in my own woodlot, I kneel in the dirt;</text:p>
      <text:p text:style-name="P40">19.<text:tab/>As if someone had managed to tie me to my own chair, my hands are tied with rope;</text:p>
      <text:p text:style-name="P40">20.<text:tab/>In my own city, where I used to dress in fine clothing, I am forced to wear dirty rags;</text:p>
      <text:p text:style-name="P40">21.<text:tab/>Forced to wash in clods of dirt, there is dirt on my face.</text:p>
      <text:p text:style-name="P38"><text:span text:style-name="T10">22.<text:tab/>A beast devours cadavers but then retreats,</text:span></text:p>
      <text:p text:style-name="P38"><text:span text:style-name="T10">23.<text:tab/>Even after the king of beasts makes a kill, he slackens his jaw;</text:span><text:span text:style-name="Footnote_20_Symbol"><text:span text:style-name="T10"><text:note text:id="ftn5" text:note-class="footnote"><text:note-citation>5</text:note-citation><text:note-body><text:p text:style-name="Footnote"><text:s/>Var: it spares some remains.</text:p></text:note-body></text:note></text:span></text:span></text:p>
      <text:p text:style-name="P38"><text:span text:style-name="T10">24.<text:tab/>Even after the canebrake is consumed by fire, the pond remains (intact),</text:span><text:span text:style-name="Footnote_20_Symbol"><text:span text:style-name="T10"><text:note text:id="ftn6" text:note-class="footnote"><text:note-citation>6</text:note-citation><text:note-body><text:p text:style-name="Footnote"><text:s/>Var.: it spares some ponds. </text:p></text:note-body></text:note></text:span></text:span></text:p>
      <text:p text:style-name="P40">25.<text:tab/>And even Utu, after consuming (offerings of) ghee and cheese, still reaches out to (accept offerings from) a pauper’s table; </text:p>
      <text:p text:style-name="P40">26.<text:tab/>(But now) my life hangs by a thread; please take my hand!</text:p>
      <text:p text:style-name="P40">27.<text:tab/>I am a widow’s son; I have no one to show concern for me.</text:p>
      <text:p text:style-name="P38"><text:span text:style-name="T10">28.<text:tab/>Ah but me—when will Åulgi, my king, restore me to my position?</text:span></text:p>
      <text:p text:style-name="P40">29.<text:tab/>May my king show his concern for me and restore me to my prosperous position!</text:p>
      <text:p text:style-name="P24"/>
      <text:h text:style-name="P53" text:outline-level="1">Commentary</text:h>
      <text:p text:style-name="P2"/>
      <text:p text:style-name="P1"><text:span text:style-name="T30">2–4</text:span><text:span text:style-name="T4">. The metaphors of the opening lines are not directly paralleled in any other composition but the general tenor is consistent with the kind of imagery that is found in Åulgi hyms, especially in the opening lines of </text:span><text:span text:style-name="T32">Åulgi Hymn D</text:span><text:span text:style-name="T4">. Note also </text:span><text:span text:style-name="T32">Åulgi Hymn A</text:span><text:span text:style-name="T4"> 48: </text:span><text:span text:style-name="T21">máå hur-saÑ-Ñá ki ùr-bi-åè húb sar-sar-re-gin</text:span><text:span text:style-name="T52">7</text:span><text:span text:style-name="T46">, </text:span><text:span text:style-name="T4">“A</text:span><text:span text:style-name="tn"><text:span text:style-name="T4">s</text:span></text:span><text:span text:style-name="T4"> a mountain goat running to its lair (I entered the Ekishnugal).”</text:span></text:p>
      <text:p text:style-name="P2"/>
      <text:p text:style-name="P1"><text:span text:style-name="T29">6</text:span><text:span text:style-name="T4">. The use of </text:span><text:span text:style-name="T21">zú-keåda</text:span><text:span text:style-name="T4"> in the sense of “troops” in Sumerian was established by C. Wilcke, </text:span><text:span text:style-name="T31">Das Lugalbandaepos</text:span><text:span text:style-name="T4"> 195. According to M. Stol, </text:span><text:span text:style-name="T31">OBO</text:span><text:span text:style-name="T4"> 160/4 777, the term </text:span><text:span text:style-name="T21">éren zú-</text:span><text:soft-page-break/><text:span text:style-name="T21">keåda (lugal)</text:span><text:span text:style-name="T4"> appears as a logogram in Old Babylonian texts, standing for </text:span><text:span text:style-name="T31">kiœir åarrim</text:span><text:span text:style-name="T4">, who are the “Truppen der Armee des Königs.” To my knowledge, it is not attested earlier, and therefore its usage in the correspondence concerning Abaindasa may very well be anachronistic.</text:span></text:p>
      <text:p text:style-name="P2"/>
      <text:p text:style-name="P1"><text:span text:style-name="T30">7</text:span><text:span text:style-name="T4">. F. Ali, </text:span><text:span text:style-name="T31">SL</text:span><text:span text:style-name="T4"> 53, read the first three signs as </text:span><text:span text:style-name="T36">KA-</text:span><text:span text:style-name="T21">åu</text:span><text:span text:style-name="T36">-U</text:span><text:span text:style-name="T53">4</text:span><text:span text:style-name="T4"> but collations do not support this reading. This line, which is absent from all Nippur manuscripts, as well as one from Ur, contains a number of grammatical problems. No two sources have the same exact text:</text:span></text:p>
      <text:p text:style-name="P25"/>
      <text:p text:style-name="P26">Ur1<text:tab/>saÑ.ki zalag lugal.ani.ak.åe åag lugal.ani.ra dug.dug.e.ra</text:p>
      <text:p text:style-name="P26">Ur3<text:tab/>saÑ.ki zalag lugal.ani.ak.ta åag lugal.ani.a dug.dug.e.ra</text:p>
      <text:p text:style-name="P26">X1<text:tab/>saÑ.ki zalag lugal.ani.ak.e åag lugal.ani dug.dug.e.ra</text:p>
      <text:p text:style-name="P26">X2<text:tab/>saÑ.ki zalag lugal.ani.ak.åe åag lugal.ani dug.dug.e.ra</text:p>
      <text:p text:style-name="P25"/>
      <text:p text:style-name="P15"><text:span text:style-name="T10">The most problematical element is the final /</text:span><text:span text:style-name="T16">–ra</text:span><text:span text:style-name="T10">/; most likely this is a misplaced dative, which does not belong here, as this line pertains to the sender of the message, Abaindasa, and not to the recipient. It is also possible that it is the rare /</text:span><text:span text:style-name="T16">-ra</text:span><text:span text:style-name="T10">/ ending encountered in ArÅ1: 3 (letter 1); see the commentary to that line. </text:span></text:p>
      <text:p text:style-name="P2"/>
      <text:p text:style-name="P1"><text:span text:style-name="T30">9</text:span><text:span text:style-name="T4">. This line has many variants that do not show any obvious clustering. The main text follows N2; N8 is broken but may have been similar. All other sources have a different first part of the line. The three Ur texts differ: Ur1 is similar to N1 but Ur2 omits the line and Ur3, in concert with X1, has </text:span><text:span text:style-name="T21">kala-ga-me-en àga-ús-zu hé-me-en</text:span><text:span text:style-name="T4">, “Because I am strong, let me be your bodyguard.”</text:span></text:p>
      <text:p text:style-name="P2"/>
      <text:p text:style-name="P1"><text:soft-page-break/><text:span text:style-name="T29">12–14</text:span><text:span text:style-name="T4">. These lines are difficult as they are without good parallels and are rife with variants. On the one hand one is tempted to understand the repeated </text:span><text:span text:style-name="T21">gub</text:span><text:span text:style-name="T4"> as “to be appointed to work/a position,” and translate:</text:span></text:p>
      <text:p text:style-name="P2"/>
      <text:p text:style-name="P43">He who assigned to water duty must know how to do water work,</text:p>
      <text:p text:style-name="P42"><text:span text:style-name="T14">He who is assigned to the barley sheaves</text:span><text:span text:style-name="T10"> must know how to winnow,</text:span></text:p>
      <text:p text:style-name="P42"><text:span text:style-name="T10">He who assigned to boat duty must know how to </text:span><text:span text:style-name="T14">man</text:span><text:span text:style-name="T10"> the oars.</text:span></text:p>
      <text:p text:style-name="P43"/>
      <text:p text:style-name="P15"><text:span text:style-name="T10">A somewhat different approach was taken recently by P. Attinger, </text:span><text:span text:style-name="T13">ZA</text:span><text:span text:style-name="T10"> 95 (2005) 256, who renders </text:span><text:span text:style-name="T16">gub-ba</text:span><text:span text:style-name="T10"> by “est à disposition.” I would not rule out either interpretation. The translation offered here—not without misgivings—is influenced, in connection with line 14, by the parallel metaphor in W. L. Lambert, </text:span><text:span text:style-name="T13">JNES</text:span><text:span text:style-name="T10"> 33 (1974) 290: 21: </text:span><text:span text:style-name="T16">a gub-ba</text:span><text:span text:style-name="T60">!</text:span><text:span text:style-name="T16"> </text:span><text:span text:style-name="T60">Ñiå</text:span><text:span text:style-name="T16">gi[sal-mu hé-m]e-en</text:span><text:span text:style-name="T10"> = </text:span><text:span text:style-name="T13">ina me ni-æu-ti lu-u gi-åal-li at-ta</text:span><text:span text:style-name="T10">, “in still waters be my oar.” Further support comes from the Susa lentil Su2, which may have an Akkadian translation on the reverse. The last two lines seem to read (the text requires detailed personal inspection): </text:span><text:span text:style-name="T13">i-na åa</text:span><text:span text:style-name="T58">?</text:span><text:span text:style-name="T13">-ri-im ne-æi-im a-ri-a-am åu-li-i</text:span><text:span text:style-name="T10">.</text:span></text:p>
      <text:p text:style-name="P2"/>
      <text:p text:style-name="P1"><text:span text:style-name="T30">13</text:span><text:span text:style-name="T4">. The line is highly problematical. Ur1 has </text:span><text:span text:style-name="T21">åe…lá</text:span><text:span text:style-name="T4">, which is OB Sumerian for “to winnow.” As M. Civil, </text:span><text:span text:style-name="T32">Farmer’s Instructions</text:span><text:span text:style-name="T4"> 96 has shown, the Ur III term for this activity is </text:span><text:span text:style-name="T21">åe…dé</text:span><text:span text:style-name="T4">; in manuscripts Ur3 and Su1 the verb is </text:span><text:span text:style-name="T21">sì </text:span><text:span text:style-name="T4">(</text:span><text:span text:style-name="T21">sig</text:span><text:span text:style-name="T52">10</text:span><text:span text:style-name="T4">), which is most probably to be interpreted as </text:span><text:span text:style-name="T32">åap</text:span><text:span text:style-name="T65">ā</text:span><text:span text:style-name="T32">ku</text:span><text:span text:style-name="T4">, “heap up.” The echoed </text:span><text:span text:style-name="T21">im</text:span><text:span text:style-name="T4"> and </text:span><text:span text:style-name="T21">ak</text:span><text:span text:style-name="T4"> in N2 are clearly erroneous, and are influenced by the previous line and the beginning of this one. The confusion may be due to the lexical difference between Ur III and OB usage. Moreover, it is difficult to explain IM at the beginning of the line. The obvious interpretation is </text:span><text:span text:style-name="T21">im/tumu</text:span><text:span text:style-name="T4">, “wind,” as that would explain the interpretation offered by the scribe of Ur3, who wanted to see winnowing here. This does not explain the use of the verb </text:span><text:span text:style-name="T21">sì </text:span><text:span text:style-name="T4">(</text:span><text:span text:style-name="T21">sig</text:span><text:span text:style-name="T52">10</text:span><text:span text:style-name="T4">) here; it may very well be that that at some point IM was incorrectly interpreted as </text:span><text:span text:style-name="T32">sarrum</text:span><text:span text:style-name="T4">, “stack (of sheaves of </text:span><text:soft-page-break/><text:span text:style-name="T4">barley),” actually a loan from Sumerian </text:span><text:span text:style-name="T21">zar</text:span><text:span text:style-name="T38">, or even as </text:span><text:span text:style-name="T33">z</text:span><text:span text:style-name="T28"></text:span><text:span text:style-name="T33">rû</text:span><text:span text:style-name="T38">, “winnower;”</text:span><text:span text:style-name="T4"> the basis would have been lexical: </text:span><text:span text:style-name="T21">lú-IM</text:span><text:span text:style-name="T4"> = </text:span><text:span text:style-name="T32">sà-</text:span><text:span text:style-name="T39">(</text:span><text:span text:style-name="T32">ar</text:span><text:span text:style-name="T39">)</text:span><text:span text:style-name="T32">-rum </text:span><text:span text:style-name="T4">(OB Lu A 33 [</text:span><text:span text:style-name="T32">MSL</text:span><text:span text:style-name="T4"> 12 158; OB Lu B i 36 [</text:span><text:span text:style-name="T32">MSL</text:span><text:span text:style-name="T4"> 12 178]); (OB Lu D 151 [</text:span><text:span text:style-name="T32">MSL</text:span><text:span text:style-name="T4"> 12 207]), which normally means “liar, criminal.” Note the Akkadian translation of line in Su2: </text:span><text:span text:style-name="T27">i-na åa</text:span><text:span text:style-name="T26">-</text:span><text:span text:style-name="T27">ri-im ne-</text:span><text:span text:style-name="T31">æ</text:span><text:span text:style-name="T27">i-im, za-ri-a-am åu-li-i.</text:span></text:p>
      <text:p text:style-name="P3"/>
      <text:p text:style-name="P1"><text:span text:style-name="T29">15–17</text:span><text:span text:style-name="T4">. It is possible that a faint echo of these lines is found in the somewhat garbled passage in </text:span><text:span text:style-name="T31">Letter to Zimri-Lim </text:span><text:span text:style-name="T4">16’–17’: </text:span></text:p>
      <text:p text:style-name="P2"/>
      <text:p text:style-name="P7"><text:span text:style-name="T4">[dumu é-dub-ba-a me-en] ≠sag lugal-Ñá-åè ≠gub-bu-dè im-mi-ús</text:span></text:p>
      <text:p text:style-name="P7"><text:span text:style-name="T4">dumu é </text:span><text:span text:style-name="T31">øup-pí a-na-ku a-na</text:span><text:span text:style-name="T4"> ≠</text:span><text:span text:style-name="T31">re</text:span><text:span text:style-name="T4">-[</text:span><text:span text:style-name="T31">eå be-lí-ia</text:span><text:span text:style-name="T4">] </text:span><text:span text:style-name="T31">a-na ú-zu-</text:span><text:span text:style-name="T4">≠</text:span><text:span text:style-name="T31">uz</text:span><text:span text:style-name="T4"></text:span><text:span text:style-name="T31">-zi-im</text:span><text:span text:style-name="T4"> []</text:span></text:p>
      <text:p text:style-name="P7"><text:span text:style-name="T4">[á-áÑ-Ñá lugal-Ñá zú]-≠kéå-e u</text:span><text:span text:style-name="T46">18</text:span><text:span text:style-name="T4">-lu lugal-Ñá ≠Ñéåtu KA RI KAK</text:span></text:p>
      <text:p text:style-name="P7"><text:span text:style-name="T31">wu-ur-ti be-</text:span><text:span text:style-name="T4">≠</text:span><text:span text:style-name="T31">lí</text:span><text:span text:style-name="T4">-</text:span><text:span text:style-name="T31">ia</text:span><text:span text:style-name="T4"> </text:span><text:span text:style-name="T31">ka-œa-ra-am ma-åi-it</text:span><text:span text:style-name="T4"> ≠</text:span><text:span text:style-name="T31">be</text:span><text:span text:style-name="T4">-[</text:span><text:span text:style-name="T31">lí-ia</text:span><text:span text:style-name="T4">]</text:span><text:span text:style-name="T31"> </text:span><text:span text:style-name="T4">≠</text:span><text:span text:style-name="T31">æu-us</text:span><text:span text:style-name="T4"></text:span><text:span text:style-name="T31">-sú-sà-am e-le-i</text:span></text:p>
      <text:p text:style-name="P8"/>
      <text:p text:style-name="P8">I am a scribal graduate, I am … to serve my king,</text:p>
      <text:p text:style-name="P7"><text:span text:style-name="T4">I am able to draw up in good form my king’s commands, and to remind my king of what he has forgotten.</text:span><text:span text:style-name="Footnote_20_Symbol"><text:span text:style-name="T4"><text:note text:id="ftn7" text:note-class="footnote"><text:note-citation>7</text:note-citation><text:note-body><text:p text:style-name="Footnote"><text:s/>See B. Foster, <text:span text:style-name="T64">Before the Muses</text:span> 223.</text:p></text:note-body></text:note></text:span></text:span></text:p>
      <text:p text:style-name="P3"/>
      <text:p text:style-name="P1"><text:span text:style-name="T29">20</text:span><text:span text:style-name="T4">. The adjective /</text:span><text:span text:style-name="T21">dana</text:span><text:span text:style-name="T4">/ = </text:span><text:span text:style-name="T31">zakû</text:span><text:span text:style-name="T4">, “clean,” can be written with four different but visually often indistinguishable signs: most often it is or </text:span><text:span text:style-name="T21">dan</text:span><text:span text:style-name="T52">6</text:span><text:span text:style-name="T21"> </text:span><text:span text:style-name="T36">(UÅ</text:span><text:span text:style-name="T67">×</text:span><text:span text:style-name="T36">TAG</text:span><text:span text:style-name="T53">4</text:span><text:span text:style-name="T36">) </text:span><text:span text:style-name="T38">or</text:span><text:span text:style-name="T21"> dàn </text:span><text:span text:style-name="T36">(</text:span><text:span text:style-name="T71">˝</text:span><text:span text:style-name="T36">Á</text:span><text:span text:style-name="T67">×</text:span><text:span text:style-name="T36">TAG</text:span><text:span text:style-name="T53">4</text:span><text:span text:style-name="T36">)</text:span><text:span text:style-name="T4"> but sometimes it can be written </text:span><text:span text:style-name="T21">dán </text:span><text:span text:style-name="T36">(</text:span><text:span text:style-name="T71">˝</text:span><text:span text:style-name="T36">Á</text:span><text:span text:style-name="T67">×</text:span><text:span text:style-name="T36">ME.EN)</text:span><text:span text:style-name="T4">, or </text:span><text:span text:style-name="T21">dan</text:span><text:span text:style-name="T52">4</text:span><text:span text:style-name="T21"> </text:span><text:span text:style-name="T36">(</text:span><text:span text:style-name="T71">˝</text:span><text:span text:style-name="T36">Á</text:span><text:span text:style-name="T67">×</text:span><text:span text:style-name="T36">GÁNA-</text:span><text:span text:style-name="T34">tenû</text:span><text:span text:style-name="T36">)</text:span><text:span text:style-name="T4">; see </text:span><text:span text:style-name="T31">ePSD </text:span><text:span text:style-name="T4">and C. Mittermayer, </text:span><text:span text:style-name="T31">aBZL</text:span><text:span text:style-name="T4"> s.v. In OB school texts the difference between the first two is often difficult to discern; when the end part of a sign is not well preserved, one cannot establish which one was actually used. This is the case in N1, N2, and N9.</text:span></text:p>
      <text:p text:style-name="P4"/>
      <text:p text:style-name="P1"><text:span text:style-name="T30">22. </text:span><text:span text:style-name="T22">gaba…zi </text:span><text:span text:style-name="T40">has been translated as “to depart, retreat” (F. Karahashi, </text:span><text:span text:style-name="T35">Sumerian</text:span><text:span text:style-name="T40"> </text:span><text:span text:style-name="T35">Compound Verbs</text:span><text:span text:style-name="T40"> 83, with previous literature). The verb has a more nuanced meaning, “to </text:span><text:soft-page-break/><text:span text:style-name="T40">retreat, withdraw, turn tail,” and is used almost exclusively of animals or inanimate subjects. Contrast the marked rare example of an animate subject in the hymn </text:span><text:span text:style-name="T35">Åulgi Hymn B</text:span><text:span text:style-name="T40"> 66 (concerning lions): </text:span><text:span text:style-name="T22">za-pa-áÑ-bi-åè gaba-mu ba-ra-ba-ta-zi</text:span><text:span text:style-name="T40">, “but I did not retreat from (the sound) of their roar!” </text:span></text:p>
      <text:p text:style-name="P4"/>
      <text:p text:style-name="P1"><text:span text:style-name="T30">23</text:span><text:span text:style-name="T4">. The word </text:span><text:span text:style-name="T21">uåumgal</text:span><text:span text:style-name="T4"> is presumed a mythological beast, often translated as “dragon.” In poetry this word occurs in contexts in which this meaning makes little sense but translators still insist on it. In magical texts and poetry a distinction is made between </text:span><text:span text:style-name="T21">uåum</text:span><text:span text:style-name="T4"> and </text:span><text:span text:style-name="T21">uåum-gal</text:span><text:span text:style-name="T4">, which refer to a snake-like beast, and </text:span><text:span text:style-name="T21">uåumgal</text:span><text:span text:style-name="T4">, which is a metaphor for “lion,” perhaps idiomatically equivalent to English “King of Beasts.” It is used separately or paired with </text:span><text:span text:style-name="T21">piriÑ</text:span><text:span text:style-name="T4">, another name for “lion,” and with </text:span><text:span text:style-name="T21">ur-mah</text:span><text:span text:style-name="T4"> in hendiadys constructions. See, for example, </text:span><text:span text:style-name="T31">Åulgi Hymn A</text:span><text:span text:style-name="T4"> 3: </text:span><text:span text:style-name="T21">piriÑ igi huå uåumgal-e tu-da-me-en</text:span><text:span text:style-name="T4">, “I am a fierce-eyed lion, born of the ‘King of Beasts’.” Instructive is the passage in </text:span><text:span text:style-name="T31">Gudea Cyl. B </text:span><text:span text:style-name="T4">iv 20–21: </text:span></text:p>
      <text:p text:style-name="P2"/>
      <text:p text:style-name="P7"><text:span text:style-name="T21">ur-mah piriÑ uåumgal eden-na-ke</text:span><text:span text:style-name="T52">4</text:span><text:span text:style-name="Footnote_20_Symbol"><text:span text:style-name="T21"><text:note text:id="ftn8" text:note-class="footnote"><text:note-citation>8</text:note-citation><text:note-body><text:p text:style-name="Footnote"><text:s/>For this line see also <text:span text:style-name="T64">Šulgi Hymn B</text:span> 59 and possibly <text:span text:style-name="T64">Šulgi Hymn C</text:span> B1.</text:p></text:note-body></text:note></text:span></text:span></text:p>
      <text:p text:style-name="P7"><text:span text:style-name="T21">ù du</text:span><text:span text:style-name="T52">10</text:span><text:span text:style-name="T21"> Ñar-ra-àm</text:span></text:p>
      <text:p text:style-name="P9"/>
      <text:p text:style-name="P8">Even the lion, the p., ‘King of Beasts’ of the desert,</text:p>
      <text:p text:style-name="P8">Was lying down in sweet sleep.</text:p>
      <text:p text:style-name="P2"/>
      <text:p text:style-name="P14">The matter of the words for “lion” in ancient Near Eastern languages, particularly in Sumerian and Akkadian is quite complex; I deal with this in a forthcoming article.</text:p>
      <text:p text:style-name="P13"><text:span text:style-name="T4">The compound verb </text:span><text:span text:style-name="T21">saÑ Ñiå…ra</text:span><text:span text:style-name="T4"> is usually used with a human (or divine) agent and clearly means “to kill, to beat to death;” see the examples in F. Karahashi, </text:span><text:span text:style-name="T31">Sumerian Compound Verbs</text:span><text:span text:style-name="T4"> 138–39. The only other reference in which the action is performed by a </text:span><text:soft-page-break/><text:span text:style-name="T4">lion suggests that it refers to the attack of the animal:</text:span><text:span text:style-name="T31"> Gilgameå, Enkidu, and the Netherworld</text:span><text:span text:style-name="T4"> 23–26:</text:span></text:p>
      <text:p text:style-name="P2"/>
      <text:p text:style-name="P7"><text:span text:style-name="T21">lugal-ra a </text:span><text:span text:style-name="T61">Ñiå</text:span><text:span text:style-name="T21">má saÑ-Ñá-ke</text:span><text:span text:style-name="T52">4</text:span></text:p>
      <text:p text:style-name="P7"><text:span text:style-name="T21">ur-bar-ra-gin</text:span><text:span text:style-name="T52">7</text:span><text:span text:style-name="T21"> téå mu-na-gu</text:span><text:span text:style-name="T52">7</text:span><text:span text:style-name="T21">-e</text:span></text:p>
      <text:p text:style-name="P7"><text:span text:style-name="T61">d</text:span><text:span text:style-name="T21">en-ki-ra a </text:span><text:span text:style-name="T61">Ñiå</text:span><text:span text:style-name="T21">má egir-ra-ke</text:span><text:span text:style-name="T52">4</text:span></text:p>
      <text:p text:style-name="P7"><text:span text:style-name="T21">ur-mah-gin</text:span><text:span text:style-name="T52">7</text:span><text:span text:style-name="T21"> saÑ Ñiå im-ra-ra</text:span></text:p>
      <text:p text:style-name="P8"/>
      <text:p text:style-name="P8">The waters attack the King at the prow of the boat</text:p>
      <text:p text:style-name="P8">Like a wolf pack,</text:p>
      <text:p text:style-name="P8">The waters strike at Enki at the stern of the boat</text:p>
      <text:p text:style-name="P8">Like lion(s).</text:p>
      <text:p text:style-name="P2"/>
      <text:p text:style-name="P13"><text:span text:style-name="T4">I know of only one other occurrence of </text:span><text:span text:style-name="T21">ka-ta tak</text:span><text:span text:style-name="T52">4</text:span><text:span text:style-name="T46">, </text:span><text:span text:style-name="T4">in the lexical entry Sag A iii 36 [</text:span><text:span text:style-name="T32">MSL SS</text:span><text:span text:style-name="T4"> 1 22]) where the Akkadian is the equally obscure </text:span><text:span text:style-name="T31">ú</text:span><text:span text:style-name="T32">-zu-ba-at pi-i</text:span><text:span text:style-name="T4">. According to </text:span><text:span text:style-name="T31">AHw</text:span><text:span text:style-name="T4"> 3 1448b </text:span><text:span text:style-name="T31">uzubbatu</text:span><text:span text:style-name="T4">, “Verschonung,” is otherwise only attested in first-millennium personal names. The meaning seems to be, “dropping from the mouth,” idiomatic for “to spare.” The broader metaphorical frame of reference links this to a passage in a Sin-iddinam inscription (Frayne 1990 E4.2.9.1: 79–83) </text:span><text:span text:style-name="T21">an eden-na, piriÑ åu ba-an-zi-ga, Ñìri-gin-na ba-an-gub, íb-tag</text:span><text:span text:style-name="T52">4</text:span><text:span text:style-name="T21"> ≠hé-em-ma-an</text:span><text:span text:style-name="T23"></text:span><text:span text:style-name="T21">-gaz</text:span><text:span text:style-name="T4">, “In the high desert, the lion, having risen, stood on the pathway so as to be able to kill stragglers/deserters.”</text:span></text:p>
      <text:p text:style-name="P13"><text:span text:style-name="T4">The distribution of </text:span><text:span text:style-name="T21">tak</text:span><text:span text:style-name="T52">4</text:span><text:span text:style-name="T21">/tuku</text:span><text:span text:style-name="T4"> in both lines is due to the quasi-homonymic nature of the verbs but also reflects the aesthetic that dictates the repetition of the same word in two consecutive lines. The fairly consistent difference between Nippur and elsewhere is not significant, as most texts from Nippur are badly preserved at this point.</text:span></text:p>
      <text:p text:style-name="P54"/>
      <text:p text:style-name="P55"><text:soft-page-break/><text:span text:style-name="T29">27–29</text:span><text:span text:style-name="T4">. The verb </text:span><text:span text:style-name="T21">èn…tar</text:span><text:span text:style-name="T4"> is used here in the sense of Akkadian </text:span><text:span text:style-name="T31">warkatam par</text:span><text:span text:style-name="T28"></text:span><text:span text:style-name="T31">sum</text:span><text:span text:style-name="T4">, “to take care, be concerned with (a person, situation),” (</text:span><text:span text:style-name="T31">CAD</text:span><text:span text:style-name="T4"> P 166 173) rather than in the more commonly attested meaning, “to ask, inquire,” (Akkadian </text:span><text:span text:style-name="T31">å</text:span><text:span text:style-name="T64">ā</text:span><text:span text:style-name="T31">lum</text:span><text:span text:style-name="T4">). This is made explicit in </text:span><text:span text:style-name="T31">Letter to Zimri-Lim</text:span><text:span text:style-name="T4"> 22’: </text:span><text:span text:style-name="T21">[lugal-Ñu</text:span><text:span text:style-name="T52">10</text:span><text:span text:style-name="T21">] èn-Ñu</text:span><text:span text:style-name="T52">10</text:span><text:span text:style-name="T21"> hé-tar-re ki-bi-åè-≠Ñu</text:span><text:span text:style-name="T52">10</text:span><text:span text:style-name="T23"></text:span><text:span text:style-name="T21"> hu-mu-un-g[i</text:span><text:span text:style-name="T52">4</text:span><text:span text:style-name="T21">-gi</text:span><text:span text:style-name="T52">4</text:span><text:span text:style-name="T21">]</text:span><text:span text:style-name="T4"> = </text:span><text:span text:style-name="T31">be-lí wa-ar-ka-ti </text:span><text:span text:style-name="T4">≠</text:span><text:span text:style-name="T31">li</text:span><text:span text:style-name="T4"></text:span><text:span text:style-name="T31">-ip-</text:span><text:span text:style-name="T4">[</text:span><text:span text:style-name="T31">ru-us-ma</text:span><text:span text:style-name="T4">]</text:span><text:span text:style-name="T31"> a-na aå-ri-</text:span><text:span text:style-name="T4">[</text:span><text:span text:style-name="T31">ia li-ti-ra-an-ni</text:span><text:span text:style-name="T4">], “May my king show his concern for me and restore me to my position.”</text:span></text:p>
      <text:p text:style-name="P57"><text:span text:style-name="T4">Line 27, which is only present in two sources, Ur1 and X2, must be compared with </text:span><text:span text:style-name="T31">Letter of Ininka to Nintinuga</text:span><text:span text:style-name="T4"> (SEpM 19) </text:span><text:span text:style-name="T41">16: </text:span><text:span text:style-name="T24">lú èn-tar-re la-ba-(an)-tuku</text:span><text:span text:style-name="T41">, “I have no one to show concern for me.” Note that Ur1 is inscribed on a collective tablet that also included SEpM 19 (col. i 1’–4’).</text:span></text:p>
      <text:p text:style-name="P13"><text:span text:style-name="T4">The idiom </text:span><text:span text:style-name="T21">åà ki-bi gi</text:span><text:span text:style-name="T52">4</text:span><text:span text:style-name="T46"> </text:span><text:span text:style-name="T4">often occurs in the final lines of other literary texts, most notably in eråahuÑa’s, see already M. Civil, </text:span><text:span text:style-name="T31">Fs</text:span><text:span text:style-name="T4"> </text:span><text:span text:style-name="T31">Oppenheim </text:span><text:span text:style-name="T4">89. It is often translated literally but it means “to be favorably disposed to once again.” In epistolary literature see </text:span><text:span text:style-name="T31">Letter of Gudea to his God </text:span><text:span text:style-name="T4">2: </text:span><text:span text:style-name="T21">diÑir-Ñu</text:span><text:span text:style-name="T52">10</text:span><text:span text:style-name="T21"> lú kúr-ra-zu nu-me-en åà-zu ki-bi ha-ma-ab-gi</text:span><text:span text:style-name="T52">4</text:span><text:span text:style-name="T21">-gi</text:span><text:span text:style-name="T52">4</text:span><text:span text:style-name="T4">,</text:span><text:span text:style-name="T46"> </text:span><text:span text:style-name="T4">“O my god, I am not your enemy, so please be well disposed to me once again!”</text:span></text:p>
      <text:p text:style-name="P54"/>
      <text:p text:style-name="P56">Sources</text:p>
      <text:p text:style-name="P24"/>
      <text:p text:style-name="P15"><text:span text:style-name="T10">N1 = 3 N-T 8 = IM 58335 (</text:span><text:span text:style-name="T13">SL</text:span><text:span text:style-name="T10"> xxxvii) </text:span></text:p>
      <text:p text:style-name="P15"><text:span text:style-name="T10">N2 = 3 N-T 309 = A 30231 (</text:span><text:span text:style-name="T13">SL</text:span><text:span text:style-name="T10"> liii)</text:span><text:span text:style-name="Footnote_20_Symbol"><text:span text:style-name="T10"><text:note text:id="ftn9" text:note-class="footnote"><text:note-citation>9</text:note-citation><text:note-body><text:p text:style-name="Footnote"><text:s/>The surface of the tablet is worn and made difficult to read by a cover of shellac for preservation.</text:p></text:note-body></text:note></text:span></text:span><text:span text:style-name="T10"> </text:span></text:p>
      <text:p text:style-name="P15"><text:span text:style-name="T10">N3 = CBS 8007 (</text:span><text:span text:style-name="T13">STVC</text:span><text:span text:style-name="T10"> 110) + Ni. 4592 (</text:span><text:span text:style-name="T13">ISET</text:span><text:span text:style-name="T10"> 2 21) </text:span></text:p>
      <text:p text:style-name="P15"><text:span text:style-name="T10">N4 = HS 1456 (</text:span><text:span text:style-name="T13">TMH NF</text:span><text:span text:style-name="T10"> 4 43, collations C. Wilcke, </text:span><text:span text:style-name="T13">Kollationen</text:span><text:span text:style-name="T10"> 73) </text:span></text:p>
      <text:p text:style-name="P15"><text:span text:style-name="T10">N5 = UM 29-13-20 + UM 29-13-24 (both </text:span><text:span text:style-name="T13">SL </text:span><text:span text:style-name="T10">liii) i 1–6</text:span></text:p>
      <text:p text:style-name="P15"><text:span text:style-name="T10">N6 = UM 29-16-139 + N 3264 + N 3266 + N 3294 + N 3301 + N 3303 + N 3308 + N 3310 (all </text:span><text:span text:style-name="T14">SL</text:span><text:span text:style-name="T10"> xxiv-xxv) + Ni. 9701 (</text:span><text:span text:style-name="T13">ISET</text:span><text:span text:style-name="T10"> 2 114) i 1’–7’</text:span></text:p>
      <text:p text:style-name="P24">N7 = UM 29-15-535 </text:p>
      <text:p text:style-name="P24"><text:soft-page-break/>N8 = N 1555 </text:p>
      <text:p text:style-name="P24">N9 = N 3461</text:p>
      <text:p text:style-name="P24">N10 = CBS 10069</text:p>
      <text:p text:style-name="P15"><text:span text:style-name="T10">Ur1 = U 7741 (</text:span><text:span text:style-name="T13">UET </text:span><text:span text:style-name="T10">6/2 173, No. 7 Quiet St.) ii 2’–iii 7</text:span></text:p>
      <text:p text:style-name="P15"><text:span text:style-name="T10">Ur2 = U 16857 (</text:span><text:span text:style-name="T13">UET</text:span><text:span text:style-name="T10"> 6/2 178, No. 1 Broad St.)</text:span></text:p>
      <text:p text:style-name="P15"><text:span text:style-name="T10">Ur3 = U 16894B (</text:span><text:span text:style-name="T13">UET</text:span><text:span text:style-name="T10"> 6/2 179, No. 1 Broad St.)</text:span></text:p>
      <text:p text:style-name="P15"><text:span text:style-name="T7">Su1 = </text:span><text:span text:style-name="T9">MDP</text:span><text:span text:style-name="T7"> 18 51 </text:span></text:p>
      <text:p text:style-name="P15"><text:span text:style-name="T7">Su2 = </text:span><text:span text:style-name="T9">MDP</text:span><text:span text:style-name="T7"> 27 207 </text:span></text:p>
      <text:p text:style-name="P21">X1 = Crozer 206a i </text:p>
      <text:p text:style-name="P24">X2 = YBC 6458</text:p>
      <text:p text:style-name="P15"><text:span text:style-name="T10">X3 = Cotsen 40832 (Wilson, </text:span><text:span text:style-name="T13">Education</text:span><text:span text:style-name="T10"> 159 [p. 251]) </text:span></text:p>
      <text:p text:style-name="P25"/>
      <text:p text:style-name="P15"><text:span text:style-name="T10">N1 collated on cast; N4, collated by S. Tinney and on print photographs provided by Manfred Krebernik and on digital photographs provided by Jerrold Cooper. Su2 collated by</text:span><text:span text:style-name="T15"> </text:span><text:span text:style-name="T10">Mrs. Mernoush Malyeri.</text:span></text:p>
      <text:p text:style-name="P24"/>
      <text:p text:style-name="P24">Tablet typology: compilation tablets (Type I): N5, N6, Ur1, X1, the rest are all Type III, except Su1, Su2, which are Type IV lentils.</text:p>
      <text:p text:style-name="P24"/>
      <text:p text:style-name="P15"><text:span text:style-name="T10">Concordance to F. Ali, </text:span><text:span text:style-name="T14">SL</text:span><text:span text:style-name="T10"> 53</text:span><text:span text:style-name="T18">:</text:span></text:p>
      <text:section text:style-name="Sect1" text:name="Section1">
        <text:p text:style-name="P24">A = Ur1</text:p>
        <text:p text:style-name="P24">B = N2 </text:p>
        <text:p text:style-name="P24">C = Ur2</text:p>
        <text:p text:style-name="P24">D = Ur3</text:p>
        <text:p text:style-name="P24">E = N5</text:p>
        <text:p text:style-name="P24">H = N4</text:p>
        <text:p text:style-name="P24">F = N3 </text:p>
        <text:p text:style-name="P24">G = N3</text:p>
        <text:p text:style-name="P24">I = N1 </text:p>
        <text:p text:style-name="P24">J = N8 </text:p>
        <text:p text:style-name="P24">N1 = I</text:p>
        <text:p text:style-name="P24">N2 = B</text:p>
        <text:p text:style-name="P24">N3 = F+G</text:p>
        <text:p text:style-name="P24">N4 = H</text:p>
        <text:p text:style-name="P24"><text:soft-page-break/>N5 = E</text:p>
        <text:p text:style-name="P24">N8 = J</text:p>
        <text:p text:style-name="P24">Ur1 = A</text:p>
        <text:p text:style-name="P24">Ur2 = C</text:p>
        <text:p text:style-name="P24">Ur3 = D</text:p>
      </text:section>
      <text:section text:style-name="Sect2" text:name="Section2">
        <text:p text:style-name="P5"/>
        <text:p text:style-name="P1"><text:span text:style-name="T4">No other text in CKU is subject to the degree of textual manipulation that was allowed for Abaindasa’s letter of petition. </text:span><text:span text:style-name="T38">Leaving aside the Susa sources, the letter is preserved on four compilation tablets: two from Nippur (N4, N6), one from Ur (Ur1, and one of unknown origin (X1). There are twelve Type III manuscripts, that is one-day </text:span><text:span text:style-name="T21">imgida</text:span><text:span text:style-name="T38"> exercises and although some are in fragmentary state, it seems that they contained some version of he complete composition. Unlike any other letter, AbÅ1 seems completely fluid; students/teachers appear to choose at will what lines they will use and which they will omit. Not all the pieces are completely preserved but within what we have, only three tablets contain exactly the same lines, N5, N7, and N10 but since all three are incomplete, one cannot be certain that they were identical in content. This textual flexibility is not limited to Nippur. The three tablets from Ur are subject to the same lack of uniformity. Significantly, the three sources from that city were found in different houses, Ur1 at No. 7 Quiet St., and the other two at No. 1 Broad St., and yet the variations do not cluster according to place of origin.</text:span></text:p>
        <text:p text:style-name="P28"/>
        <text:p text:style-name="P15"><text:span text:style-name="T78">Source Distribution</text:span><text:span text:style-name="Footnote_20_Symbol"><text:span text:style-name="T79"><text:note text:id="ftn10" text:note-class="footnote"><text:note-citation>10</text:note-citation><text:note-body><text:p text:style-name="Footnote"><text:s/>In the table - = line broken, + = line present, ++ = line present and followed by one or more additional lines, # = line omitted.</text:p></text:note-body></text:note></text:span></text:span></text:p>
        <text:p text:style-name="P27"><text:s/></text:p>
        <text:p text:style-name="P46"><text:tab/>N1<text:tab/>N2<text:tab/>N3<text:tab/>N4<text:tab/>N5<text:tab/>N6<text:tab/>N7<text:tab/>N8<text:tab/>N9<text:tab/>N10<text:tab/>Ur1<text:tab/>Ur2<text:tab/>Ur3<text:tab/>X1<text:tab/>X2<text:tab/>X3<text:tab/>Su1<text:tab/>Su2 </text:p>
        <text:p text:style-name="P45"><text:span text:style-name="T15">1 <text:tab/>- <text:tab/>+ <text:tab/>+ <text:tab/>- <text:tab/>+ <text:tab/>- <text:tab/>- <text:tab/>- <text:tab/>- <text:tab/></text:span><text:span text:style-name="T19">- <text:tab/>+ <text:tab/>+ <text:tab/>+ <text:tab/>+ <text:tab/>+ <text:tab/>+ <text:tab/>+</text:span></text:p>
        <text:p text:style-name="P47">2 <text:tab/>- <text:tab/>+ <text:tab/>+ <text:tab/>- <text:tab/>+ <text:tab/>- <text:tab/>- <text:tab/>- <text:tab/>- <text:tab/>-<text:tab/>+ <text:tab/>+ <text:tab/>+ <text:tab/>+ <text:tab/>+ <text:tab/>+ <text:tab/>+</text:p>
        <text:p text:style-name="P47">3 <text:tab/>- <text:tab/>+ <text:tab/>+ <text:tab/>- <text:tab/>+ <text:tab/>- <text:tab/>+ <text:tab/>- <text:tab/>- <text:tab/>- <text:tab/>+ <text:tab/>+ <text:tab/>+ <text:tab/>+ <text:tab/>+ <text:tab/>+ <text:tab/>+</text:p>
        <text:p text:style-name="P47"><text:soft-page-break/>4 <text:tab/>- <text:tab/>+ <text:tab/>+ <text:tab/>- <text:tab/>+ <text:tab/>- <text:tab/>+ <text:tab/>- <text:tab/>- <text:tab/>- <text:tab/>+ <text:tab/>+ <text:tab/>+ <text:tab/>+ <text:tab/>+ <text:tab/>+ <text:tab/>+</text:p>
        <text:p text:style-name="P47">5 <text:tab/>- <text:tab/>+ <text:tab/>+ <text:tab/>- <text:tab/>+ <text:tab/>- <text:tab/>+ <text:tab/>- <text:tab/>- <text:tab/>-<text:tab/>+ <text:tab/>+ <text:tab/>+ <text:tab/>+ <text:tab/>+ <text:tab/>+ <text:tab/>+</text:p>
        <text:p text:style-name="P47">6 <text:tab/>- <text:tab/>+ <text:tab/>+ <text:tab/>- <text:tab/># <text:tab/>- <text:tab/># <text:tab/>- <text:tab/>+ <text:tab/>#<text:tab/>+ <text:tab/># <text:tab/>+ <text:tab/>+ <text:tab/>+ <text:tab/>#</text:p>
        <text:p text:style-name="P47">7 <text:tab/>- <text:tab/># <text:tab/># <text:tab/>- <text:tab/># <text:tab/>- <text:tab/># <text:tab/>- <text:tab/># <text:tab/>#<text:tab/>+ <text:tab/># <text:tab/>+ <text:tab/>+ <text:tab/>+ <text:tab/>#</text:p>
        <text:p text:style-name="P47">8 <text:tab/>- <text:tab/>+ <text:tab/>+ <text:tab/>- <text:tab/># <text:tab/>- <text:tab/># <text:tab/>+ <text:tab/>+ <text:tab/>#<text:tab/>+ <text:tab/># <text:tab/>+ <text:tab/>+ <text:tab/>+ <text:tab/>#</text:p>
        <text:p text:style-name="P47">9 <text:tab/>- <text:tab/>+ <text:tab/># <text:tab/>- <text:tab/># <text:tab/>- <text:tab/># <text:tab/>+ <text:tab/># <text:tab/>#<text:tab/>+ <text:tab/># <text:tab/>+ <text:tab/>+ <text:tab/>- <text:tab/>#</text:p>
        <text:p text:style-name="P47">10<text:tab/>- <text:tab/>+ <text:tab/># <text:tab/>- <text:tab/># <text:tab/>- <text:tab/># <text:tab/>+ <text:tab/># <text:tab/>#<text:tab/># <text:tab/># <text:tab/># <text:tab/>+ <text:tab/>- <text:tab/>#</text:p>
        <text:p text:style-name="P47">11 - <text:tab/># <text:tab/># <text:tab/>- <text:tab/># <text:tab/>- <text:tab/># <text:tab/>+ <text:tab/># <text:tab/>#<text:tab/>+ <text:tab/># <text:tab/># <text:tab/>+ <text:tab/>- <text:tab/>#</text:p>
        <text:p text:style-name="P47">12<text:tab/>- <text:tab/>+ <text:tab/># <text:tab/>+ <text:tab/># <text:tab/>- <text:tab/># <text:tab/>+ <text:tab/># <text:tab/>#<text:tab/>+ <text:tab/># <text:tab/>+ <text:tab/>+ <text:tab/>- <text:tab/># <text:tab/>+</text:p>
        <text:p text:style-name="P47">13 - <text:tab/>+ <text:tab/># <text:tab/>+ <text:tab/># <text:tab/>- <text:tab/># <text:tab/>+ <text:tab/># <text:tab/>#<text:tab/>+ <text:tab/># <text:tab/>++ <text:tab/>+ <text:tab/>- <text:tab/># <text:tab/>+</text:p>
        <text:p text:style-name="P47">14<text:tab/>- <text:tab/># <text:tab/># <text:tab/>+ <text:tab/># <text:tab/>- <text:tab/># <text:tab/>+ <text:tab/># <text:tab/>#<text:tab/>+ <text:tab/># <text:tab/>+ <text:tab/>+ <text:tab/>- <text:tab/>#</text:p>
        <text:p text:style-name="P47">15<text:tab/>- <text:tab/>+ <text:tab/># <text:tab/>+ <text:tab/># <text:tab/>- <text:tab/># <text:tab/>+ <text:tab/># <text:tab/># <text:tab/>+ <text:tab/># <text:tab/># <text:tab/>+ <text:tab/>- <text:tab/>#</text:p>
        <text:p text:style-name="P47">16<text:tab/>- <text:tab/>+ <text:tab/># <text:tab/>+ <text:tab/># <text:tab/>- <text:tab/># <text:tab/>+ <text:tab/># <text:tab/>#<text:tab/># <text:tab/># <text:tab/># <text:tab/># <text:tab/>- <text:tab/>#</text:p>
        <text:p text:style-name="P47">17 - <text:tab/>+ <text:tab/># <text:tab/>++ <text:tab/># <text:tab/>- <text:tab/># <text:tab/># <text:tab/># <text:tab/>#<text:tab/>+ <text:tab/># <text:tab/># <text:tab/>+ <text:tab/>- <text:tab/>#</text:p>
        <text:p text:style-name="P47">18<text:tab/>- <text:tab/>+ <text:tab/>+ <text:tab/>+ <text:tab/>+ <text:tab/>- <text:tab/>+ <text:tab/>+ <text:tab/>+ <text:tab/>+<text:tab/>+ <text:tab/>+ <text:tab/>+ <text:tab/>+ <text:tab/>- <text:tab/>+ </text:p>
        <text:p text:style-name="P47">19<text:tab/>+ <text:tab/>+ <text:tab/>+ <text:tab/>+ <text:tab/>- <text:tab/>- <text:tab/>+ <text:tab/>+ <text:tab/>+ <text:tab/>+<text:tab/>+ <text:tab/>+ <text:tab/>+ <text:tab/>+ <text:tab/>- <text:tab/>+ </text:p>
        <text:p text:style-name="P47">20 + <text:tab/>+ <text:tab/>- <text:tab/>+ <text:tab/>- <text:tab/>- <text:tab/>+ <text:tab/>+ <text:tab/>+ <text:tab/>+<text:tab/># <text:tab/>+ <text:tab/>+ <text:tab/>+ <text:tab/>- <text:tab/>+ </text:p>
        <text:p text:style-name="P47">21 + <text:tab/>+ <text:tab/>- <text:tab/>+ <text:tab/>- <text:tab/>+ <text:tab/>+ <text:tab/>+ <text:tab/>- <text:tab/>+<text:tab/>+ <text:tab/>+ <text:tab/>+ <text:tab/>+ <text:tab/>- <text:tab/>+</text:p>
        <text:p text:style-name="P47">22 + <text:tab/>+ <text:tab/>- <text:tab/>+ <text:tab/>- <text:tab/>+<text:tab/>+ <text:tab/>+ <text:tab/>- <text:tab/>-<text:tab/>+ <text:tab/>+ <text:tab/>+ <text:tab/>+ <text:tab/>- <text:tab/>+</text:p>
        <text:p text:style-name="P47">23 + <text:tab/>+ <text:tab/>- <text:tab/>+ <text:tab/>- <text:tab/>+ <text:tab/>+ <text:tab/>+ <text:tab/>- <text:tab/>-<text:tab/>+ <text:tab/>+ <text:tab/>+ <text:tab/>+ <text:tab/>+ <text:tab/>+ </text:p>
        <text:p text:style-name="P47">24 - <text:tab/>+ <text:tab/>- <text:tab/>+ <text:tab/>- <text:tab/>+ <text:tab/>+ <text:tab/>+ <text:tab/>- <text:tab/>-<text:tab/>+ <text:tab/>+ <text:tab/>+ <text:tab/>+ <text:tab/>+ <text:tab/>+</text:p>
        <text:p text:style-name="P47">25 - <text:tab/>+ <text:tab/>- <text:tab/>+ <text:tab/>- <text:tab/>+ <text:tab/>+ <text:tab/>++ <text:tab/>- <text:tab/>-<text:tab/>+ <text:tab/>+ <text:tab/>+ <text:tab/>+ <text:tab/>+ <text:tab/>+</text:p>
        <text:p text:style-name="P47">26 - <text:tab/># <text:tab/>- <text:tab/>- <text:tab/>- <text:tab/># <text:tab/>- <text:tab/># <text:tab/>- <text:tab/>-<text:tab/>+ <text:tab/># <text:tab/># <text:tab/>- <text:tab/>+ <text:tab/>#</text:p>
        <text:p text:style-name="P47">27 -<text:tab/># <text:tab/>- <text:tab/>- <text:tab/>- <text:tab/># <text:tab/>- <text:tab/># <text:tab/>- <text:tab/>-<text:tab/>+ <text:tab/># <text:tab/># <text:tab/>- <text:tab/>+ <text:tab/>#</text:p>
        <text:p text:style-name="P47">28 - <text:tab/>+ <text:tab/>- <text:tab/>- <text:tab/>- <text:tab/>+ <text:tab/>- <text:tab/>+ <text:tab/>- <text:tab/>- <text:tab/>+ <text:tab/>+ <text:tab/>+ <text:tab/>- <text:tab/>+ <text:tab/>+</text:p>
        <text:p text:style-name="P47">29 - <text:tab/># <text:tab/>- <text:tab/>- <text:tab/>- <text:tab/># <text:tab/>- <text:tab/>- <text:tab/>- <text:tab/>-<text:tab/>+ <text:tab/># <text:tab/># <text:tab/>- <text:tab/>+ <text:tab/>#</text:p>
        <text:p text:style-name="P30"/>
        <text:p text:style-name="P29"><text:soft-page-break/></text:p>
        <text:p text:style-name="P22">To provide a flavor of the difference between the preserved manuscripts, I offer a translation of an idealized shorter version (the line numbers are those of the full edition):</text:p>
        <text:p text:style-name="P44"/>
        <text:p text:style-name="P39">1. <text:tab/>Speak to my king:</text:p>
        <text:p text:style-name="P39">2. <text:tab/>To my mountain goat, fair of limb,</text:p>
        <text:p text:style-name="P39">3. <text:tab/>Eagle-clawed highland horse,</text:p>
        <text:p text:style-name="P39">4. <text:tab/>To my date palm growing in a sacred place, laden with glistening dates,</text:p>
        <text:p text:style-name="P39">5. <text:tab/>Say moreover:</text:p>
        <text:p text:style-name="P39">6/8. <text:tab/>Saying (the words of) Abaindasa, officer of the armed forces,</text:p>
        <text:p text:style-name="P39">18. <text:tab/>As if I were planting a tree in my own woodlot, I kneel in the dirt;</text:p>
        <text:p text:style-name="P39">19. <text:tab/>As if someone had managed to tie me to my own chair, my hands are tied with rope;</text:p>
        <text:p text:style-name="P39">20. <text:tab/>In my own city, where I used to dress in fine clothing, I am forced to wear dirty rags;</text:p>
        <text:p text:style-name="P39">21. <text:tab/>Forced to wash in clods of dirt, there is dirt on my face.</text:p>
        <text:p text:style-name="P37"><text:span text:style-name="T10">22. <text:tab/>A beast devours cadavers but then retreats,</text:span></text:p>
        <text:p text:style-name="P39">23. <text:tab/>Even after the king of beasts makes a kill, he slackens his jaw;</text:p>
        <text:p text:style-name="P39">24. <text:tab/>Even after the canebrake is consumed by fire, the pond remains;</text:p>
        <text:p text:style-name="P39">25. <text:tab/>And even Utu, after consuming (offerings of) ghee and cheese, still reaches out to (accept offerings from) a pauper’s table; </text:p>
        <text:p text:style-name="P37"><text:span text:style-name="T10">28. <text:tab/>Ah but me—when will Åulgi, my king, restore me to my position?</text:span></text:p>
        <text:p text:style-name="P43"/>
        <text:p text:style-name="P48">Textual Matrix</text:p>
        <text:p text:style-name="P49"/>
        <text:p text:style-name="P15"><text:span text:style-name="T3">1. <text:s/>lugal-</text:span><text:span text:style-name="T73">ğ</text:span><text:span text:style-name="T3">u</text:span><text:span text:style-name="T45">10</text:span><text:span text:style-name="T3">-ra ù-na-a-dug</text:span><text:span text:style-name="T45">4</text:span></text:p>
        <text:p text:style-name="P19">N2 <text:s/>. <text:s text:c="4"/>. <text:s text:c="2"/>. <text:s/>+ . <text:s/>- <text:s text:c="2"/>.</text:p>
        <text:p text:style-name="P19">N3 <text:s/>. <text:s text:c="4"/>. <text:s text:c="2"/>+ <text:s/>. + <text:s/>- <text:s text:c="2"/>.</text:p>
        <text:p text:style-name="P19"><text:soft-page-break/>N5 <text:s/>. <text:s text:c="4"/>+ <text:s text:c="2"/>+ <text:s/>+ + <text:s/>+ <text:s text:c="2"/>+</text:p>
        <text:p text:style-name="P19">Ur1 o <text:s text:c="4"/>o <text:s text:c="2"/>. <text:s/>. . <text:s/>o <text:s text:c="2"/>o</text:p>
        <text:p text:style-name="P19">Ur2 . <text:s text:c="4"/>. <text:s text:c="2"/>. <text:s/>+ + <text:s/>- <text:s text:c="2"/>+</text:p>
        <text:p text:style-name="P19">Ur3 o <text:s text:c="4"/>. <text:s text:c="2"/>+ <text:s/>+ + <text:s/>. <text:s text:c="2"/>o</text:p>
        <text:p text:style-name="P19">Su1 + <text:s text:c="4"/>+ <text:s text:c="2"/>+ <text:s/>+ ne - <text:s text:c="2"/>+</text:p>
        <text:p text:style-name="P19">X1 <text:s/>. <text:s text:c="4"/>+ <text:s text:c="2"/>+ <text:s/>. . <text:s/>- <text:s text:c="2"/>.</text:p>
        <text:p text:style-name="P15"><text:span text:style-name="T3">X2 <text:s/>+ <text:s text:c="4"/>+ <text:s text:c="2"/>+ <text:s/>. . <text:s/>- <text:s text:c="2"/>.</text:span></text:p>
        <text:p text:style-name="P19">X3 <text:s/>+ <text:s text:c="4"/>+ <text:s text:c="2"/>. <text:s/>o o <text:s/>o <text:s text:c="2"/>o</text:p>
        <text:p text:style-name="P19"/>
        <text:p text:style-name="P15"><text:span text:style-name="T3">2. <text:s/>máš hur-sa</text:span><text:span text:style-name="T73">ğ</text:span><text:span text:style-name="T3">-</text:span><text:span text:style-name="T73">ğ</text:span><text:span text:style-name="T3">á á sa</text:span><text:span text:style-name="T45">6</text:span><text:span text:style-name="T3">-sa</text:span><text:span text:style-name="T45">6</text:span><text:span text:style-name="T3">-gá</text:span></text:p>
        <text:p text:style-name="P19">N2 <text:s/>+ <text:s text:c="2"/>+ <text:s text:c="2"/>+ <text:s text:c="2"/>+ <text:s/>+ + <text:s/>+ <text:s text:c="3"/>. </text:p>
        <text:p text:style-name="P19">N3 <text:s/>. <text:s text:c="2"/>+ <text:s text:c="2"/>+ <text:s text:c="2"/>+ <text:s/>+ + <text:s/>+ <text:s text:c="3"/>. <text:s text:c="2"/></text:p>
        <text:p text:style-name="P15"><text:span text:style-name="T3">N5 <text:s/>. <text:s text:c="2"/>+ <text:s text:c="2"/>+ <text:s text:c="2"/>+ <text:s/>+ + <text:s/>+ <text:s text:c="2"/></text:span><text:span text:style-name="T73">ğ</text:span><text:span text:style-name="T3">u</text:span><text:span text:style-name="T45">10</text:span></text:p>
        <text:p text:style-name="P19">Ur1 . <text:s text:c="2"/>. <text:s text:c="2"/>+ <text:s text:c="2"/>+ <text:s/>+ + <text:s/>. <text:s text:c="3"/>o</text:p>
        <text:p text:style-name="P15"><text:span text:style-name="T3">Ur2 . <text:s text:c="2"/>. <text:s text:c="2"/>+ <text:s text:c="2"/>+ <text:s/>+ + <text:s/>+ <text:s text:c="2"/></text:span><text:span text:style-name="T73">ğ</text:span><text:span text:style-name="T3">u</text:span><text:span text:style-name="T45">10</text:span><text:span text:style-name="T3"> </text:span></text:p>
        <text:p text:style-name="P15"><text:span text:style-name="T3">Ur3 . <text:s text:c="2"/>+ <text:s text:c="2"/>+ <text:s text:c="2"/>+ <text:s/>+ + <text:s/>. <text:s text:c="3"/>o</text:span></text:p>
        <text:p text:style-name="P15"><text:span text:style-name="T3">Su1 . <text:s text:c="2"/>. <text:s text:c="2"/>. <text:s text:c="2"/>. <text:s/>. . <text:s/>. <text:s text:c="2"/></text:span><text:span text:style-name="T7">≠</text:span><text:span text:style-name="T73">ğ</text:span><text:span text:style-name="T3">u</text:span><text:span text:style-name="T45">10</text:span><text:span text:style-name="T7"></text:span></text:p>
        <text:p text:style-name="P15"><text:span text:style-name="T3">X1 <text:s/>+ <text:s text:c="2"/>+ <text:s text:c="2"/>+ <text:s text:c="2"/>+ <text:s/>+ + <text:s/>. <text:s text:c="2"/></text:span><text:span text:style-name="T7">≠</text:span><text:span text:style-name="T73">ğ</text:span><text:span text:style-name="T3">u</text:span><text:span text:style-name="T45">10</text:span><text:span text:style-name="T7"></text:span></text:p>
        <text:p text:style-name="P19">X2 <text:s/>+ <text:s text:c="2"/>+ <text:s text:c="2"/>+ <text:s text:c="2"/>+ <text:s/>. o <text:s/>o <text:s text:c="3"/>o</text:p>
        <text:p text:style-name="P19">X3 <text:s/>+ <text:s text:c="2"/>+ <text:s text:c="2"/>+ <text:s text:c="2"/>o <text:s/>o o <text:s/>o <text:s text:c="3"/>o</text:p>
        <text:p text:style-name="P19"/>
        <text:p text:style-name="P15"><text:span text:style-name="T3">3. <text:s/>anše kur hur-sa</text:span><text:span text:style-name="T73">ğ</text:span><text:span text:style-name="T3">-</text:span><text:span text:style-name="T73">ğ</text:span><text:span text:style-name="T3">á <text:s text:c="5"/>umbin hu-rí-in</text:span><text:span text:style-name="T57">mu</text:span><text:span text:style-name="T56">š</text:span><text:span text:style-name="T57">en</text:span><text:span text:style-name="T3">-na</text:span></text:p>
        <text:p text:style-name="P19">N2 <text:s/>+ <text:s text:c="3"/>+ <text:s text:c="2"/>. <text:s text:c="2"/>+ <text:s text:c="2"/>+ <text:s text:c="6"/>+ <text:s text:c="4"/>. <text:s/>. <text:s/>+ + <text:s text:c="2"/>+</text:p>
        <text:p text:style-name="P15"><text:span text:style-name="T3">N3 <text:s/>+ <text:s text:c="3"/>+ <text:s text:c="2"/>+ <text:s text:c="2"/>+ <text:s text:c="2"/>+ <text:s text:c="6"/>+ <text:s text:c="4"/>+ <text:s/>+ <text:s/>. o <text:s text:c="2"/>o</text:span></text:p>
        <text:p text:style-name="P19">N5 <text:s/>+ <text:s text:c="3"/>+ <text:s text:c="2"/>+ <text:s text:c="2"/>+ <text:s text:c="2"/>+ <text:s text:c="6"/>+ <text:s text:c="4"/>+ <text:s/>+ <text:s/>+ + <text:s text:c="2"/>+</text:p>
        <text:p text:style-name="P19">N7 <text:s/>o <text:s text:c="3"/>o <text:s text:c="2"/>o <text:s text:c="2"/>o <text:s text:c="2"/>o <text:s text:c="6"/>. <text:s text:c="4"/>+ <text:s/>. <text:s/>. o <text:s text:c="2"/>o</text:p>
        <text:p text:style-name="P19">Ur1 . <text:s text:c="3"/>+ra + <text:s text:c="2"/>+ <text:s text:c="2"/>+ <text:s text:c="6"/>+ <text:s text:c="4"/>. <text:s/>. <text:s/>o o <text:s text:c="2"/>o</text:p>
        <text:p text:style-name="P19">Ur2 + <text:s text:c="3"/>+ <text:s text:c="2"/>+ <text:s text:c="2"/>+ <text:s text:c="2"/>+ <text:s text:c="6"/>. <text:s text:c="4"/>+ <text:s/>+ <text:s/>+ - <text:s text:c="2"/>+</text:p>
        <text:p text:style-name="P19">Ur3 . <text:s text:c="3"/>+ <text:s text:c="2"/>+ <text:s text:c="2"/>+ <text:s text:c="2"/>+ <text:s text:c="6"/>+ <text:s text:c="4"/>+ <text:s/>+ <text:s/>+ - <text:s text:c="2"/>.</text:p>
        <text:p text:style-name="P15"><text:span text:style-name="T3">Su1 . <text:s text:c="3"/>x <text:s text:c="2"/>. <text:s text:c="2"/>. <text:s text:c="2"/>. / traces</text:span><text:span text:style-name="Footnote_20_Symbol"><text:span text:style-name="T3"><text:note text:id="ftn11" text:note-class="footnote"><text:note-citation>11</text:note-citation><text:note-body><text:p text:style-name="Footnote"><text:s/>See p. <text:span text:style-name="T70">000</text:span> below.</text:p></text:note-body></text:note></text:span></text:span></text:p>
        <text:p text:style-name="P19"><text:soft-page-break/>X1 <text:s/>+ <text:s text:c="3"/>+ <text:s text:c="2"/>+ <text:s text:c="2"/>+ <text:s text:c="2"/>+ <text:s text:c="6"/>+ <text:s text:c="4"/>+ <text:s/>+ <text:s/>+ - <text:s text:c="2"/>+</text:p>
        <text:p text:style-name="P19">X2 <text:s/>+ <text:s text:c="3"/>+ra + <text:s text:c="2"/>. <text:s text:c="2"/>. <text:s text:c="6"/>o <text:s text:c="4"/>. <text:s/>. <text:s/>o(-) <text:s/>o </text:p>
        <text:p text:style-name="P15"><text:span text:style-name="T3">X3 <text:s/>+ <text:s text:c="3"/>+ <text:s text:c="2"/>+ <text:s text:c="2"/>+ <text:s text:c="2"/>. </text:span><text:span text:style-name="T7">≠</text:span><text:span text:style-name="T3">ke</text:span><text:span text:style-name="T45">4</text:span><text:span text:style-name="T7"></text:span><text:span text:style-name="Footnote_20_Symbol"><text:span text:style-name="T3"><text:note text:id="ftn12" text:note-class="footnote"><text:note-citation>12</text:note-citation><text:note-body><text:p text:style-name="Footnote"><text:s/>A modern piece of clay with etched in wedges has been inserted here.</text:p></text:note-body></text:note></text:span></text:span><text:span text:style-name="T3"> + <text:s text:c="4"/>. <text:s/>+ <text:s/>+ + <text:s text:c="2"/>+</text:span></text:p>
        <text:p text:style-name="P50"><text:span text:style-name="T3">4. <text:s/></text:span><text:span text:style-name="T75">ğ</text:span><text:span text:style-name="T57">i</text:span><text:span text:style-name="T56">š</text:span><text:span text:style-name="T3">nimbar ki sikil-e mú-a <text:s text:c="2"/>zú-lum </text:span><text:span text:style-name="T57">na4</text:span><text:span text:style-name="T3">za-gìn lá-</text:span><text:span text:style-name="T73">ğ</text:span><text:span text:style-name="T3">u</text:span><text:span text:style-name="T45">10</text:span><text:span text:style-name="T3">-úr </text:span></text:p>
        <text:p text:style-name="P19">N2 <text:s/>+ + <text:s text:c="5"/>+ <text:s/>+ <text:s text:c="4"/>+ + <text:s/>+ <text:s text:c="2"/>. <text:s/>+ <text:s text:c="2"/>+ <text:s/>+ <text:s/>+ <text:s/>+ <text:s/>. <text:s text:c="2"/>.</text:p>
        <text:p text:style-name="P19">N3 <text:s/>. + <text:s text:c="5"/>+ <text:s/>. <text:s text:c="4"/>. . <text:s/>. <text:s text:c="2"/>+ <text:s/>+ <text:s text:c="2"/>- <text:s/>+ <text:s/>+ <text:s/>. <text:s/>o <text:s text:c="2"/>o</text:p>
        <text:p text:style-name="P15"><text:span text:style-name="T3">N5 <text:s/>+ + <text:s text:c="5"/>+ <text:s/>- <text:s text:c="4"/>+ + <text:s/>+ <text:s text:c="2"/>+ <text:s/>+ <text:s text:c="2"/>+ <text:s/>+ <text:s/>+ <text:s/>+ <text:s/>+ <text:s text:c="2"/>gá</text:span><text:span text:style-name="Footnote_20_Symbol"><text:span text:style-name="T3"><text:note text:id="ftn13" text:note-class="footnote"><text:note-citation>13</text:note-citation><text:note-body><text:p text:style-name="Footnote"><text:s/>Probably truncated <text:span text:style-name="T20">úr</text:span>.</text:p></text:note-body></text:note></text:span></text:span></text:p>
        <text:p text:style-name="P19">N7 <text:s/>o . <text:s text:c="5"/>+ <text:s/>+ <text:s text:c="4"/>o o <text:s/>o <text:s text:c="2"/>. <text:s/>+ <text:s text:c="2"/>+ <text:s/>. <text:s/>o <text:s/>o <text:s/>o <text:s text:c="2"/>o</text:p>
        <text:p text:style-name="P19">Ur1 + + <text:s text:c="5"/>+ <text:s/>+ <text:s text:c="4"/>+ + <text:s/>+ <text:s text:c="2"/>+ <text:s/>+ <text:s text:c="2"/>+ <text:s/>+ <text:s/>. <text:s/>o <text:s/>o <text:s text:c="2"/>o</text:p>
        <text:p text:style-name="P19">Ur2 + + <text:s text:c="5"/>+ <text:s/>+ <text:s text:c="4"/>+ + <text:s/>+/ <text:s/>+ <text:s/>+ <text:s text:c="2"/>+ <text:s/>+ <text:s/>+ <text:s/>+ <text:s/>- <text:s text:c="2"/>+</text:p>
        <text:p text:style-name="P19">Ur3 + + <text:s text:c="5"/>+ <text:s/>+ <text:s text:c="4"/>+ + <text:s/>+ <text:s text:c="2"/>+ <text:s/>+ <text:s text:c="2"/>- <text:s/>+ <text:s/>+ <text:s/>. <text:s/>. <text:s text:c="2"/>.</text:p>
        <text:p text:style-name="P19">Su1 traces <text:s text:c="17"/>/ <text:s/>+ <text:s/>+ <text:s text:c="2"/>+ <text:s/>+ <text:s/>+ <text:s/>- <text:s/>+ <text:s text:c="2"/>-</text:p>
        <text:p text:style-name="P19">X1 <text:s/>+ + <text:s text:c="5"/>+ <text:s/>+ <text:s text:c="4"/>+ + <text:s/>+/ <text:s/>+ <text:s/>+ <text:s text:c="2"/>+ <text:s/>+ <text:s/>+ <text:s/>+ <text:s/>+ <text:s text:c="2"/>+ :</text:p>
        <text:p text:style-name="P19">X2 <text:s/>+ . <text:s text:c="5"/>+ <text:s/>. <text:s text:c="4"/>o + <text:s/>o/ <text:s/>+ <text:s/>+ <text:s text:c="2"/>. <text:s/>o <text:s/>o <text:s/>o <text:s/>. <text:s text:c="2"/>. </text:p>
        <text:p text:style-name="P15"><text:span text:style-name="T3">X3 <text:s/>+ + <text:s text:c="5"/>+ <text:s/>+ <text:s text:c="4"/>. + <text:s/>+</text:span><text:span text:style-name="Footnote_20_Symbol"><text:span text:style-name="T3"><text:note text:id="ftn14" text:note-class="footnote"><text:note-citation>14</text:note-citation><text:note-body><text:p text:style-name="Footnote"><text:s/>Preceded by an erased <text:span text:style-name="T37">a</text:span><text:span text:style-name="T4">.</text:span></text:p></text:note-body></text:note></text:span></text:span><text:span text:style-name="T3">/ + <text:s/>+ <text:s text:c="2"/>+ <text:s/>+ <text:s/>- <text:s/>+ <text:s/>+ <text:s text:c="2"/>+</text:span></text:p>
        <text:p text:style-name="P19"/>
        <text:p text:style-name="P15"><text:span text:style-name="T3">5. <text:s/>ù-na-dè-dah</text:span></text:p>
        <text:p text:style-name="P19">N2 <text:s/>+ + <text:s/>+ <text:s text:c="2"/>.</text:p>
        <text:p text:style-name="P15"><text:span text:style-name="T3">N3 <text:s/>. +</text:span><text:span text:style-name="Footnote_20_Symbol"><text:span text:style-name="T1"><text:note text:id="ftn15" text:note-class="footnote"><text:note-citation>15</text:note-citation><text:note-body><text:p text:style-name="Footnote"><text:span text:style-name="T4"><text:s/>Erasures before and after</text:span><text:span text:style-name="T37"> </text:span><text:span text:style-name="T20">na</text:span><text:span text:style-name="T4">.</text:span></text:p></text:note-body></text:note></text:span></text:span><text:span text:style-name="T3"> . <text:s text:c="2"/>.</text:span></text:p>
        <text:p text:style-name="P19">N5 <text:s/>. +e + <text:s text:c="2"/>+ </text:p>
        <text:p text:style-name="P19">N7 <text:s/>. + <text:s/>+ <text:s text:c="2"/>.</text:p>
        <text:p text:style-name="P15"><text:span text:style-name="T3">Ur1 + ne + <text:s text:c="2"/>.</text:span></text:p>
        <text:p text:style-name="P19">Ur2 + ne + <text:s text:c="2"/>+</text:p>
        <text:p text:style-name="P19">Ur3 + ne + <text:s text:c="2"/>.</text:p>
        <text:p text:style-name="P19">Su1 + ne á <text:s text:c="2"/>+ dah</text:p>
        <text:p text:style-name="P15"><text:span text:style-name="T3">X1 <text:s/>+ +e +</text:span><text:span text:style-name="T57">?</text:span><text:span text:style-name="T3"> <text:s/>+ </text:span></text:p>
        <text:p text:style-name="P19">X2 <text:s/>. . <text:s/>o <text:s text:c="2"/>o</text:p>
        <text:p text:style-name="P19">X3 <text:s/>+ ne + <text:s text:c="2"/>+</text:p>
        <text:p text:style-name="P19">X4 <text:s/>+ + <text:s/>+ <text:s text:c="2"/>+</text:p>
        <text:p text:style-name="P19"/>
        <text:p text:style-name="P15"><text:span text:style-name="T3">6.</text:span><text:span text:style-name="T57"> <text:s text:c="2"/>I</text:span><text:span text:style-name="T3">a-ba-in-da-sá <text:s text:c="3"/>ugula éren ka-kešda </text:span></text:p>
        <text:p text:style-name="P19">N2 <text:s/>++ + <text:s/>+ <text:s text:c="2"/>+ + <text:s text:c="4"/>+ <text:s text:c="4"/>+ <text:s text:c="3"/>+ <text:s text:c="3"/>+ <text:s text:c="6"/></text:p>
        <text:p text:style-name="P19"><text:soft-page-break/>N3 <text:s/>.+ + <text:s/>+ <text:s text:c="2"/>. o <text:s text:c="4"/>+ <text:s text:c="4"/>+ <text:s text:c="3"/>+ <text:s text:c="3"/>+ <text:s text:c="2"/>lu[gal]</text:p>
        <text:p text:style-name="P19">N5 <text:s/>#</text:p>
        <text:p text:style-name="P19">N7 <text:s/>#</text:p>
        <text:p text:style-name="P19">N9 <text:s/>oo . <text:s/>. <text:s text:c="2"/>. . <text:s text:c="4"/>. <text:s text:c="4"/>. <text:s text:c="3"/>. <text:s text:c="3"/>o <text:s text:c="4"/></text:p>
        <text:p text:style-name="P19">N10 oo . <text:s/>. <text:s text:c="2"/>o o / <text:s text:c="2"/>o <text:s text:c="4"/>. <text:s text:c="3"/>. <text:s text:c="3"/>.</text:p>
        <text:p text:style-name="P15"><text:span text:style-name="T3">Ur1 ++ + <text:s/>an <text:s/>+ + <text:s text:c="4"/>+ <text:s text:c="2"/></text:span><text:span text:style-name="T1">à</text:span><text:span text:style-name="T3">ga-ús + <text:s text:c="3"/>+ <text:s text:c="6"/></text:span></text:p>
        <text:p text:style-name="P19">Ur2 # <text:s/></text:p>
        <text:p text:style-name="P15"><text:span text:style-name="T3">Ur3 ++ + </text:span><text:span text:style-name="T7">≠</text:span><text:span text:style-name="T3">nam</text:span><text:span text:style-name="T7"></text:span><text:span text:style-name="T3"> + + <text:s text:c="4"/>+ <text:s text:c="2"/></text:span><text:span text:style-name="T1">à</text:span><text:span text:style-name="T3">ga-ús + <text:s text:c="3"/>+ <text:s text:c="6"/></text:span></text:p>
        <text:p text:style-name="P15"><text:span text:style-name="T3">X1 <text:s/>++ + <text:s/>an <text:s/>+ + <text:s text:c="4"/>+ <text:s text:c="2"/></text:span><text:span text:style-name="T1">à</text:span><text:span text:style-name="T3">ga-ús + <text:s text:c="3"/>+ <text:s text:c="6"/></text:span></text:p>
        <text:p text:style-name="P15"><text:span text:style-name="T3">X2 <text:s/>-. . </text:span><text:span text:style-name="T7">≠</text:span><text:span text:style-name="T3">an</text:span><text:span text:style-name="T7"></text:span><text:span text:style-name="T3"> <text:s/>. . / <text:s text:c="2"/>. <text:s/></text:span><text:span text:style-name="T7">≠</text:span><text:span text:style-name="T1">à</text:span><text:span text:style-name="T3">ga-ús</text:span><text:span text:style-name="T7"></text:span><text:span text:style-name="T3"> . <text:s text:c="3"/>. <text:s text:c="6"/></text:span></text:p>
        <text:p text:style-name="P19">X3 <text:s/>#</text:p>
        <text:p text:style-name="P19">X4 <text:s/>oo o <text:s/>o <text:s text:c="2"/>. + <text:s text:c="4"/>+ <text:s text:c="4"/>+ <text:s text:c="3"/>+ <text:s text:c="3"/>+ :</text:p>
        <text:p text:style-name="P50"><text:span text:style-name="T3">7. <text:s/>sa</text:span><text:span text:style-name="T73">ğ</text:span><text:span text:style-name="T3">-ki zalag lugal-la-na-šè šà lugal-a-ni-ir du</text:span><text:span text:style-name="T45">10</text:span><text:span text:style-name="T3">-du</text:span><text:span text:style-name="T45">10</text:span><text:span text:style-name="T3">-ge-ra </text:span></text:p>
        <text:p text:style-name="P18">N2 <text:s/>#</text:p>
        <text:p text:style-name="P15"><text:span text:style-name="T1">N3 <text:s/># </text:span></text:p>
        <text:p text:style-name="P18">N5 <text:s/>#</text:p>
        <text:p text:style-name="P18">N7 <text:s/>#</text:p>
        <text:p text:style-name="P18">N9 <text:s/>#</text:p>
        <text:p text:style-name="P18">N10 #</text:p>
        <text:p text:style-name="P18">Ur1 + <text:s text:c="2"/>+ <text:s text:c="2"/>+ <text:s text:c="4"/>+ <text:s text:c="3"/>+ <text:s/>+ <text:s/>+ <text:s text:c="2"/>+ <text:s/>+ <text:s text:c="2"/>+ <text:s/>+ <text:s/>+ <text:s/>+ <text:s text:c="2"/>+ <text:s text:c="2"/>+ <text:s text:c="2"/>+</text:p>
        <text:p text:style-name="P18">Ur2 #</text:p>
        <text:p text:style-name="P15"><text:span text:style-name="T1">Ur3 + <text:s text:c="2"/>. <text:s text:c="2"/></text:span><text:span text:style-name="T3">+ <text:s text:c="4"/>+ <text:s text:c="3"/>+ <text:s/>+ ta / + <text:s/>+ </text:span><text:span text:style-name="T7">≠</text:span><text:span text:style-name="T3">la</text:span><text:span text:style-name="T7"></text:span><text:span text:style-name="T3"> na <text:s/>- <text:s/>+ <text:s text:c="2"/>+ <text:s text:c="2"/>+ <text:s text:c="2"/>+ </text:span></text:p>
        <text:p text:style-name="P15"><text:span text:style-name="T3">X1 <text:s/>+ <text:s text:c="2"/>+ <text:s text:c="2"/>+ <text:s text:c="4"/>+ <text:s text:c="3"/>+ <text:s/>+ ke</text:span><text:span text:style-name="T45">4</text:span><text:span text:style-name="T3">/ + <text:s/>+ <text:s/>la <text:s/>ni - <text:s/>+ <text:s text:c="2"/>+ <text:s text:c="2"/>+ <text:s text:c="2"/>+</text:span></text:p>
        <text:p text:style-name="P15"><text:span text:style-name="T3">X2 <text:s/>. <text:s text:c="2"/>. <text:s text:c="2"/>. <text:s text:c="4"/>. <text:s text:c="3"/>a <text:s/>ni . / . <text:s/>. <text:s text:c="2"/>o <text:s/>. <text:s/>- <text:s/>. <text:s text:c="2"/>. <text:s text:c="2"/>. <text:s text:c="2"/>.</text:span></text:p>
        <text:p text:style-name="P19">X3 <text:s/>#</text:p>
        <text:p text:style-name="P19"/>
        <text:p text:style-name="P15"><text:span text:style-name="T3">8. <text:s/>árad-zu na-ab-bé-a</text:span></text:p>
        <text:p text:style-name="P19">N2 <text:s/>+ <text:s text:c="3"/>+ <text:s/>+ <text:s/>+ <text:s/>+ <text:s/>+</text:p>
        <text:p text:style-name="P19">N3 <text:s/>+ <text:s text:c="3"/>+ <text:s/>+ <text:s/>. <text:s/>+ <text:s/>.</text:p>
        <text:p text:style-name="P19">N5 <text:s/>#</text:p>
        <text:p text:style-name="P19">N7 <text:s/>#</text:p>
        <text:p text:style-name="P19">N8 <text:s/>o <text:s text:c="3"/>o <text:s/>o <text:s/>. <text:s/>o <text:s/>o</text:p>
        <text:p text:style-name="P19">N9 <text:s/>. <text:s text:c="3"/>+ <text:s/>+ <text:s/>o <text:s/>o <text:s/>o</text:p>
        <text:p text:style-name="P18">N10 #</text:p>
        <text:p text:style-name="P19">Ur1 + <text:s text:c="3"/>+ <text:s/>+ <text:s/>+ <text:s/>+ <text:s/>+</text:p>
        <text:p text:style-name="P19">Ur2 #</text:p>
        <text:p text:style-name="P19">Ur3 + <text:s text:c="3"/>+ <text:s/>+ <text:s/>+ <text:s/>+ <text:s/>+</text:p>
        <text:p text:style-name="P19">X1 <text:s/>+ <text:s text:c="3"/>+ <text:s/>+ <text:s/>+ <text:s/>+ <text:s/>+</text:p>
        <text:p text:style-name="P15"><text:span text:style-name="T3">X2 <text:s/>. <text:s text:c="3"/>o <text:s/>o <text:s/>o <text:s/>o <text:s/>o</text:span><text:span text:style-name="Footnote_20_Symbol"><text:span text:style-name="T3"><text:note text:id="ftn16" text:note-class="footnote"><text:note-citation>16</text:note-citation><text:note-body><text:p text:style-name="Footnote"><text:s/>Followed by traces of two lines.</text:p></text:note-body></text:note></text:span></text:span></text:p>
        <text:p text:style-name="P19">X3 <text:s/>#</text:p>
        <text:p text:style-name="P19"/>
        <text:p text:style-name="P15"><text:span text:style-name="T3">9. <text:s/>ì-kala-ga <text:s text:c="4"/>lugal-</text:span><text:span text:style-name="T73">ğ</text:span><text:span text:style-name="T3">u</text:span><text:span text:style-name="T45">10</text:span><text:span text:style-name="T3"> ga-ab-ús</text:span></text:p>
        <text:p text:style-name="P19">N2 <text:s/>+ + <text:s text:c="3"/>+ <text:s text:c="5"/>+ <text:s text:c="4"/>+ <text:s text:c="2"/>+ <text:s/>+ <text:s text:c="2"/>+</text:p>
        <text:p text:style-name="P19"><text:soft-page-break/>N3 <text:s/>#</text:p>
        <text:p text:style-name="P19">N5 <text:s/>#</text:p>
        <text:p text:style-name="P19">N7 <text:s/>#</text:p>
        <text:p text:style-name="P19">N8 <text:s/>o o <text:s text:c="3"/>o <text:s text:c="5"/>. <text:s text:c="4"/>+ <text:s text:c="2"/>o <text:s/>o <text:s text:c="2"/>o</text:p>
        <text:p text:style-name="P18">N9 <text:s/>#</text:p>
        <text:p text:style-name="P18">N10 #</text:p>
        <text:p text:style-name="P18">Ur1 kala-ga-me-en + <text:s text:c="4"/>+ <text:s text:c="2"/>+ <text:s/>+ <text:s text:c="2"/>+</text:p>
        <text:p text:style-name="P18">Ur2 #</text:p>
        <text:p text:style-name="P18">Ur3 kala-ga-me-en <text:s/>àga-ús-zu hé-me-en</text:p>
        <text:p text:style-name="P15"><text:span text:style-name="T1">X1 <text:s/>kala-ga-me-en <text:s/>àga-ús-zu hé-me-en <text:s/></text:span></text:p>
        <text:p text:style-name="P19">X3 <text:s/>#</text:p>
        <text:p text:style-name="P50"><text:span text:style-name="T3">10. igi-tu</text:span><text:span text:style-name="T3">ku igi-zu-šè ga-gin</text:span></text:p>
        <text:p text:style-name="P19">N2 <text:s/>+ <text:s text:c="4"/>+ <text:s/>+ <text:s text:c="2"/>ni + <text:s/>+ <text:s text:c="2"/>+</text:p>
        <text:p text:style-name="P19">N3 <text:s/>#</text:p>
        <text:p text:style-name="P19">N5 <text:s/>#</text:p>
        <text:p text:style-name="P19">N7 <text:s/>#</text:p>
        <text:p text:style-name="P19">N8 <text:s/>o <text:s text:c="4"/>. <text:s/>+ <text:s text:c="2"/>+ <text:s/>+ <text:s/>o <text:s text:c="2"/>o</text:p>
        <text:p text:style-name="P19">N9 <text:s/>#</text:p>
        <text:p text:style-name="P18">N10 #</text:p>
        <text:p text:style-name="P18">Ur1 #</text:p>
        <text:p text:style-name="P18">Ur2 #</text:p>
        <text:p text:style-name="P18">Ur3 #</text:p>
        <text:p text:style-name="P18">X1 <text:s/>+ tuk + <text:s/>+ <text:s text:c="2"/>+ <text:s/>+ <text:s/>+ <text:s text:c="2"/>+ (after 11)</text:p>
        <text:p text:style-name="P18">X3 <text:s/>#</text:p>
        <text:p text:style-name="P18"/>
        <text:p text:style-name="P15"><text:span text:style-name="T1">X1 has an additional line: A DIŠ </text:span><text:span text:style-name="T2">Ú</text:span><text:span text:style-name="T1">–àm </text:span><text:span text:style-name="T74">ğ</text:span><text:span text:style-name="T56">iš</text:span><text:span text:style-name="T1">banšur mu-da-ak-e</text:span></text:p>
        <text:p text:style-name="P19"/>
        <text:p text:style-name="P15"><text:span text:style-name="T3">11. inim-ma-zu ra-gaba-zu hé-me-en</text:span></text:p>
        <text:p text:style-name="P19">N2 <text:s/>#</text:p>
        <text:p text:style-name="P19">N3 <text:s/>#</text:p>
        <text:p text:style-name="P19">N5 <text:s/>#</text:p>
        <text:p text:style-name="P19">N7 <text:s/>#</text:p>
        <text:p text:style-name="P19">N8 <text:s/>. <text:s text:c="3"/>. <text:s/>. <text:s/>+ <text:s/>+ <text:s text:c="3"/>+ <text:s/>. <text:s/>o <text:s text:c="2"/>o</text:p>
        <text:p text:style-name="P19">N9 <text:s/>#</text:p>
        <text:p text:style-name="P18">N10 #</text:p>
        <text:p text:style-name="P19">Ur1 + <text:s text:c="3"/>+ <text:s/>+ <text:s/>+ <text:s/>+ <text:s text:c="3"/>+ <text:s/>+ <text:s/>+ <text:s text:c="2"/>+</text:p>
        <text:p text:style-name="P18">Ur2 #</text:p>
        <text:p text:style-name="P18">Ur3 #</text:p>
        <text:p text:style-name="P15"><text:span text:style-name="T1">X1 <text:s/>+ <text:s text:c="3"/>+</text:span><text:span text:style-name="Footnote_20_Symbol"><text:span text:style-name="T1"><text:note text:id="ftn17" text:note-class="footnote"><text:note-citation>17</text:note-citation><text:note-body><text:p text:style-name="Footnote"><text:s/>Followed by erased <text:span text:style-name="T20">NI</text:span>.</text:p></text:note-body></text:note></text:span></text:span><text:span text:style-name="T1"> <text:s/>+ <text:s/>+ <text:s/>+ <text:s text:c="3"/>+ <text:s/>+ <text:s/>+ <text:s text:c="2"/>+</text:span><text:span text:style-name="Footnote_20_Symbol"><text:span text:style-name="T1"><text:note text:id="ftn18" text:note-class="footnote"><text:note-citation>18</text:note-citation><text:note-body><text:p text:style-name="Footnote"><text:s/>The line ends with four squeezed signs that I cannot read; it seems to be a verb beginning with <text:span text:style-name="T20">ga-</text:span>.</text:p></text:note-body></text:note></text:span></text:span></text:p>
        <text:p text:style-name="P18">X3 <text:s/>#</text:p>
        <text:p text:style-name="P18"/>
        <text:p text:style-name="P19"><text:soft-page-break/>12. a gub-ba-àm a mu-da-ak-e</text:p>
        <text:p text:style-name="P15"><text:span text:style-name="T3">N2 <text:s/>+ + <text:s text:c="2"/>. <text:s/></text:span><text:span text:style-name="T7">≠</text:span><text:span text:style-name="T3">a</text:span><text:span text:style-name="T7"></text:span><text:span text:style-name="T3"> + + <text:s/>+ <text:s/>+ <text:s/>+</text:span></text:p>
        <text:p text:style-name="P19">N3 <text:s/>#</text:p>
        <text:p text:style-name="P15"><text:span text:style-name="T3">N4 <text:s/>. . <text:s text:c="2"/>. <text:s/>. <text:s/>o o <text:s/>o <text:s/>o <text:s/>o</text:span></text:p>
        <text:p text:style-name="P19">N5 <text:s/>#</text:p>
        <text:p text:style-name="P19">N7 <text:s/>#</text:p>
        <text:p text:style-name="P19">N8 <text:s/>+ + <text:s text:c="2"/>+ <text:s/>+ <text:s/>+ + <text:s/>+ <text:s/>. <text:s/>o</text:p>
        <text:p text:style-name="P19">N9 <text:s/># </text:p>
        <text:p text:style-name="P18">N10 #</text:p>
        <text:p text:style-name="P19">Ur1 + + <text:s text:c="2"/>+ <text:s/>- <text:s/>+ +un+ <text:s/>+ <text:s/>+ (after 14)</text:p>
        <text:p text:style-name="P19">Ur2 #</text:p>
        <text:p text:style-name="P19">Ur3 o o <text:s text:c="2"/>o <text:s/>x <text:s/>x im-ma-ak-en(after 13)</text:p>
        <text:p text:style-name="P15"><text:span text:style-name="T3">Su2 +a+ <text:s text:c="2"/>+ <text:s/>- <text:s/>. + <text:s/>+ <text:s/>- <text:s/>-</text:span><text:span text:style-name="Footnote_20_Symbol"><text:span text:style-name="T3"><text:note text:id="ftn19" text:note-class="footnote"><text:note-citation>19</text:note-citation><text:note-body><text:p text:style-name="Footnote"><text:s/>See full transliteration below. The final sign seems to be <text:span text:style-name="T20">da</text:span> but could be a combination of <text:span text:style-name="T20">da</text:span> and <text:span text:style-name="T20">ak</text:span>. <text:s/></text:p></text:note-body></text:note></text:span></text:span><text:span text:style-name="T3"> </text:span></text:p>
        <text:p text:style-name="P19">X1 <text:s/>. + <text:s text:c="2"/>+ <text:s/>- <text:s/>+ + <text:s/>+ <text:s/>x <text:s/>x</text:p>
        <text:p text:style-name="P19">X3 <text:s/>#</text:p>
        <text:p text:style-name="P19"/>
        <text:p text:style-name="P15"><text:span text:style-name="T3">13. tumu gub-ba-àm <text:s text:c="2"/>še mu-un-da-lá-a</text:span></text:p>
        <text:p text:style-name="P19">N2 <text:s/>+ <text:s text:c="3"/>+ <text:s text:c="2"/>+ <text:s/>a <text:s text:c="3"/>IM mu-da-ak-e</text:p>
        <text:p text:style-name="P19">N3 <text:s/>#</text:p>
        <text:p text:style-name="P15"><text:span text:style-name="T3">N4 <text:s/>+ <text:s text:c="3"/>+ <text:s text:c="2"/>+ <text:s/>+ <text:s text:c="3"/>še x [ <text:s text:c="7"/>]</text:span></text:p>
        <text:p text:style-name="P19">N5 <text:s/>#</text:p>
        <text:p text:style-name="P19">N7 <text:s/>#</text:p>
        <text:p text:style-name="P15"><text:span text:style-name="T3">N8 <text:s/>+ <text:s text:c="3"/>. <text:s text:c="2"/>+ <text:s/>- <text:s text:c="3"/></text:span><text:span text:style-name="T1">š</text:span><text:span text:style-name="T3">e mu-da-</text:span><text:span text:style-name="T7">≠</text:span><text:span text:style-name="T3">ak</text:span><text:span text:style-name="T7"></text:span><text:span text:style-name="T3">-[...]</text:span></text:p>
        <text:p text:style-name="P19">N9 <text:s/>#</text:p>
        <text:p text:style-name="P18">N10 #</text:p>
        <text:p text:style-name="P15"><text:span text:style-name="T3">Ur1 + <text:s text:c="3"/>+ <text:s text:c="2"/>+ <text:s/>- <text:s text:c="3"/></text:span><text:span text:style-name="T3">še mu-un-da-lá-a</text:span></text:p>
        <text:p text:style-name="P19">Ur2 #</text:p>
        <text:p text:style-name="P15"><text:span text:style-name="T3">Ur3 o <text:s text:c="3"/>o <text:s text:c="2"/>o <text:s/>o <text:s text:c="3"/>še mu-un-sì-ge</text:span></text:p>
        <text:p text:style-name="P15"><text:span text:style-name="T3">Su2 i <text:s text:c="3"/>. <text:s text:c="2"/>+ <text:s/>- <text:s text:c="3"/>še mu-sì</text:span><text:span text:style-name="T3"> </text:span></text:p>
        <text:p text:style-name="P15"><text:span text:style-name="T3">X1 <text:s/>. <text:s text:c="3"/>+ <text:s text:c="2"/>+ <text:s/>- <text:s text:c="3"/>+ <text:s/>mu-</text:span><text:span text:style-name="T7">≠</text:span><text:span text:style-name="T3">da</text:span><text:span text:style-name="T7"></text:span><text:span text:style-name="T3">-x-</text:span><text:span text:style-name="T10">≠</text:span><text:span text:style-name="T3">e</text:span><text:span text:style-name="T10"></text:span></text:p>
        <text:p text:style-name="P19"><text:soft-page-break/>X3 <text:s/>#</text:p>
        <text:p text:style-name="P18"/>
        <text:p text:style-name="P15"><text:span text:style-name="T1">Ur3 has additional line: [</text:span><text:span text:style-name="T3">...</text:span><text:span text:style-name="T1">] </text:span><text:span text:style-name="T10">≠</text:span><text:span text:style-name="T1">bar</text:span><text:span text:style-name="T56">?</text:span><text:span text:style-name="T10"></text:span><text:span text:style-name="T1">-</text:span><text:span text:style-name="T72">ğ</text:span><text:span text:style-name="T1">á mu-un-dadag-ge</text:span></text:p>
        <text:p text:style-name="P18"/>
        <text:p text:style-name="P15"><text:span text:style-name="T1">14.</text:span><text:span text:style-name="T56"> </text:span><text:span text:style-name="T74">ğ</text:span><text:span text:style-name="T56">iš</text:span><text:span text:style-name="T1">má gub-ba-àm <text:s/></text:span><text:span text:style-name="T74">ğ</text:span><text:span text:style-name="T56">iš</text:span><text:span text:style-name="T72">ğ</text:span><text:span text:style-name="T1">isal mu-un-sì-ge <text:s/></text:span></text:p>
        <text:p text:style-name="P19">N2 <text:s/>#</text:p>
        <text:p text:style-name="P19">N3 <text:s/>#</text:p>
        <text:p text:style-name="P19">N4 <text:s/>+ + <text:s/>+ <text:s/>+ <text:s/>+ <text:s text:c="2"/>+ + <text:s text:c="3"/>o <text:s/>o <text:s text:c="2"/>o <text:s/>o </text:p>
        <text:p text:style-name="P19">N5 <text:s/>#</text:p>
        <text:p text:style-name="P19">N7 <text:s/>#</text:p>
        <text:p text:style-name="P19">N8 <text:s/>+ . <text:s/>. <text:s/>+ <text:s/>+ <text:s text:c="2"/>+ . <text:s text:c="3"/>o <text:s/>o <text:s text:c="2"/>o <text:s/>o </text:p>
        <text:p text:style-name="P19">N9 <text:s/>#</text:p>
        <text:p text:style-name="P18">N10 #</text:p>
        <text:p text:style-name="P19">Ur1 + + <text:s/>+ <text:s/>+ <text:s/>- <text:s text:c="2"/>+ + <text:s text:c="3"/>+ <text:s/>+ <text:s text:c="2"/>+ <text:s/>+ (before 12)</text:p>
        <text:p text:style-name="P18">Ur2 #</text:p>
        <text:p text:style-name="P18">Ur3 - . <text:s/>. <text:s/>. <text:s/>o <text:s text:c="2"/>+ + <text:s text:c="3"/>+ <text:s/>+ <text:s text:c="2"/>+ <text:s/>+ (before 13)</text:p>
        <text:p text:style-name="P15"><text:span text:style-name="T1">X1 <text:s/>+ + <text:s/>+ <text:s/>+ <text:s/>- <text:s text:c="2"/>+ + <text:s text:c="3"/>+ <text:s/>- <text:s text:c="2"/>+ <text:s/>. (before 12)</text:span></text:p>
        <text:p text:style-name="P18">X3 <text:s/>#</text:p>
        <text:p text:style-name="P18"/>
        <text:p text:style-name="P18">15. dub-sar me-en <text:s text:c="3"/>na-rú-a ab-sar-e</text:p>
        <text:p text:style-name="P19">N2 <text:s/>+ <text:s text:c="2"/>+ <text:s text:c="2"/>+ <text:s/>+ <text:s text:c="4"/>+ <text:s/>+ <text:s/>. . <text:s/>. <text:s text:c="2"/>+</text:p>
        <text:p text:style-name="P19">N3 <text:s/>#</text:p>
        <text:p text:style-name="P19">N4 <text:s/>+ <text:s text:c="2"/>+ <text:s text:c="2"/>+ <text:s/>+ <text:s text:c="4"/>+ <text:s/>+ <text:s/>o o <text:s/>o <text:s text:c="2"/>o</text:p>
        <text:p text:style-name="P19">N5 <text:s/>#</text:p>
        <text:p text:style-name="P19">N7 <text:s/>#</text:p>
        <text:p text:style-name="P15"><text:span text:style-name="T3">N8 <text:s/>. <text:s text:c="2"/>+ <text:s text:c="2"/>. <text:s/>.</text:span><text:span text:style-name="T7">≠</text:span><text:span text:style-name="T3">dub</text:span><text:span text:style-name="T7"></text:span><text:span text:style-name="T3"> . <text:s/>+ <text:s/>+ . <text:s/>o <text:s text:c="2"/>o <text:s/>(after 16)</text:span></text:p>
        <text:p text:style-name="P18">N9 <text:s/>#</text:p>
        <text:p text:style-name="P18">N10 #</text:p>
        <text:p text:style-name="P15"><text:span text:style-name="T1">Ur1 + <text:s text:c="2"/>+ <text:s text:c="2"/>+ <text:s/>+ <text:s text:c="4"/>+ <text:s/>+ <text:s/>+ + <text:s/>+</text:span><text:span text:style-name="Footnote_20_Symbol"><text:span text:style-name="T1"><text:note text:id="ftn20" text:note-class="footnote"><text:note-citation>20</text:note-citation><text:note-body><text:p text:style-name="Footnote"><text:s/>Preceded by an erased sign.</text:p></text:note-body></text:note></text:span></text:span><text:span text:style-name="T1"> re </text:span><text:span text:style-name="T10">≠</text:span><text:span text:style-name="T1">en</text:span><text:span text:style-name="T10"></text:span></text:p>
        <text:p text:style-name="P18">Ur2 #</text:p>
        <text:p text:style-name="P18"><text:soft-page-break/>Ur3 #</text:p>
        <text:p text:style-name="P15"><text:span text:style-name="T3">X1 <text:s/>+ <text:s text:c="2"/>+ <text:s text:c="2"/>+ <text:s/>+ <text:s text:c="4"/>+ <text:s/>+ <text:s/>+ mu + <text:s text:c="2"/></text:span><text:span text:style-name="T7">≠</text:span><text:span text:style-name="T3">re</text:span><text:span text:style-name="T7"></text:span></text:p>
        <text:p text:style-name="P19">X3 <text:s/>#</text:p>
        <text:p text:style-name="P19"/>
        <text:p text:style-name="P19">16. inim ugnim-ma mu-da-[...]</text:p>
        <text:p text:style-name="P19">N2 <text:s/>. <text:s text:c="3"/>+ <text:s text:c="4"/>o <text:s/>. <text:s/>. <text:s/>[...]</text:p>
        <text:p text:style-name="P19">N3 <text:s/>#</text:p>
        <text:p text:style-name="P19">N4 <text:s/>+ <text:s text:c="3"/>+ <text:s text:c="4"/>+ <text:s/>. <text:s/>o</text:p>
        <text:p text:style-name="P19">N5 <text:s/>#</text:p>
        <text:p text:style-name="P19">N7 <text:s/>#</text:p>
        <text:p text:style-name="P15"><text:span text:style-name="T3">N8 <text:s/>+ </text:span><text:span text:style-name="T1">KI.AD.</text:span><text:span text:style-name="T2">Ğ</text:span><text:span text:style-name="T1">AR+ <text:s/>+ <text:s/>. <text:s/></text:span><text:span text:style-name="T3">[...]</text:span></text:p>
        <text:p text:style-name="P19">N9 <text:s/>#</text:p>
        <text:p text:style-name="P18">N10 #</text:p>
        <text:p text:style-name="P19">Ur1 # </text:p>
        <text:p text:style-name="P19">Ur2 #</text:p>
        <text:p text:style-name="P19">Ur3 # </text:p>
        <text:p text:style-name="P19">X1 <text:s/>#</text:p>
        <text:p text:style-name="P19">X3 <text:s/>#</text:p>
        <text:p text:style-name="P19"/>
        <text:p text:style-name="P15"><text:span text:style-name="T3">17. inim pu-úh-ru-um-ma šub-ba e</text:span><text:span text:style-name="T45">11</text:span><text:span text:style-name="T3">-dè-bi mu-un-da-sì-ge</text:span></text:p>
        <text:p text:style-name="P19">N2 <text:s/>o <text:s text:c="3"/>. <text:s/>+ <text:s/>+ <text:s/>x <text:s/>o <text:s/>o <text:s text:c="2"/>o <text:s/>o <text:s/>o <text:s/>o <text:s text:c="2"/>o <text:s/>o <text:s/>o <text:s/>o <text:s/>o</text:p>
        <text:p text:style-name="P19">N3 <text:s/>#</text:p>
        <text:p text:style-name="P15"><text:span text:style-name="T3">N4 <text:s/>+ <text:s text:c="3"/>+ x+</text:span><text:span text:style-name="Footnote_20_Symbol"><text:span text:style-name="T3"><text:note text:id="ftn21" text:note-class="footnote"><text:note-citation>21</text:note-citation><text:note-body><text:p text:style-name="Footnote"><text:s/>The scribe has trouble with <text:span text:style-name="T68">úh</text:span> and began to write something else, erased it, and then wrote the right sign. He then repeated the line, once again with a problematical <text:span text:style-name="T20">úh</text:span>, partially erasing the offending sign: <text:span text:style-name="T20">inim pu-x-úh-ru-um-m[a …]</text:span>.</text:p></text:note-body></text:note></text:span></text:span><text:span text:style-name="T3"> + <text:s/>+ <text:s/>. <text:s/>o <text:s text:c="2"/>o <text:s/>o <text:s/>o <text:s/>o <text:s text:c="2"/>o <text:s/>o <text:s/>o <text:s/>o <text:s/>o</text:span></text:p>
        <text:p text:style-name="P18">N5 <text:s/>#</text:p>
        <text:p text:style-name="P18">N7 <text:s/>#</text:p>
        <text:p text:style-name="P15"><text:span text:style-name="T1">N8 <text:s/>#</text:span><text:span text:style-name="T10"></text:span></text:p>
        <text:p text:style-name="P18">N9 <text:s/>#</text:p>
        <text:p text:style-name="P18">N10 #</text:p>
        <text:p text:style-name="P18">Ur1 + <text:s text:c="3"/>+ <text:s/>+ <text:s/>+ <text:s/>+ <text:s/>+ <text:s/>+ <text:s text:c="2"/>+ <text:s/>+ <text:s/>+ <text:s/>+ <text:s text:c="2"/>+ <text:s/>+ <text:s/>+ <text:s/>+ <text:s/>+</text:p>
        <text:p text:style-name="P18"><text:soft-page-break/>Ur2 #</text:p>
        <text:p text:style-name="P18">Ur3 # </text:p>
        <text:p text:style-name="P15"><text:span text:style-name="T1">X1 <text:s/>+ <text:s text:c="3"/>+ <text:s/>+ <text:s/>+ <text:s/>- <text:s/>+ <text:s/>+ <text:s text:c="2"/>+ <text:s/>+ <text:s/>+ <text:s/>+ <text:s/>mu-dab</text:span><text:span text:style-name="T44">5</text:span><text:span text:style-name="T56">?</text:span></text:p>
        <text:p text:style-name="P18">X3 <text:s/>#</text:p>
        <text:p text:style-name="P18"/>
        <text:p text:style-name="P15"><text:span text:style-name="T1">N4 has another line after 17: inim sa</text:span><text:span text:style-name="T10"></text:span><text:span text:style-name="T1">-ge gaba-ri x[…]</text:span></text:p>
        <text:p text:style-name="P18"/>
        <text:p text:style-name="P15"><text:span text:style-name="T3">18. </text:span><text:span text:style-name="T73">ğ</text:span><text:span text:style-name="T3">iš-gin</text:span><text:span text:style-name="T7"></text:span><text:span text:style-name="T3"> <text:s/>tir-</text:span><text:span text:style-name="T73">ğ</text:span><text:span text:style-name="T3">á mu-un-dù-ù-nam mu-sír-re im-gam-me-en</text:span></text:p>
        <text:p text:style-name="P19">N2 <text:s/>o <text:s text:c="2"/>o <text:s text:c="4"/>. <text:s text:c="2"/>. <text:s/>. <text:s/>. <text:s/>. <text:s/>o <text:s/>o <text:s/>o <text:s/>o <text:s text:c="2"/>o <text:s/>o <text:s/>o <text:s text:c="2"/>o <text:s text:c="2"/>o</text:p>
        <text:p text:style-name="P19">N3 <text:s/>+ <text:s text:c="2"/>+ <text:s text:c="4"/>+ <text:s text:c="2"/>. <text:s/>. <text:s/>+ <text:s/>+ <text:s/>+ <text:s/>. <text:s/>+ <text:s/>+ <text:s text:c="2"/>. <text:s/>. <text:s/>+ <text:s/>m[a] o</text:p>
        <text:p text:style-name="P19">N4 <text:s/>+ <text:s text:c="2"/>+ <text:s text:c="4"/>+ <text:s text:c="2"/>+ <text:s/>+ <text:s/>- <text:s/>+ <text:s/>. <text:s/>o <text:s/>o <text:s/>o <text:s text:c="2"/>o <text:s/>o <text:s/>o <text:s text:c="2"/>o <text:s text:c="2"/>o</text:p>
        <text:p text:style-name="P15"><text:span text:style-name="T3">N5 <text:s/>. <text:s text:c="2"/>. <text:s text:c="4"/>. <text:s text:c="2"/>+ <text:s/>+ <text:s/>+ <text:s/>+ <text:s/>- <text:s/>+ <text:s/>. <text:s/>. <text:s/></text:span><text:span text:style-name="T7">≠</text:span><text:span text:style-name="T3">e</text:span><text:span text:style-name="T7"></text:span><text:span text:style-name="T3"> <text:s/>. <text:s/>+ <text:s text:c="2"/>+ <text:s text:c="2"/>+</text:span></text:p>
        <text:p text:style-name="P15"><text:span text:style-name="T3">N7 <text:s/>o <text:s text:c="2"/>. <text:s text:c="4"/>+ <text:s text:c="2"/>+ <text:s/>. <text:s/>. <text:s/>o <text:s/>o <text:s/>o <text:s/>o <text:s/>. <text:s/></text:span><text:span text:style-name="T7">≠</text:span><text:span text:style-name="T3">e</text:span><text:span text:style-name="T7"></text:span><text:span text:style-name="T3"> <text:s/>+ <text:s/>+ <text:s/></text:span><text:span text:style-name="T7">≠</text:span><text:span text:style-name="T3">e</text:span><text:span text:style-name="T7"></text:span><text:span text:style-name="T3"> <text:s text:c="2"/>o</text:span></text:p>
        <text:p text:style-name="P19">N8 <text:s/>+ <text:s text:c="2"/>o <text:s text:c="4"/>o <text:s text:c="2"/>o <text:s/>o <text:s/>o <text:s/>o <text:s/>o <text:s/>o <text:s/>o <text:s/>o <text:s text:c="2"/>o <text:s/>o <text:s/>o <text:s text:c="2"/>o <text:s text:c="2"/>o</text:p>
        <text:p text:style-name="P19">N9 <text:s/>. <text:s text:c="2"/>+ <text:s text:c="4"/>+ <text:s text:c="2"/>+ <text:s/>+ <text:s/>- <text:s/>+ <text:s/>un o <text:s/>o <text:s/>o <text:s text:c="2"/>o <text:s/>o <text:s/>o <text:s text:c="2"/>o <text:s text:c="2"/>o</text:p>
        <text:p text:style-name="P15"><text:span text:style-name="T3">N10 o <text:s text:c="2"/>o <text:s text:c="4"/>o <text:s text:c="2"/>o <text:s/>o <text:s/>o <text:s/>o <text:s/>o <text:s/>o <text:s/>o <text:s/>o <text:s text:c="2"/>. <text:s/>+ <text:s/>+ <text:s text:c="2"/>- <text:s text:c="2"/>+</text:span></text:p>
        <text:p text:style-name="P15"><text:span text:style-name="T3">Ur1 + <text:s text:c="2"/>+ </text:span><text:span text:style-name="T73">ğ</text:span><text:span text:style-name="T3">iš + <text:s text:c="2"/>+ <text:s/>+ <text:s/>- <text:s/>+ <text:s/>- <text:s/>na + <text:s/>+ <text:s text:c="2"/>+ <text:s/>+ <text:s/>+ <text:s text:c="2"/>e <text:s text:c="2"/>-</text:span></text:p>
        <text:p text:style-name="P15"><text:span text:style-name="T3">Ur2 + <text:s text:c="2"/>+ <text:s text:c="4"/>+ <text:s text:c="2"/>+ <text:s/>+ <text:s/>+ tùm - <text:s/>- <text:s/>+ <text:s/>+ <text:s text:c="2"/>e <text:s/>+ <text:s/>+ <text:s text:c="2"/>e <text:s text:c="2"/>-</text:span></text:p>
        <text:p text:style-name="P19">Ur3 o <text:s text:c="2"/>o <text:s text:c="4"/>o <text:s text:c="2"/>. <text:s/>. <text:s/>. <text:s/>+ <text:s/>+ <text:s/>+ <text:s/>o <text:s/>. <text:s text:c="2"/>. <text:s/>. <text:s/>+ <text:s text:c="2"/>e <text:s text:c="2"/>-</text:p>
        <text:p text:style-name="P19">X1 <text:s/>+ <text:s text:c="2"/>+ <text:s text:c="4"/>+ <text:s text:c="2"/>+ <text:s/>. <text:s/>- <text:s/>+ <text:s/>- <text:s/>+ <text:s/>+ <text:s/>+ <text:s text:c="2"/>+ <text:s/>+ <text:s/>+ <text:s text:c="2"/>+ <text:s text:c="2"/>+</text:p>
        <text:p text:style-name="P15"><text:span text:style-name="T3">X3 <text:s/>+ <text:s text:c="2"/>+ </text:span><text:span text:style-name="T73">ğ</text:span><text:span text:style-name="T3">iš + <text:s text:c="2"/>+ <text:s/>+ <text:s/>+ <text:s/>+ <text:s/>- <text:s/>+</text:span><text:span text:style-name="T57">! <text:s text:c="2"/></text:span><text:span text:style-name="T3">. <text:s/>+ <text:s text:c="2"/>. <text:s/>ì <text:s/>+ <text:s text:c="2"/>e <text:s text:c="2"/>-</text:span></text:p>
        <text:p text:style-name="P19"/>
        <text:p text:style-name="P15"><text:span text:style-name="T3">19. </text:span><text:span text:style-name="T75">ğ</text:span><text:span text:style-name="T57">i</text:span><text:span text:style-name="T56">š</text:span><text:span text:style-name="T3">gu-za-</text:span><text:span text:style-name="T73">ğ</text:span><text:span text:style-name="T3">á lú mu-un-da-lá-a šu-</text:span><text:span text:style-name="T73">ğ</text:span><text:span text:style-name="T3">u</text:span><text:span text:style-name="T45">10</text:span><text:span text:style-name="T3"> éše im-ma-lá</text:span></text:p>
        <text:p text:style-name="P19">N1 <text:s/>. . <text:s/>. <text:s/>. <text:s/>. <text:s/>. <text:s/>. <text:s/>o <text:s/>o <text:s/>o + <text:s/>. <text:s text:c="2"/>. <text:s text:c="2"/>. <text:s/>. <text:s text:c="2"/>o </text:p>
        <text:p text:style-name="P19">N2 <text:s/>o o <text:s/>o <text:s/>+ <text:s/>+ <text:s/>+ <text:s/>+ dam . <text:s/>o o <text:s/>o <text:s text:c="2"/>o <text:s text:c="2"/>o <text:s/>o <text:s text:c="2"/>o</text:p>
        <text:p text:style-name="P15"><text:span text:style-name="T3">N3 <text:s/>+ + <text:s/>. <text:s/>. <text:s/>. <text:s/>. <text:s/>. <text:s/>. <text:s/>. <text:s/>o o <text:s/>o <text:s text:c="2"/>o <text:s text:c="2"/>o <text:s/>o <text:s text:c="2"/>o</text:span></text:p>
        <text:p text:style-name="P19">N4 <text:s/>. . <text:s/>+ <text:s/>+ <text:s/>+ <text:s/>+ <text:s/>+ <text:s/>+ <text:s/>. <text:s/>o o <text:s/>o <text:s text:c="2"/>o <text:s text:c="2"/>o <text:s/>o <text:s text:c="2"/>o</text:p>
        <text:p text:style-name="P15"><text:span text:style-name="T3">N7 <text:s/>o o <text:s/>. <text:s/>+ <text:s/>+ <text:s/>+ <text:s/>. <text:s/>o <text:s/>o <text:s/>o o <text:s/>. <text:s/></text:span><text:span text:style-name="T7">≠</text:span><text:span text:style-name="T3">uš</text:span><text:span text:style-name="T7"></text:span><text:span text:style-name="T3"> <text:s/>+ <text:s/>. <text:s text:c="2"/>+</text:span></text:p>
        <text:p text:style-name="P19">N8 <text:s/>+ + <text:s/>- <text:s/>- <text:s/>. <text:s/>. <text:s/>o <text:s/>o <text:s/>. <text:s/>. . <text:s/>o <text:s text:c="2"/>o <text:s text:c="2"/>o <text:s/>o <text:s text:c="2"/>o</text:p>
        <text:p text:style-name="P15"><text:span text:style-name="T3">N9 <text:s/>o . <text:s/>+ </text:span><text:span text:style-name="T73">ğ</text:span><text:span text:style-name="T3">u</text:span><text:span text:style-name="T45">10</text:span><text:span text:style-name="T3"> + <text:s/>.</text:span><text:span text:style-name="T7">≠</text:span><text:span text:style-name="T3">da-an</text:span><text:span text:style-name="T7"></text:span><text:span text:style-name="T3"> <text:s/>o <text:s/>o o <text:s/>o <text:s text:c="2"/>o <text:s text:c="2"/>o <text:s/>o <text:s text:c="2"/>o</text:span></text:p>
        <text:p text:style-name="P15"><text:soft-page-break/><text:span text:style-name="T3">N10 o o <text:s/>o <text:s/>+ <text:s/>+ <text:s/>+ <text:s/>+ <text:s/>. <text:s/>o <text:s/>o/o <text:s/>o <text:s text:c="2"/>. <text:s text:c="2"/>+ <text:s/>+ <text:s text:c="2"/>+ <text:s/></text:span></text:p>
        <text:p text:style-name="P19">Ur1 + . <text:s/>+ <text:s/>+ <text:s/>+ <text:s/>+ <text:s/>+ <text:s/>+ <text:s/>+ <text:s/>+ + <text:s/>+ <text:s text:c="2"/>. <text:s text:c="2"/>+ <text:s/>+an + </text:p>
        <text:p text:style-name="P19">Ur2 + . <text:s/>+ <text:s/>- <text:s/>+ <text:s/>+ <text:s/>- <text:s/>+ <text:s/>+ <text:s/>+ + <text:s/>+ <text:s text:c="2"/>. <text:s text:c="2"/>. <text:s/>+ <text:s text:c="2"/>+</text:p>
        <text:p text:style-name="P19">Ur3 o o <text:s/>o <text:s/>. <text:s/>. <text:s/>. <text:s/>. <text:s/>+ <text:s/>+ <text:s/>+ + <text:s/>+ <text:s text:c="2"/>+ <text:s text:c="2"/>+ <text:s/>+an + </text:p>
        <text:p text:style-name="P15"><text:span text:style-name="T3">X1 <text:s/>o o <text:s/>o <text:s/>. <text:s/></text:span><text:span text:style-name="T1">+ <text:s/>+ <text:s/>+ <text:s/>+ <text:s/>+ <text:s/>+ . <text:s/>. <text:s text:c="2"/>. <text:s text:c="2"/>. <text:s/>. <text:s text:c="2"/>. </text:span></text:p>
        <text:p text:style-name="P18">X3 <text:s/>+ . <text:s/>+ <text:s/>+ <text:s/>+ <text:s/>+ <text:s/>+ <text:s/>+ <text:s/>+ <text:s/>+ . <text:s/>. <text:s text:c="2"/>+ <text:s text:c="2"/>+ <text:s/>+ <text:s text:c="2"/>+</text:p>
        <text:p text:style-name="P18"/>
        <text:p text:style-name="P18">Followed by another line in X1.</text:p>
        <text:p text:style-name="P18"/>
        <text:p text:style-name="P15"><text:span text:style-name="T3">20. </text:span><text:span text:style-name="T3">uru-</text:span><text:span text:style-name="T73">ğ</text:span><text:span text:style-name="T3">á túg dàn-na <text:s text:c="2"/>mi-ni-mu</text:span><text:span text:style-name="T45">4</text:span><text:span text:style-name="T3">-ra túg mu-sír-ra ba-an-mu</text:span><text:span text:style-name="T45">4</text:span></text:p>
        <text:p text:style-name="P15"><text:span text:style-name="T1">N1 <text:s/>. <text:s text:c="2"/></text:span><text:span text:style-name="T3">+ <text:s/>. <text:s text:c="2"/>. <text:s text:c="2"/>+ <text:s text:c="3"/>+ <text:s/>+ <text:s text:c="2"/>o <text:s/>o <text:s text:c="2"/>o <text:s text:c="2"/>. <text:s/>+ <text:s/>+ <text:s text:c="2"/>+ <text:s/>x <text:s/>o</text:span></text:p>
        <text:p text:style-name="P19">N2 <text:s/>o <text:s text:c="2"/>. <text:s/>+ <text:s text:c="2"/>+ <text:s text:c="2"/>+ a <text:s/>+ <text:s/>+ <text:s text:c="2"/>+ <text:s/>+ <text:s text:c="2"/>+ <text:s text:c="2"/>+ <text:s/>+ <text:s/>o <text:s text:c="2"/>o <text:s/>o <text:s/>o </text:p>
        <text:p text:style-name="P15"><text:span text:style-name="T3">N4 <text:s/>o <text:s text:c="2"/>. <text:s/>. <text:s/>dan</text:span><text:span text:style-name="T45">6 <text:s/></text:span><text:span text:style-name="T3">+ a <text:s/>+ <text:s/>+i[n]o o <text:s text:c="2"/>o <text:s text:c="2"/>o <text:s/>. <text:s/>+ <text:s text:c="2"/>+ <text:s/>+ <text:s/>o</text:span></text:p>
        <text:p text:style-name="P15"><text:span text:style-name="T3">N7 <text:s/>o <text:s text:c="2"/>o <text:s/>o </text:span><text:span text:style-name="T7">≠</text:span><text:span text:style-name="T3">dan</text:span><text:span text:style-name="T45">6</text:span><text:span text:style-name="T3"> a na</text:span><text:span text:style-name="T7"></text:span><text:span text:style-name="T3"> . <text:s/>. <text:s text:c="2"/>o <text:s/>o <text:s text:c="2"/>o <text:s text:c="2"/>o <text:s/>o <text:s/>o <text:s text:c="2"/>o <text:s/>o <text:s/>o</text:span><text:span text:style-name="Footnote_20_Symbol"><text:span text:style-name="T3"><text:note text:id="ftn22" text:note-class="footnote"><text:note-citation>22</text:note-citation><text:note-body><text:p text:style-name="Footnote"><text:s/>Traces of an indented line, possibly <text:span text:style-name="T42">≠</text:span><text:span text:style-name="T20">mu-sír-ra</text:span><text:span text:style-name="T25"></text:span>.</text:p></text:note-body></text:note></text:span></text:span></text:p>
        <text:p text:style-name="P15"><text:span text:style-name="T3">N8 <text:s/>+ <text:s text:c="2"/>+ <text:s/>+ <text:s text:c="2"/>+ <text:s text:c="2"/>. </text:span><text:span text:style-name="T7">≠</text:span><text:span text:style-name="T3">a</text:span><text:span text:style-name="T7"></text:span><text:span text:style-name="T3"> . <text:s/>. <text:s text:c="2"/>o <text:s/>o <text:s text:c="2"/>o <text:s text:c="2"/>o <text:s/>o <text:s/>o <text:s text:c="2"/>o <text:s/>o <text:s/>o</text:span></text:p>
        <text:p text:style-name="P19">N9 <text:s/>o <text:s text:c="2"/>o <text:s/>. <text:s text:c="2"/>. <text:s text:c="2"/>o <text:s text:c="3"/>o <text:s/>o <text:s text:c="2"/>o <text:s/>o <text:s text:c="2"/>o <text:s text:c="2"/>o <text:s/>o <text:s/>o <text:s text:c="2"/>o <text:s/>o <text:s/>o <text:s text:c="3"/></text:p>
        <text:p text:style-name="P19">N10 o <text:s text:c="2"/>o <text:s/>. <text:s text:c="2"/>+ <text:s text:c="2"/>+ <text:s text:c="3"/>+ <text:s/>+ <text:s text:c="2"/>. <text:s/>. / o <text:s text:c="2"/>o <text:s/>o <text:s/>. <text:s text:c="2"/>. <text:s/>- <text:s/>+</text:p>
        <text:p text:style-name="P19">Ur1 # (see next line)</text:p>
        <text:p text:style-name="P15"><text:span text:style-name="T3">Ur2 + <text:s text:c="2"/></text:span><text:span text:style-name="T3">+ <text:s/>+ <text:s text:c="2"/>+ <text:s text:c="2"/>+ <text:s text:c="3"/>+ <text:s/>+ <text:s text:c="2"/>+ <text:s/>+ <text:s text:c="2"/>+ <text:s text:c="2"/>+ <text:s/>+ <text:s/>+ <text:s text:c="2"/>+ <text:s/>+ <text:s/>+ </text:span></text:p>
        <text:p text:style-name="P15"><text:span text:style-name="T3">Ur3 o <text:s text:c="2"/>o <text:s/>. <text:s/>dan</text:span><text:span text:style-name="T45">4</text:span><text:span text:style-name="T3"> + <text:s text:c="3"/>. <text:s/>+ <text:s text:c="2"/>+ <text:s/>+ <text:s text:c="2"/>o <text:s text:c="2"/>. <text:s/>+ <text:s/>+ <text:s text:c="2"/>+ <text:s/>+ <text:s/>+</text:span></text:p>
        <text:p text:style-name="P19">X1 <text:s/>o <text:s text:c="2"/>. <text:s/>. <text:s text:c="3"/>. <text:s/>+ <text:s text:c="3"/>+ <text:s/>+ <text:s text:c="2"/>. <text:s/>. <text:s text:c="2"/>o <text:s text:c="2"/>o <text:s/>o <text:s/>. <text:s text:c="2"/>. <text:s/>. <text:s/>.</text:p>
        <text:p text:style-name="P15"><text:span text:style-name="T3">X3 <text:s/>+ <text:s text:c="2"/>. <text:s/>+ <text:s/>dan</text:span><text:span text:style-name="T45">4</text:span><text:span text:style-name="T3"> <text:s/>+ <text:s text:c="3"/>+ <text:s/>+in - . <text:s text:c="2"/>+ <text:s text:c="2"/>+ <text:s/>+ <text:s/>+ <text:s text:c="2"/>+ <text:s/>- <text:s/>+</text:span></text:p>
        <text:p text:style-name="P19"><text:s text:c="5"/></text:p>
        <text:p text:style-name="P15"><text:span text:style-name="T3">21. <text:s/>lag-e a mi-ni-íb-tu</text:span><text:span text:style-name="T45">5</text:span><text:span text:style-name="T3">-tu</text:span><text:span text:style-name="T45">5</text:span><text:span text:style-name="T3">-a sahar igi-</text:span><text:span text:style-name="T73">ğ</text:span><text:span text:style-name="T3">á ba-e-gub</text:span></text:p>
        <text:p text:style-name="P19">N1 <text:s text:c="2"/>o <text:s text:c="2"/>. + <text:s/>+ <text:s/>+ <text:s/>- <text:s/>+ <text:s/>. <text:s/>o <text:s/>. <text:s text:c="4"/>+ <text:s/>+ <text:s text:c="2"/>+ . <text:s text:c="2"/>+ </text:p>
        <text:p text:style-name="P15"><text:span text:style-name="T3">N2 <text:s text:c="2"/>. <text:s text:c="2"/>+ + <text:s/>+ <text:s/>+ </text:span><text:span text:style-name="T7">≠</text:span><text:span text:style-name="T3">ib</text:span><text:span text:style-name="T7"></text:span><text:span text:style-name="T3"> . <text:s/>+ <text:s/>+ <text:s/>+ <text:s text:c="4"/>+ <text:s/>+ <text:s text:c="2"/>+ . <text:s text:c="2"/>.</text:span></text:p>
        <text:p text:style-name="P19">N4 <text:s text:c="2"/>o <text:s text:c="2"/>o o <text:s/>. <text:s/>+ <text:s/>+ <text:s/>+ <text:s/>. <text:s/>o <text:s/>o <text:s text:c="4"/>. <text:s/>+ <text:s text:c="2"/>+ + <text:s text:c="2"/>+</text:p>
        <text:p text:style-name="P19">N6 <text:s text:c="2"/>o <text:s text:c="2"/>o . <text:s/>+ <text:s/>+ <text:s/>. <text:s/>. <text:s/>o <text:s/>o <text:s/>. <text:s text:c="4"/>+ <text:s/>+ <text:s text:c="2"/>o o <text:s text:c="2"/>o</text:p>
        <text:p text:style-name="P15"><text:span text:style-name="T3">N7 <text:s text:c="2"/>o <text:s text:c="2"/>o o <text:s/>o <text:s/>o <text:s/>o <text:s/>. <text:s/>+ <text:s/>o <text:s/>o <text:s text:c="4"/>. <text:s/>. <text:s text:c="2"/>+ + <text:s text:c="2"/>+</text:span></text:p>
        <text:p text:style-name="P19">N8 <text:s text:c="2"/>. <text:s text:c="2"/>. . <text:s/>+ <text:s/>. <text:s/>o <text:s/>. <text:s/>. <text:s/>o <text:s/>o <text:s text:c="4"/>o <text:s/>o <text:s text:c="2"/>o o <text:s text:c="2"/>o</text:p>
        <text:p text:style-name="P15"><text:soft-page-break/><text:span text:style-name="T3">N10 <text:s/>o <text:s text:c="2"/>o o <text:s/>+ <text:s/>+ </text:span><text:span text:style-name="T7">≠</text:span><text:span text:style-name="T3">ib</text:span><text:span text:style-name="T7"></text:span><text:span text:style-name="T3"> . <text:s/>o <text:s/>o /o <text:s text:c="4"/>o <text:s/>. <text:s text:c="2"/>. . <text:s text:c="2"/>o </text:span></text:p>
        <text:p text:style-name="P15"><text:span text:style-name="T3">Ur1 <text:s/>+ <text:s text:c="2"/>. + </text:span><text:span text:style-name="T3"><text:s text:c="2"/>ní</text:span><text:span text:style-name="T73">ğ</text:span><text:span text:style-name="T3">-dan</text:span><text:span text:style-name="T45">6</text:span><text:span text:style-name="T3">-dan</text:span><text:span text:style-name="T45">6</text:span><text:span text:style-name="T3">-a <text:s text:c="2"/>+ <text:s text:c="4"/>+ <text:s/>+ <text:s text:c="2"/>+ + <text:s text:c="2"/>+ bu</text:span></text:p>
        <text:p text:style-name="P15"><text:span text:style-name="T3">Ur2 <text:s/>+ <text:s text:c="2"/>+ + <text:s/>+ <text:s/></text:span><text:span text:style-name="T3">+ <text:s/>- <text:s/>+ <text:s/>. <text:s/>+ <text:s/>+ <text:s text:c="4"/>+ <text:s/>+ <text:s text:c="2"/>+ + <text:s text:c="2"/>+ </text:span></text:p>
        <text:p text:style-name="P15"><text:span text:style-name="T3">Ur3 <text:s/>+ <text:s text:c="2"/>+ + <text:s/></text:span><text:span text:style-name="T3">+ <text:s/>+ in <text:s/>+ <text:s/>. <text:s/>. <text:s/>+ <text:s text:c="4"/>+ <text:s/>+ <text:s text:c="2"/>+ + <text:s text:c="2"/>+ <text:s text:c="2"/></text:span></text:p>
        <text:p text:style-name="P19">X1 <text:s text:c="2"/>o <text:s text:c="2"/>o o <text:s/>+ <text:s/>+ <text:s/>- <text:s/>+ <text:s/>+ <text:s/>+ <text:s/>. <text:s text:c="4"/>o <text:s/>o <text:s text:c="2"/>o o <text:s text:c="2"/>.</text:p>
        <text:p text:style-name="P19">X3 <text:s text:c="2"/>. <text:s text:c="2"/>. + <text:s/>+ <text:s/>+ in <text:s/>+ <text:s/>+ <text:s/>+ <text:s/>. <text:s text:c="4"/>+ <text:s/>+ <text:s text:c="2"/>+ + <text:s text:c="2"/>+</text:p>
        <text:p text:style-name="P19"/>
        <text:p text:style-name="P15"><text:span text:style-name="T3">22. <text:s/>ur-e ad</text:span><text:span text:style-name="T45">6</text:span><text:span text:style-name="T3"> íb-gu</text:span><text:span text:style-name="T45">7</text:span><text:span text:style-name="T3"> gaba-bi íb-zi-zi-i</text:span></text:p>
        <text:p text:style-name="P19">N1 <text:s text:c="2"/>. <text:s/>+ <text:s/>+ ub <text:s/>+ <text:s/>+ <text:s text:c="3"/>+ <text:s/>+ <text:s/>+ <text:s/>. <text:s/>+</text:p>
        <text:p text:style-name="P19">N2 <text:s text:c="2"/>+ <text:s/>+ <text:s/>+ <text:s/>+ <text:s/>+ <text:s/>+ <text:s text:c="3"/>+ <text:s/>. <text:s/>+ <text:s/>+ <text:s/>-</text:p>
        <text:p text:style-name="P19">N4 <text:s text:c="2"/>o <text:s/>o <text:s/>. <text:s/>+ <text:s/>+ <text:s/>+ <text:s text:c="3"/>. <text:s/>o <text:s/>o <text:s/>o <text:s/>o</text:p>
        <text:p text:style-name="P19">N6 <text:s text:c="2"/>. <text:s/>. <text:s/>. i+ <text:s/>+ <text:s/>. <text:s text:c="3"/>o <text:s/>o <text:s/>o <text:s/>o <text:s/>o</text:p>
        <text:p text:style-name="P19">N7 <text:s text:c="2"/>o <text:s/>o <text:s/>. <text:s/>. <text:s/>+ <text:s/>+ <text:s text:c="3"/>+ <text:s/>. <text:s/>. <text:s/>+ <text:s/>. <text:s text:c="2"/></text:p>
        <text:p text:style-name="P19">N8 <text:s text:c="2"/>. <text:s/>o <text:s/>. <text:s/>. <text:s/>. <text:s/>. <text:s text:c="3"/>. <text:s/>o <text:s/>o <text:s/>o <text:s/>o</text:p>
        <text:p text:style-name="P19">Ur1 <text:s/>+ <text:s/>. <text:s/>+ <text:s/>+ <text:s/>+ <text:s/>+ <text:s text:c="3"/>+ <text:s/>+ <text:s/>+ <text:s/>+ <text:s/>-</text:p>
        <text:p text:style-name="P19">Ur2 <text:s/>. <text:s/>+ <text:s/>. <text:s/>. <text:s/>+ <text:s/>+ <text:s text:c="3"/>+ <text:s/>+ <text:s/>+ <text:s/>+ <text:s/>+</text:p>
        <text:p text:style-name="P15"><text:span text:style-name="T3">Ur3 <text:s/>+ re <text:s/>+ <text:s/>+ <text:s/>. <text:s/>. <text:s text:c="3"/>+ <text:s/>+ du</text:span><text:span text:style-name="T45">8</text:span><text:span text:style-name="T3"> du</text:span><text:span text:style-name="T45">8</text:span></text:p>
        <text:p text:style-name="P19">X1 <text:s text:c="2"/>o <text:s/>o <text:s/>o <text:s/>. <text:s/>+ <text:s/>+ <text:s text:c="3"/>+ <text:s/>+ <text:s/>. <text:s/>. <text:s/>-</text:p>
        <text:p text:style-name="P19">X3 <text:s text:c="2"/>o <text:s/>o <text:s/>. <text:s/>+ <text:s/>+ <text:s/>o <text:s text:c="3"/>. <text:s/>+ <text:s/>+ <text:s/>+ <text:s/>.</text:p>
        <text:p text:style-name="P19"><text:s text:c="3"/></text:p>
        <text:p text:style-name="P15"><text:span text:style-name="T3">23. <text:s/>ušumgal-e <text:s/>sa</text:span><text:span text:style-name="T73">ğ</text:span><text:span text:style-name="T3"> </text:span><text:span text:style-name="T73">ğ</text:span><text:span text:style-name="T3">iš um-mi-íb-ra-ra ka-ta-tak</text:span><text:span text:style-name="T45">4</text:span><text:span text:style-name="T3"> íb-tuku</text:span></text:p>
        <text:p text:style-name="P19">N1 <text:s text:c="2"/>. <text:s text:c="6"/>. <text:s/>+ <text:s text:c="2"/>+ <text:s text:c="2"/>+ <text:s/>. <text:s/>. <text:s text:c="2"/>o o <text:s/>o <text:s/>o <text:s/>o <text:s text:c="3"/>o <text:s text:c="2"/>o</text:p>
        <text:p text:style-name="P15"><text:span text:style-name="T3">N2 <text:s text:c="2"/>+ <text:s text:c="6"/>+ <text:s/>+ <text:s text:c="2"/>+ <text:s text:c="2"/>+ <text:s/>+ <text:s/>- <text:s text:c="2"/>+ + <text:s/>+ <text:s/>+ <text:s/>+ <text:s text:c="3"/>+ <text:s text:c="2"/>+</text:span></text:p>
        <text:p text:style-name="P15"><text:span text:style-name="T3">N4 <text:s text:c="2"/>o <text:s text:c="6"/>. </text:span><text:span text:style-name="T73">ğ</text:span><text:span text:style-name="T3">iš <text:s/>sa</text:span><text:span text:style-name="T73">ğ</text:span><text:span text:style-name="T3"> - <text:s/>+ <text:s/>. <text:s text:c="2"/>o o <text:s/>o <text:s/>o <text:s/>o <text:s text:c="3"/>o <text:s text:c="2"/>o</text:span></text:p>
        <text:p text:style-name="P19">N6 <text:s text:c="2"/>. <text:s text:c="6"/>+ <text:s/>+ <text:s text:c="2"/>+ <text:s text:c="2"/>+ <text:s/>+ ib <text:s text:c="2"/>+ . <text:s/>o <text:s/>o <text:s/>o <text:s text:c="3"/>o <text:s text:c="2"/>o </text:p>
        <text:p text:style-name="P15"><text:span text:style-name="T3">N7 <text:s text:c="2"/>. <text:s text:c="6"/>+ <text:s/>+ <text:s text:c="2"/>+ <text:s/></text:span><text:span text:style-name="T7">≠</text:span><text:span text:style-name="T3">im-mi</text:span><text:span text:style-name="T7"></text:span><text:span text:style-name="T3"> o <text:s text:c="2"/>o o <text:s/>+ <text:s/>+ <text:s/>+ <text:s text:c="3"/>. <text:s text:c="2"/>o</text:span></text:p>
        <text:p text:style-name="P19">N8 <text:s text:c="2"/>o <text:s text:c="6"/>. <text:s/>+ <text:s text:c="2"/>+ <text:s text:c="2"/>. <text:s/>+ <text:s/>. <text:s text:c="2"/>. - <text:s/>+ <text:s/>. <text:s/>o <text:s text:c="3"/>o <text:s text:c="2"/>o</text:p>
        <text:p text:style-name="P15"><text:span text:style-name="T3">Ur1 <text:s/>. <text:s text:c="6"/>+ <text:s/>+ <text:s text:c="2"/>+ <text:s text:c="2"/>- <text:s/>- <text:s/>+ <text:s text:c="2"/>+ + <text:s/>. <text:s/>+ab. <text:s text:c="2"/>ì+ <text:s/>tak</text:span><text:span text:style-name="T45">4</text:span></text:p>
        <text:p text:style-name="P15"><text:span text:style-name="T3">Ur2 <text:s/>+ <text:s text:c="6"/>+ <text:s/>+ <text:s text:c="2"/>+ <text:s text:c="2"/>- <text:s/>- <text:s/>+ <text:s text:c="2"/>+ + <text:s/>.</text:span><text:span text:style-name="T7">≠</text:span><text:span text:style-name="T3">tak</text:span><text:span text:style-name="T45">4</text:span><text:span text:style-name="T7"></text:span><text:span text:style-name="T3">. <text:s text:c="2"/></text:span><text:span text:style-name="T80"><text:s/></text:span><text:span text:style-name="T3">+ <text:s text:c="2"/>+</text:span><text:span text:style-name="T45"> <text:s text:c="4"/></text:span></text:p>
        <text:p text:style-name="P15"><text:span text:style-name="T3">Ur3 <text:s/>+ <text:s text:c="6"/>+ <text:s/>+ <text:s text:c="2"/>+ <text:s text:c="2"/>- <text:s/>- <text:s/>+ <text:s text:c="2"/>+ + <text:s/>+ tak</text:span><text:span text:style-name="T7"></text:span><text:span text:style-name="T3"> + <text:s/>+ <text:s text:c="2"/>tak</text:span><text:span text:style-name="T45">4</text:span></text:p>
        <text:p text:style-name="P15"><text:span text:style-name="T3">X1 <text:s text:c="2"/>o <text:s text:c="6"/>o <text:s/>. <text:s text:c="2"/>+ <text:s text:c="2"/>+ <text:s/>+ <text:s/>+ <text:s text:c="2"/>. . <text:s/>o <text:s/>o <text:s/>. <text:s text:c="3"/>.</text:span><text:span text:style-name="T7">≠</text:span><text:span text:style-name="T3">tuk</text:span><text:span text:style-name="T7"></text:span><text:span text:style-name="T3">.</text:span></text:p>
        <text:p text:style-name="P15"><text:soft-page-break/><text:span text:style-name="T3">X2 <text:s text:c="2"/>o <text:s text:c="6"/>o <text:s/>o <text:s text:c="2"/>o <text:s text:c="2"/>o <text:s/>o <text:s/>o <text:s text:c="2"/>o o /o <text:s/>o <text:s/>. <text:s text:c="3"/>. <text:s/>tak</text:span><text:span text:style-name="T45">4</text:span></text:p>
        <text:p text:style-name="P15"><text:span text:style-name="T3">X3 <text:s text:c="2"/>. <text:s text:c="6"/>. <text:s/>. <text:s text:c="2"/>- <text:s text:c="2"/>- <text:s/>- <text:s/>+ <text:s text:c="2"/>+ + <text:s/>+ <text:s/>+ <text:s/>+ <text:s text:c="3"/>+ <text:s/>tak</text:span><text:span text:style-name="T45">4</text:span><text:span text:style-name="T57">?</text:span></text:p>
        <text:p text:style-name="P19"/>
        <text:p text:style-name="P15"><text:span text:style-name="T3">24. <text:s/></text:span><text:span text:style-name="T73">ğ</text:span><text:span text:style-name="T3">iš-gi izi ub-gu</text:span><text:span text:style-name="T45">7</text:span><text:span text:style-name="T3"> <text:s text:c="2"/>ni</text:span><text:span text:style-name="T73">ğ</text:span><text:span text:style-name="T3">in</text:span><text:span text:style-name="T45">5</text:span><text:span text:style-name="T3"> <text:s text:c="4"/>ì-tuk-tuku</text:span></text:p>
        <text:p text:style-name="P15"><text:span text:style-name="T3">N2 <text:s text:c="2"/>+ <text:s text:c="2"/>+ <text:s text:c="2"/>+ <text:s/>+ <text:s/>. <text:s text:c="4"/>. <text:s text:c="4"/></text:span><text:span text:style-name="T7">≠</text:span><text:span text:style-name="T3">mi</text:span><text:span text:style-name="T7"></text:span><text:span text:style-name="T3">-ni <text:s/>+ <text:s text:c="3"/>+ </text:span></text:p>
        <text:p text:style-name="P19">N4 <text:s text:c="2"/>o <text:s text:c="2"/>o <text:s text:c="2"/>. <text:s/>- <text:s/>. <text:s text:c="4"/>o <text:s text:c="8"/>o <text:s text:c="2"/>o <text:s text:c="3"/>o</text:p>
        <text:p text:style-name="P15"><text:span text:style-name="T3">N6 <text:s text:c="2"/>+ <text:s text:c="2"/>. <text:s text:c="2"/>+</text:span><text:span text:style-name="T7">≠</text:span><text:span text:style-name="T3">i </text:span><text:span text:style-name="T1">í</text:span><text:span text:style-name="T3">b</text:span><text:span text:style-name="T7"></text:span><text:span text:style-name="T3"> + <text:s text:c="3"/>. <text:s text:c="8"/>o <text:s text:c="2"/>o <text:s text:c="3"/>o</text:span></text:p>
        <text:p text:style-name="P19">N7 <text:s text:c="2"/>+ <text:s text:c="2"/>+ <text:s text:c="2"/>+ <text:s/>ub + <text:s text:c="4"/>o <text:s text:c="8"/>o <text:s text:c="2"/>o <text:s text:c="3"/>o</text:p>
        <text:p text:style-name="P15"><text:span text:style-name="T3">N8 <text:s text:c="2"/>o <text:s text:c="2"/>. <text:s text:c="2"/></text:span><text:span text:style-name="T1">+ <text:s/>íb + <text:s text:c="4"/>+ <text:s text:c="8"/>. <text:s text:c="2"/>. <text:s text:c="3"/>. <text:s/></text:span></text:p>
        <text:p text:style-name="P15"><text:span text:style-name="T1">Ur1 <text:s/>. <text:s text:c="2"/>. <text:s text:c="2"/>+ <text:s/>íb + e <text:s text:c="2"/>+ <text:s text:c="4"/>e <text:s text:c="2"/>+ </text:span><text:span text:style-name="T7">≠</text:span><text:span text:style-name="T1">tak</text:span><text:span text:style-name="T44">4</text:span><text:span text:style-name="T7"></text:span><text:span text:style-name="T1"> tak</text:span><text:span text:style-name="T44">4 <text:s/></text:span></text:p>
        <text:p text:style-name="P15"><text:span text:style-name="T1">Ur2 <text:s/>+ <text:s text:c="2"/>+ <text:s text:c="2"/>+ <text:s/>íb + <text:s text:c="4"/>+ <text:s text:c="8"/>+ <text:s text:c="2"/>+ <text:s text:c="3"/>+</text:span></text:p>
        <text:p text:style-name="P15"><text:span text:style-name="T3">Ur3 <text:s/>+ <text:s text:c="2"/>+ <text:s text:c="2"/>+ </text:span><text:span text:style-name="T3"><text:s/>+ <text:s/>. <text:s text:c="4"/>+ <text:s text:c="8"/>+ </text:span><text:span text:style-name="T7">≠</text:span><text:span text:style-name="T3">tak</text:span><text:span text:style-name="T45">4 <text:s text:c="2"/></text:span><text:span text:style-name="T3">tak</text:span><text:span text:style-name="T45">4</text:span><text:span text:style-name="T7"></text:span><text:span text:style-name="T45"> <text:s/></text:span></text:p>
        <text:p text:style-name="P15"><text:span text:style-name="T3">X1 <text:s text:c="2"/>o <text:s text:c="2"/>o <text:s text:c="2"/>o <text:s/>o <text:s/>o <text:s text:c="4"/>o <text:s text:c="8"/>o <text:s text:c="2"/>. <text:s text:c="3"/></text:span><text:span text:style-name="T3">+</text:span></text:p>
        <text:p text:style-name="P15"><text:span text:style-name="T1">X2 <text:s text:c="2"/>. <text:s text:c="2"/>. <text:s text:c="2"/>+ <text:s/>íb +</text:span><text:span text:style-name="Footnote_20_Symbol"><text:span text:style-name="T1"><text:note text:id="ftn23" text:note-class="footnote"><text:note-citation>23</text:note-citation><text:note-body><text:p text:style-name="Footnote"><text:s/>Written as <text:span text:style-name="T20">ka</text:span>.</text:p></text:note-body></text:note></text:span></text:span><text:span text:style-name="T1"> e/ + <text:s text:c="8"/>+ tak</text:span><text:span text:style-name="T44">4 </text:span><text:span text:style-name="T1"><text:s/>tak</text:span><text:span text:style-name="T44">4</text:span><text:span text:style-name="T1"> <text:s text:c="2"/></text:span></text:p>
        <text:p text:style-name="P1"><text:span text:style-name="T66">X3 <text:s text:c="2"/>. <text:s text:c="2"/>+ <text:s text:c="2"/>. <text:s/>+ <text:s/>+ <text:s text:c="4"/>+ <text:s text:c="8"/>+ <text:s text:c="2"/>. <text:s text:c="3"/>+ <text:s text:c="5"/></text:span></text:p>
        <text:p text:style-name="P6"/>
        <text:p text:style-name="P1"><text:span text:style-name="T69">25. <text:s/></text:span><text:span text:style-name="T62">d</text:span><text:span text:style-name="T69">utu ìa un-gu</text:span><text:span text:style-name="T54">7</text:span><text:span text:style-name="T69"> ga-ára un-gu</text:span><text:span text:style-name="T54">7 </text:span><text:span text:style-name="T69"><text:s/></text:span><text:span text:style-name="T76">ğ</text:span><text:span text:style-name="T62">iš</text:span><text:span text:style-name="T69">banšur úku-ra-šè šu-ni íb-ši-in-tùm </text:span></text:p>
        <text:p text:style-name="P17"><text:span text:style-name="T43">N2 <text:s text:c="2"/></text:span><text:span text:style-name="T43">.+ <text:s text:c="2"/>. <text:s/>+ <text:s/>+ <text:s text:c="2"/>+ <text:s/>ra <text:s/>+ <text:s/>+ <text:s text:c="2"/>+ + <text:s text:c="4"/>+ <text:s text:c="2"/>+ <text:s/>+ <text:s/>+ <text:s/>+ <text:s/>+ <text:s/>+ <text:s/>- <text:s text:c="3"/>+</text:span></text:p>
        <text:p text:style-name="P15"><text:span text:style-name="T43">N4 <text:s text:c="2"/>oo <text:s text:c="2"/>o <text:s/>. <text:s/>. <text:s text:c="2"/>o <text:s/>o <text:s text:c="2"/>o <text:s/>o <text:s text:c="2"/>o o <text:s text:c="4"/>o <text:s text:c="2"/>o <text:s/>o <text:s/>o <text:s/>o <text:s/>o <text:s/>o <text:s/>o <text:s text:c="3"/>o</text:span></text:p>
        <text:p text:style-name="P32">N6 <text:s text:c="2"/>+. <text:s text:c="2"/>+ <text:s/>. <text:s/>. <text:s text:c="2"/>. <text:s/>x <text:s text:c="2"/>o <text:s/>o <text:s text:c="2"/>o o <text:s text:c="4"/>o <text:s text:c="2"/>o <text:s/>o <text:s/>+ <text:s/>+ <text:s/>. <text:s/>o <text:s/>o <text:s text:c="3"/>o </text:p>
        <text:p text:style-name="P15"><text:span text:style-name="T43">N7 <text:s text:c="2"/>.. <text:s text:c="2"/></text:span><text:span text:style-name="T43">+ <text:s/>+ <text:s/>. <text:s text:c="2"/>o <text:s/>o <text:s text:c="2"/>o <text:s/>o <text:s text:c="2"/>. + <text:s text:c="4"/>+ <text:s text:c="2"/>o <text:s/>o/ o <text:s/>. <text:s/>. <text:s/>o <text:s/>o <text:s text:c="3"/>o <text:s/></text:span></text:p>
        <text:p text:style-name="P15"><text:span text:style-name="T43">N8 <text:s text:c="2"/>oo <text:s text:c="2"/>. <text:s/>+ <text:s/>+ <text:s text:c="2"/>+ <text:s/>x</text:span><text:span text:style-name="Footnote_20_Symbol"><text:span text:style-name="T43"><text:note text:id="ftn24" text:note-class="footnote"><text:note-citation>24</text:note-citation><text:note-body><text:p text:style-name="Footnote"><text:s/>Erasure, or broken <text:span text:style-name="T20">ára</text:span>.</text:p></text:note-body></text:note></text:span></text:span><text:span text:style-name="T43"> <text:s/>+ <text:s/>+ <text:s text:c="2"/>+ . <text:s text:c="4"/>. <text:s text:c="2"/>. <text:s/>+ <text:s/>+ <text:s/>. <text:s/>o <text:s/>o <text:s/>o <text:s text:c="2"/></text:span><text:span text:style-name="T81"><text:s/></text:span><text:span text:style-name="T43">o</text:span><text:span text:style-name="Footnote_20_Symbol"><text:span text:style-name="T43"><text:note text:id="ftn25" text:note-class="footnote"><text:note-citation>25</text:note-citation><text:note-body><text:p text:style-name="Footnote"><text:s/>Followed by three additional lines; see p. <text:span text:style-name="T70">000</text:span> below.</text:p></text:note-body></text:note></text:span></text:span></text:p>
        <text:p text:style-name="P32">Ur1 <text:s/>.. <text:s text:c="2"/>+ <text:s/>- <text:s/>+ <text:s text:c="2"/>+ <text:s/>+mu-un + <text:s text:c="2"/>. + <text:s text:c="4"/>+ <text:s text:c="2"/>+ <text:s/>+ <text:s/>+ <text:s/>+ im <text:s/>+ <text:s/>+ <text:s text:c="3"/>+</text:p>
        <text:p text:style-name="P15"><text:span text:style-name="T43">Ur2 <text:s/>++ <text:s text:c="2"/>+ <text:s/>+ <text:s/>+ <text:s text:c="2"/>+ <text:s/>+ <text:s text:c="2"/>+ <text:s/>+ <text:s text:c="2"/>+ +</text:span><text:span text:style-name="T63">!</text:span><text:span text:style-name="T43"> <text:s text:c="3"/>. <text:s text:c="2"/>+ <text:s/>+/ + <text:s/>+ <text:s/>+ <text:s/>+ <text:s/>+ <text:s text:c="3"/></text:span><text:span text:style-name="T82"><text:s/></text:span><text:span text:style-name="T43">+</text:span></text:p>
        <text:p text:style-name="P15"><text:span text:style-name="T43">Ur3 <text:s/>++ <text:s text:c="2"/>+ <text:s/>. <text:s/>+ <text:s text:c="2"/>+ <text:s/>- <text:s text:c="2"/>+ <text:s/>+ <text:s text:c="2"/>+ + <text:s text:c="4"/>+ <text:s text:c="2"/>+ <text:s/>+ <text:s/>+ <text:s/>+ <text:s/>+ <text:s/>+ <text:s/>+ <text:s text:c="3"/>+ </text:span></text:p>
        <text:p text:style-name="P15"><text:span text:style-name="T43">X1 <text:s text:c="2"/>oo <text:s text:c="2"/>o <text:s/>o <text:s/>o <text:s text:c="2"/>o <text:s/>o <text:s text:c="2"/>o <text:s/>o <text:s text:c="2"/>o o <text:s text:c="4"/>o <text:s text:c="2"/>o <text:s/>o <text:s/>o <text:s/>o <text:s/>o <text:s/>o <text:s/>. <text:s/></text:span><text:span text:style-name="T26">≠</text:span><text:span text:style-name="T43">túm</text:span><text:span text:style-name="T26"></text:span></text:p>
        <text:p text:style-name="P15"><text:span text:style-name="T43">X2 <text:s text:c="2"/>++ <text:s text:c="2"/>+ <text:s/>- <text:s/>+ <text:s text:c="2"/>+ <text:s/>+ <text:s text:c="2"/>- <text:s/>+</text:span><text:span text:style-name="Footnote_20_Symbol"><text:span text:style-name="T43"><text:note text:id="ftn26" text:note-class="footnote"><text:note-citation>26</text:note-citation><text:note-body><text:p text:style-name="Footnote"><text:s/>Written as <text:span text:style-name="T20">ka</text:span>.</text:p></text:note-body></text:note></text:span></text:span><text:span text:style-name="T43">/ - + <text:s text:c="4"/>+ <text:s text:c="2"/>+ <text:s/>+/ + <text:s/>+ <text:s/>+ <text:s/>+ <text:s/>- <text:s/>túm</text:span></text:p>
        <text:p text:style-name="P15"><text:span text:style-name="T43">X3 <text:s/></text:span><text:span text:style-name="T43"><text:s/>.+ <text:s text:c="2"/>+ <text:s/>. <text:s/>. <text:s text:c="2"/>+ <text:s/>ra <text:s/>? <text:s/>? / + . <text:s text:c="4"/>+ <text:s text:c="2"/>+ <text:s/>+ <text:s/>+ <text:s/>+ <text:s text:c="2"/>+ <text:s/>+ <text:s/>+ <text:s text:c="2"/>+</text:span></text:p>
        <text:p text:style-name="P15"><text:span text:style-name="T43"><text:s text:c="2"/></text:span><text:span text:style-name="T43"><text:s/></text:span></text:p>
        <text:p text:style-name="P15"><text:span text:style-name="T3">26. <text:tab/>zi-</text:span><text:span text:style-name="T73">ğ</text:span><text:span text:style-name="T3">u</text:span><text:span text:style-name="T45">10</text:span><text:span text:style-name="T3"> ba-e-i šu-</text:span><text:span text:style-name="T73">ğ</text:span><text:span text:style-name="T3">u</text:span><text:span text:style-name="T45">10</text:span><text:span text:style-name="T3"> ha-za-ab</text:span></text:p>
        <text:p text:style-name="P18"><text:soft-page-break/>N2 <text:s text:c="2"/>#</text:p>
        <text:p text:style-name="P18">N6 <text:s text:c="2"/># </text:p>
        <text:p text:style-name="P18">N8 <text:s text:c="2"/>#</text:p>
        <text:p text:style-name="P18">Ur1 <text:s/>. <text:s/>. <text:s text:c="2"/>+ <text:s/>+ + <text:s/>+ + <text:s text:c="2"/>+ <text:s/>+ a +</text:p>
        <text:p text:style-name="P18">Ur2 <text:s/>#</text:p>
        <text:p text:style-name="P18">Ur3 <text:s/>#</text:p>
        <text:p text:style-name="P18">X2 <text:s text:c="2"/>+ <text:s/>+ <text:s text:c="2"/>+ <text:s/>- + <text:s/>+ + <text:s text:c="2"/>+ <text:s/>+ <text:s text:c="2"/>+ </text:p>
        <text:p text:style-name="P18">X3 <text:s text:c="2"/>#</text:p>
        <text:p text:style-name="P18"/>
        <text:p text:style-name="P18">27. <text:s/>dumu nu-mu-un-kuš-me-en lú èn-tar-re la-ba-an-tuku</text:p>
        <text:p text:style-name="P18">N2 <text:s text:c="2"/>#</text:p>
        <text:p text:style-name="P18">N6 <text:s text:c="2"/>#</text:p>
        <text:p text:style-name="P18">N8 <text:s text:c="2"/>#</text:p>
        <text:p text:style-name="P15"><text:span text:style-name="T1">Ur1 <text:s/>+ <text:s text:c="3"/>+ <text:s/>+ <text:s/>+ <text:s/>+ <text:s text:c="2"/>+ <text:s/>+ <text:s/>+ <text:s/>+ <text:s/>+ <text:s text:c="2"/>+ <text:s/>+ <text:s/>. <text:s/>+ <text:s text:c="3"/>+ <text:s text:c="3"/></text:span></text:p>
        <text:p text:style-name="P18">Ur2 <text:s/>#</text:p>
        <text:p text:style-name="P18">Ur3 <text:s/>#</text:p>
        <text:p text:style-name="P15"><text:span text:style-name="T1">X2 <text:s text:c="2"/>+ <text:s text:c="3"/>+ <text:s/>+ <text:s/>- <text:s/>+ <text:s text:c="2"/>+ <text:s/>+ <text:s/>+ <text:s/>+ <text:s/>+ <text:s text:c="2"/>- <text:s/>+ <text:s/>+ <text:s/>- <text:s text:c="3"/>+ <text:s/></text:span></text:p>
        <text:p text:style-name="P18">X3 <text:s text:c="2"/>#</text:p>
        <text:p text:style-name="P18"/>
        <text:p text:style-name="P15"><text:span text:style-name="T1">28. <text:s/></text:span><text:span text:style-name="T72">ğ</text:span><text:span text:style-name="T1">á-àm me-na-àm <text:s/><text:tab/>šà </text:span><text:span text:style-name="T56">d</text:span><text:span text:style-name="T1">šul-gi lugal-</text:span><text:span text:style-name="T72">ğ</text:span><text:span text:style-name="T1">á <text:s/>ki-bi ha-ma-gi</text:span><text:span text:style-name="T44">4</text:span><text:span text:style-name="T1">-gi</text:span><text:span text:style-name="T44">4</text:span></text:p>
        <text:p text:style-name="P15"><text:span text:style-name="T1">N2 <text:s text:c="2"/></text:span><text:span text:style-name="T7">≠</text:span><text:span text:style-name="T72">ğ</text:span><text:span text:style-name="T1">á-àm</text:span><text:span text:style-name="T7"></text:span><text:span text:style-name="T1"> me-na-</text:span><text:span text:style-name="T7">≠</text:span><text:span text:style-name="T1">àm</text:span><text:span text:style-name="T7"></text:span><text:span text:style-name="T1"> <text:tab/>. <text:s/>.+ <text:s text:c="2"/></text:span><text:span text:style-name="T3">+ <text:s/>. <text:s text:c="4"/>. <text:s text:c="2"/>. <text:s/>+ <text:s/>+ <text:s/>. <text:s/>. <text:s text:c="2"/>.</text:span></text:p>
        <text:p text:style-name="P15"><text:span text:style-name="T1">N6 <text:s text:c="2"/></text:span><text:span text:style-name="T72">ğ</text:span><text:span text:style-name="T1">á-a me-na-àm <text:s text:c="3"/><text:tab/>+ <text:s/>-. <text:s text:c="2"/>. <text:s/></text:span><text:span text:style-name="T3">o <text:s text:c="4"/>o <text:s text:c="2"/>+ <text:s/>+ <text:s/>+ <text:s/>. <text:s/>. <text:s text:c="2"/>o</text:span></text:p>
        <text:p text:style-name="P19">N8 <text:s text:c="2"/>o <text:s/>o o <text:s text:c="2"/>o <text:s/>. <text:tab/><text:tab/>+ <text:s/>-. <text:s text:c="2"/>o <text:s/>o <text:s text:c="4"/>o <text:s text:c="2"/>o <text:s/>o <text:s/>. <text:s/>o <text:s/>o <text:s text:c="2"/>o</text:p>
        <text:p text:style-name="P15"><text:span text:style-name="T3">Ur1 <text:s/></text:span><text:span text:style-name="T73">ğ</text:span><text:span text:style-name="T3">á-e me-e-a-na-àm<text:tab/>+ <text:s/>++ <text:s text:c="2"/>+ <text:s/>+ <text:s text:c="3"/></text:span><text:span text:style-name="T73">ğ</text:span><text:span text:style-name="T3">u</text:span><text:span text:style-name="T45">10 </text:span><text:span text:style-name="T3"><text:s/>+ <text:s/>+ <text:s/>+ <text:s/>+ <text:s/>+ <text:s text:c="2"/>+</text:span></text:p>
        <text:p text:style-name="P15"><text:span text:style-name="T1">Ur2 <text:s/></text:span><text:span text:style-name="T72">ğ</text:span><text:span text:style-name="T1">á-a me-na-àm <text:s text:c="2"/>/ <text:tab/>+ <text:s/>++ <text:s text:c="2"/>+ <text:s/>+ <text:s text:c="3"/>+ <text:s text:c="2"/>/+ <text:s/>+ <text:s/>- <text:s/>+ <text:s/>+ <text:s text:c="2"/>+ </text:span></text:p>
        <text:p text:style-name="P15"><text:span text:style-name="T1">Ur3 <text:s/></text:span><text:span text:style-name="T72">ğ</text:span><text:span text:style-name="T1">á-e me-en-na-a <text:tab/>+ <text:s/>++ <text:s text:c="2"/>+ <text:s/>+ <text:s text:c="3"/></text:span><text:span text:style-name="T73">ğ</text:span><text:span text:style-name="T3">u</text:span><text:span text:style-name="T45">10 </text:span><text:span text:style-name="T1"><text:s/>+ <text:s/>+ <text:s/>+ <text:s/>+ <text:s/>+ <text:s text:c="2"/>+</text:span></text:p>
        <text:p text:style-name="P15"><text:span text:style-name="T1">X2 <text:s text:c="2"/></text:span><text:span text:style-name="T72">ğ</text:span><text:span text:style-name="T1">á me-en-a <text:s text:c="3"/><text:tab/><text:tab/>+ <text:s/>-+ <text:s text:c="2"/>+ <text:s/>+ <text:s text:c="3"/></text:span><text:span text:style-name="T73">ğ</text:span><text:span text:style-name="T3">u</text:span><text:span text:style-name="T45">10</text:span><text:span text:style-name="T1"> /. <text:s/></text:span><text:span text:style-name="T3">+ <text:s/>+ <text:s/>+ <text:s/>+ <text:s/></text:span><text:span text:style-name="T83"><text:s/></text:span><text:span text:style-name="T3">+ <text:s text:c="2"/></text:span></text:p>
        <text:p text:style-name="P15"><text:span text:style-name="T3">X3 <text:s text:c="2"/></text:span><text:span text:style-name="T73">ğ</text:span><text:span text:style-name="T3">a me-</text:span><text:span text:style-name="T7">≠</text:span><text:span text:style-name="T3">en</text:span><text:span text:style-name="T7"></text:span><text:span text:style-name="T3">-na-àm <text:s text:c="4"/>+ <text:s/>++ <text:s text:c="2"/>+ <text:s/>+ <text:s text:c="3"/></text:span><text:span text:style-name="T73">ğ</text:span><text:span text:style-name="T3">u</text:span><text:span text:style-name="T45">10</text:span><text:span text:style-name="T3"> /. <text:s/>+ </text:span><text:span text:style-name="T7">≠</text:span><text:span text:style-name="T3">ha</text:span><text:span text:style-name="T57">?</text:span><text:span text:style-name="T59"></text:span><text:span text:style-name="T3"> an + <text:s/>+</text:span></text:p>
        <text:p text:style-name="P34"/>
        <text:p text:style-name="P15"><text:span text:style-name="T85">29. <text:s/>lugal</text:span><text:span text:style-name="T3">-</text:span><text:span text:style-name="T73">ğ</text:span><text:span text:style-name="T3">u</text:span><text:span text:style-name="T45">10</text:span><text:span text:style-name="T85"> èn</text:span><text:span text:style-name="T3">-</text:span><text:span text:style-name="T73">ğ</text:span><text:span text:style-name="T3">u</text:span><text:span text:style-name="T45">10</text:span><text:span text:style-name="T85"> hé-tar-re <text:s text:c="4"/>ki da</text:span><text:span text:style-name="T77">ğ</text:span><text:span text:style-name="T85">al</text:span><text:span text:style-name="T3">-</text:span><text:span text:style-name="T73">ğ</text:span><text:span text:style-name="T3">u</text:span><text:span text:style-name="T45">10</text:span><text:span text:style-name="T85">-šè hé-em-mi-ib-gi</text:span><text:span text:style-name="T55">4</text:span><text:span text:style-name="T85">-gi</text:span><text:span text:style-name="T55">4</text:span></text:p>
        <text:p text:style-name="P15"><text:soft-page-break/><text:span text:style-name="T85">N2 </text:span><text:span text:style-name="T85"><text:s text:c="2"/>#</text:span></text:p>
        <text:p text:style-name="P34">N6 <text:s text:c="2"/>#</text:p>
        <text:p text:style-name="P15"><text:span text:style-name="T85">Ur1 <text:s/>. <text:s text:c="4"/>+ <text:s text:c="3"/>+ <text:s/>+ <text:s text:c="3"/>+ <text:s/>+ <text:s text:c="2"/>+ <text:s text:c="5"/>+ <text:s/>+ <text:s text:c="4"/>+ <text:s text:c="2"/>+ <text:s/>+ <text:s/>+ <text:s/>+ <text:s/>+ <text:s/>+ <text:s text:c="2"/>+</text:span></text:p>
        <text:p text:style-name="P34">Ur2 <text:s/>#</text:p>
        <text:p text:style-name="P34">Ur3 <text:s/>#</text:p>
        <text:p text:style-name="P15"><text:span text:style-name="T84">X2 <text:s text:c="2"/>+ <text:s text:c="4"/>+ <text:s text:c="3"/>+ <text:s/>- hu-mu-un-tar-re /+ <text:s/>+ <text:s text:c="4"/>bi <text:s/>+ <text:s/>+ <text:s/>+ <text:s/>+ <text:s/>íb <text:s/>+ <text:s/>.</text:span></text:p>
        <text:p text:style-name="P33">X3 <text:s text:c="2"/>#</text:p>
        <text:p text:style-name="P51"><text:span text:style-name="T10">Catchline N2: </text:span><text:span text:style-name="T16">lugal-Ñá ù-na-≠dug</text:span><text:span text:style-name="T50">4</text:span><text:span text:style-name="T17"></text:span><text:span text:style-name="T47"> </text:span><text:span text:style-name="T10">(SEpM2).</text:span></text:p>
        <text:p text:style-name="P15"><text:span text:style-name="T10">In N6, Ur1, X1, and probably in N5 followed by SEpM2.</text:span></text:p>
        <text:p text:style-name="P25"><text:s/></text:p>
        <text:p text:style-name="P24">Su1 is a round tablet from Susa with an elementary exercise based on this letter:</text:p>
        <text:p text:style-name="P24"/>
        <text:p text:style-name="P21">Obverse:</text:p>
        <text:p text:style-name="P15"><text:span text:style-name="T7">≠zú-lum </text:span><text:span text:style-name="T59">na4</text:span><text:span text:style-name="T7">za-g</text:span><text:span text:style-name="T10">ì</text:span><text:span text:style-name="T7">n-≠mu</text:span></text:p>
        <text:p text:style-name="P15"><text:span text:style-name="T7">≠</text:span><text:span text:style-name="T10">ù</text:span><text:span text:style-name="T7">-ne-</text:span><text:span text:style-name="T10">á</text:span><text:span text:style-name="T7">-dah-dah</text:span></text:p>
        <text:p text:style-name="P15"><text:span text:style-name="T7">≠z</text:span><text:span text:style-name="T10">ú</text:span><text:span text:style-name="T7">-lum </text:span><text:span text:style-name="T59">na4</text:span><text:span text:style-name="T7">za-g</text:span><text:span text:style-name="T10">ì</text:span><text:span text:style-name="T7">n-mu</text:span></text:p>
        <text:p text:style-name="P24">ù-ne-á-dah-dah</text:p>
        <text:p text:style-name="P24"/>
        <text:p text:style-name="P24">Reverse:</text:p>
        <text:p text:style-name="P24">In a rectangle:</text:p>
        <text:p text:style-name="P15"><text:span text:style-name="T7">1. <text:tab/>lugal-Ñu</text:span><text:span text:style-name="T49">10</text:span><text:span text:style-name="T7">-ra</text:span></text:p>
        <text:p text:style-name="P15"><text:span text:style-name="T10">2. <text:tab/>ù</text:span><text:span text:style-name="T7">-ne-dug</text:span><text:span text:style-name="T49">4</text:span></text:p>
        <text:p text:style-name="P15"><text:span text:style-name="T7">3. <text:tab/></text:span><text:span text:style-name="T10">ù</text:span><text:span text:style-name="T7">-ne-</text:span><text:span text:style-name="T10">á</text:span><text:span text:style-name="T7">-dah-dah</text:span></text:p>
        <text:p text:style-name="P15"><text:span text:style-name="T10">4. <text:tab/>≠máå hur-saÑ-Ñá</text:span></text:p>
        <text:p text:style-name="P15"><text:span text:style-name="T10">5. <text:tab/>≠á sa</text:span><text:span text:style-name="T47">6</text:span><text:span text:style-name="T10">-sa</text:span><text:span text:style-name="T47">6</text:span><text:span text:style-name="T10">-mu</text:span></text:p>
        <text:p text:style-name="P15"><text:span text:style-name="T10">6. <text:tab/>≠anåe</text:span><text:span text:style-name="T58">?</text:span><text:span text:style-name="T10"> x hur</text:span><text:span text:style-name="T58">?</text:span><text:span text:style-name="T10">-saÑ-Ñá</text:span><text:span text:style-name="T58">?</text:span><text:span text:style-name="T10"></text:span></text:p>
        <text:p text:style-name="P15"><text:span text:style-name="T10">7. <text:tab/>traces (seems to end in ≠mu)</text:span></text:p>
        <text:p text:style-name="P24">8. <text:tab/>traces</text:p>
        <text:p text:style-name="P21"><text:soft-page-break/>9. <text:tab/>traces</text:p>
        <text:p text:style-name="P15"><text:span text:style-name="T7">10. <text:tab/>z</text:span><text:span text:style-name="T10">ú</text:span><text:span text:style-name="T7">-</text:span><text:span text:style-name="T10">≠</text:span><text:span text:style-name="T7">lum </text:span><text:span text:style-name="T59">na4</text:span><text:span text:style-name="T7">za-g</text:span><text:span text:style-name="T10">ì</text:span><text:span text:style-name="T7">n-mu</text:span></text:p>
        <text:p text:style-name="P24">11. <text:tab/>ù-ne-á-dah-dah</text:p>
        <text:p text:style-name="P15"><text:span text:style-name="T10">12.</text:span><text:span text:style-name="T58"> <text:tab/>d</text:span><text:span text:style-name="T10">nidaba</text:span></text:p>
        <text:p text:style-name="P24"/>
        <text:p text:style-name="P24">On the right of the rectangle, written horizontally:</text:p>
        <text:p text:style-name="P24"/>
        <text:p text:style-name="P36"><text:span text:style-name="T10">zú-lum </text:span><text:span text:style-name="T58">na4</text:span><text:span text:style-name="T10">za-gìn-mu</text:span></text:p>
        <text:p text:style-name="P35">ù-ne-á-dah-dah</text:p>
        <text:p text:style-name="P24"/>
        <text:p text:style-name="P24">The central part of the reverse is very worn and only traces of signs remain. Lines 7–9 should correspond to the second part of line 3 and the first part of line 4.</text:p>
        <text:p text:style-name="P24"/>
        <text:p text:style-name="P15"><text:span text:style-name="T10">Su2 is a round practice tablet with lines 13 and 12 a repeated set of lines on the obverse and at least six lines on the reverse. A fragment on the left edge is now missing; this transliteration is based both on the copy in </text:span><text:span text:style-name="T13">MDP</text:span><text:span text:style-name="T10"> 27 207 and the collation of the tablet in its present state by Mrs. Mernoush Malyeri. In the matrix the text is entered only once.</text:span></text:p>
        <text:p text:style-name="P24"/>
        <text:p text:style-name="P15"><text:span text:style-name="T10">1. <text:tab/>a-a gub-ba ≠a mu-da/ak</text:span><text:span text:style-name="T58">?</text:span></text:p>
        <text:p text:style-name="P15"><text:span text:style-name="T7">2. <text:tab/>i </text:span><text:span text:style-name="T10">≠</text:span><text:span text:style-name="T7">gub</text:span><text:span text:style-name="T10"></text:span><text:span text:style-name="T7">-ba åe mu-sì</text:span></text:p>
        <text:p text:style-name="P21">3. <text:tab/>a-a gub-ba a mu-x[…]</text:p>
        <text:p text:style-name="P15"><text:span text:style-name="T7">4. <text:tab/>i </text:span><text:span text:style-name="T10">≠</text:span><text:span text:style-name="T7">gub</text:span><text:span text:style-name="T10"></text:span><text:span text:style-name="T7">-ba åe m[u-…]</text:span></text:p>
        <text:p text:style-name="P21"><text:s/></text:p>
        <text:p text:style-name="P15"><text:span text:style-name="T10">The reverse is difficult to read. The first four preserved lines are illegible to me and would require detailed study of the original tablet, which is unavailable to me at present. Many of the Susa practice tablet of type have on the reverse a syllabic version of the Sumerian lines from the obverse, followed by an Akkadian translation, and it may be that this lentil </text:span><text:soft-page-break/><text:span text:style-name="T10">was of that kind. The first lines of the obverse were therefore probably syllabic; then came the translations of the two lines. I can only read the final preserved lines:</text:span></text:p>
        <text:p text:style-name="P24"/>
        <text:p text:style-name="P15"><text:span text:style-name="T8">i-na åa</text:span><text:span text:style-name="T7">-</text:span><text:span text:style-name="T8">ri-im ne-</text:span><text:span text:style-name="T13">æ</text:span><text:span text:style-name="T8">i-im</text:span></text:p>
        <text:p text:style-name="P23">za-ri-a-am åu-li-i</text:p>
        <text:p text:style-name="P21"/>
        <text:p text:style-name="P15"><text:span text:style-name="T10">N8 has three unique lines between 25 and 28:</text:span></text:p>
        <text:p text:style-name="P24"/>
        <text:p text:style-name="P15"><text:span text:style-name="T7">[…]x a gal-gal-la d</text:span><text:span text:style-name="T10">ù</text:span><text:span text:style-name="T7">-a igi-ni im-m[a-…]</text:span></text:p>
        <text:p text:style-name="P15"><text:span text:style-name="T7">[…l]ugal-Ñu</text:span><text:span text:style-name="T49">10</text:span><text:span text:style-name="T7"> Ñ</text:span><text:span text:style-name="T10">éå</text:span><text:span text:style-name="T7">tu-Ñu</text:span><text:span text:style-name="T49">10</text:span><text:span text:style-name="T7">-</text:span><text:span text:style-name="T10">≠å</text:span><text:span text:style-name="T7">è</text:span><text:span text:style-name="T59">?</text:span><text:span text:style-name="T10"></text:span><text:span text:style-name="T7"> […]</text:span></text:p>
        <text:p text:style-name="P15"><text:span text:style-name="T7">[…]x zi mu la</text:span><text:span text:style-name="T59">?</text:span><text:span text:style-name="T7">-x-x-[…]</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MS Mincho" svg:font-family="'MS Mincho', 'ＭＳ 明朝'" style:font-family-generic="modern"/>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1z0" style:family="text">
      <style:text-properties style:font-name="Times New Roman" fo:font-size="12pt" style:font-size-asian="12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n" style:family="text" style:parent-style-name="Default_20_Paragraph_20_Font"/>
    <style:style style:name="Footnote_20_Symbol" style:display-name="Footnote Symbol" style:family="text" style:parent-style-name="Default_20_Paragraph_20_Font">
      <style:text-properties style:text-position="super 58%"/>
    </style:style>
    <style:style style:name="proper" style:family="text" style:parent-style-name="Default_20_Paragraph_20_Font"/>
    <style:style style:name="moz-txt-tag" style:family="text" style:parent-style-name="Default_20_Paragraph_20_Font"/>
    <style:style style:name="Heading_20_1_20_Char" style:display-name="Heading 1 Char" style:family="text" style:parent-style-name="Default_20_Paragraph_20_Font">
      <style:text-properties fo:font-size="12pt" fo:font-weight="bold" style:font-size-asian="12pt" style:font-weight-asian="bold" style:font-weight-complex="bold"/>
    </style:style>
    <style:style style:name="Plain_20_Text_20_Char" style:display-name="Plain Text Char" style:family="text" style:parent-style-name="Default_20_Paragraph_20_Font">
      <style:text-properties style:font-name="Courier New"/>
    </style:style>
    <style:style style:name="Header_20_Char" style:display-name="Head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HTML_20_Preformatted_20_Char" style:display-name="HTML Preformatted Char" style:family="text" style:parent-style-name="Default_20_Paragraph_20_Font">
      <style:text-properties style:font-name="Courier New" style:font-name-complex="Courier New"/>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15">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2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1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text:start-value="9">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text:start-value="1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text:start-value="2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2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text:start-value="2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1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text:start-value="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text:start-value="21">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text:start-value="1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text:start-value="2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21"><draw:text-box fo:min-height="0.1457in"><text:p text:style-name="Header"><text:span text:style-name="Page_20_Number"><text:page-number text:select-page="current">31</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ctober 16, 2002</dc:title>
    <meta:initial-creator>Piotr Michalowski</meta:initial-creator>
    <meta:creation-date>2008-01-19T12:10:00</meta:creation-date>
    <dc:creator>Piotr Michalowski</dc:creator>
    <dc:date>2009-10-28T12:42:00</dc:date>
    <meta:print-date>2009-08-31T21:37:00</meta:print-date>
    <meta:editing-cycles>255</meta:editing-cycles>
    <meta:editing-duration>PT54H59M00S</meta:editing-duration>
    <meta:document-statistic meta:table-count="0" meta:image-count="0" meta:object-count="0" meta:page-count="31" meta:paragraph-count="632" meta:word-count="7432" meta:character-count="33411"/>
    <meta:generator>OpenOffice.org/3.1$Unix OpenOffice.org_project/310m19$Build-9420</meta:generator>
  </office:meta>
</office:document-meta>
</file>